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4">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6">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7">
      <style:paragraph-properties fo:margin-top="0in" fo:margin-bottom="0in"/>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Text_20_body" style:list-style-name="L8">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9">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ssembly-arithmetic-algorithms"/>Assembly Arithmetic Algorithms<text:bookmark-end text:name="assembly-arithmetic-algorithms"/></text:h>
      <text:p text:style-name="First_20_paragraph">16-bit DOS Edition</text:p>
      <text:h text:style-name="Heading_20_1" text:outline-level="1"><text:bookmark-start text:name="preface"/>Preface<text:bookmark-end text:name="preface"/></text:h>
      <text:p text:style-name="First_20_paragraph">You might be surprised to find a book in the 21st century about programming in Assembly Language on DOS. For many people, DOS seemingly disappeared and became irrelevant in the mid 1990s. Fortunately for me, this was not the case. In fact, I regularly used DOS on old computers that my mother’s piano students gave me that they no longer wanted. I had an MS-DOS 3.3 Manual, floppy disks of both 5.5-inch and 3.5-inch sizes, and software like WordPerfect and Edlin that you have probably never heard of. I memorized how to write, copy, rename, and delete files without Microsoft Windows or Linux, both of which I did not have until the 21st century, when I was 14 years old and got my first modern laptop, which had Windows 98 and the ability to restart into DOS mode.</text:p>
      <text:p text:style-name="Text_20_body">As you might expect, I spent more time in DOS than I did on Windows 98. If it had not been for the battery failure, I probably would have used it much longer than I did. A world of text terminals was my playground, and I was not used to moving a mouse and clicking in a Windows graphical user interface. I used Windows 98 to download DOS games from the internet and to play “Castle of the Winds” (an obscure Norse Mythology game you probably also never heard of).</text:p>
      <text:p text:style-name="Text_20_body">I tell you all this for context so that you understand why the Magic of older computer systems is still with me even as I write this in the year 2025. Just because MS-DOS and Windows 98 are no longer commonly installed on computers does not mean that the old games or programming styles have disappeared, at least not yet. Thanks to emulators like DOSBox and real operating systems like FreeDOS, it is possible to get programs created 40+ years ago to run on computers today even faster than they ran on the original machines they were designed for.</text:p>
      <text:p text:style-name="Text_20_body">But I wanted to go a step further and write new programs that could run within an emulator and theoretically a computer made in the 1980s. However, the information is getting harder to find. I want to thank the authors, both dead and alive, who have worked to make sure this information was freely available on the internet. In particular, I would most like to thank Randall Hyde (author of “The Art of Assembly”) and Ralf Brown (creator of “Ralf Brown’s Interrupt List”). Without this information, I might have never figured out how to write “Hello World!” in DOS 16-bit Assembly Language.</text:p>
      <text:p text:style-name="Text_20_body">Therefore, I encourage anyone brave enough to read this book to consider that I am just a nerd that feared this information would be lost forever unless I pass on the information compiled by these genius men who have worked hard to help people learn how to accomplish tasks in Assembly Language for old operating systems that are now only known by those who truly seek to understand how computers work!</text:p>
      <text:h text:style-name="Heading_20_1" text:outline-level="1"><text:bookmark-start text:name="introduction"/>Introduction<text:bookmark-end text:name="introduction"/></text:h>
      <text:p text:style-name="First_20_paragraph">First, let me introduce this book by telling you what I will teach you. By the end of this book, you will have enough information to write any text-based console program in the form of a 16-bit DOS (Disk Operating System) “.com” file.</text:p>
      <text:p text:style-name="Text_20_body">The “.com” file was a format used by all versions of MS-DOS, and even supported on Windows up to XP. It has no header information and is limited to 64 kilobytes of memory. Rather than viewing the limitation as a weakness, I view it as a strength because it forces me to be a better programmer and squeeze the most out of every byte.</text:p>
      <text:h text:style-name="Heading_20_2" text:outline-level="2"><text:bookmark-start text:name="required-knowledge"/>Required Knowledge<text:bookmark-end text:name="required-knowledge"/></text:h>
      <text:p text:style-name="First_20_paragraph">To get the most out of this book, some background on the Binary and Hexadecimal numeral systems is going to be helpful, but this is not strictly required because I will be providing functions you can use in your code that will convert between decimal (base ten), binary (base two), and hexadecimal (base 16).</text:p>
      <text:p text:style-name="Text_20_body">However, I would say that experience in at least one programming language is necessary for an understanding of terminology like “arrays”, “pointers”, “addresses”, “integers”, “floating point”, etc. I recommend the C Programming Language as a start. C++ is also a good starting language, but it tends to abstract details away that directly apply to Assembly Language, which is the lowest level a human can go for understanding a computer.</text:p>
      <text:h text:style-name="Heading_20_2" text:outline-level="2"><text:bookmark-start text:name="low-level"/>Low Level<text:bookmark-end text:name="low-level"/></text:h>
      <text:p text:style-name="First_20_paragraph">Low level is a term that confuses people. People think something high-level is better than low-level. In simple terms, humans consider themselves superior to machines and therefore think themselves higher or more important because of their abstract thought.</text:p>
      <text:p text:style-name="Text_20_body">A computer thinks only in terms of numbers. A computer may not understand “high-level” abstractions such as love, religion, philosophy, etc, but that is not its job. A computer must add, subtract, multiply, and divide. These are the four arithmetic functions that many humans struggle with.</text:p>
      <text:p text:style-name="Text_20_body">Therefore, I ask you, between a human and a computer, who is really low level or high level? In the age of Artificial Intelligence taking over human jobs and beating humans at Chess, we would all do well to take this question seriously.</text:p>
      <text:p text:style-name="Text_20_body">I wrote this book because I think like a machine, and I hope to help others think this way because it is the best way to learn programming and control your computer by writing Assembly Language programs, or to go back to your favorite programming language with a greater understanding of why things work as they do.</text:p>
      <text:h text:style-name="Heading_20_2" text:outline-level="2"><text:bookmark-start text:name="why-dos"/>Why DOS?<text:bookmark-end text:name="why-dos"/></text:h>
      <text:p text:style-name="First_20_paragraph">DOS is not at all like Windows or Linux, because it comes from an older time when people were expected to read books, and even video games often came in the form of source code published in books. Therefore, I have decided to dedicate this book to the Disk Operating System, more commonly called DOS, and made famous by MS-DOS, which was Microsoft’s version that people in the 80s and 90s remember. Later on, I plan to write a book on programming on Linux using similar but modern methods.</text:p>
      <text:h text:style-name="Heading_20_2" text:outline-level="2"><text:bookmark-start text:name="online-example-programs"/>Online Example Programs<text:bookmark-end text:name="online-example-programs"/></text:h>
      <text:p text:style-name="First_20_paragraph">Although you can retype every example program from this book and try to run it in your DOS emulator. I also provide the examples as downloads from my Github repository for teaching Assembly.</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My samples are free and under the “GNU General Public License v3.0” because my intention is to make Assembly Language easy to learn for everyone without any restrictions. My hope is that others find the joy of programming in DOS, no matter whether they learn it from me or whether they learned it from someone else who may have picked up a few things from me.</text:p>
      <text:h text:style-name="Heading_20_1" text:outline-level="1"><text:bookmark-start text:name="chapter-1-the-first-program"/>Chapter 1: The First Program<text:bookmark-end text:name="chapter-1-the-first-program"/></text:h>
      <text:p text:style-name="First_20_paragraph">For this chapter, I will explain give the source code of an example program that works in DOS, how to assemble it using the tools FASM or NASM, and finally, how the program works line by line.</text:p>
      <text:p text:style-name="Text_20_body">First, here is the source code of a program that looks like nonsense but does something really cool.</text:p>
      <text:p text:style-name="P1">org 100h</text:p>
      <text:p text:style-name="P2"/>
      <text:p text:style-name="P3">mov ah,2</text:p>
      <text:p text:style-name="P4">mov dl,20h</text:p>
      <text:p text:style-name="P5">loop_start:</text:p>
      <text:p text:style-name="P6">int 21h</text:p>
      <text:p text:style-name="P7">inc dl</text:p>
      <text:p text:style-name="P8">cmp dl,7Fh</text:p>
      <text:p text:style-name="P9">jne loop_start</text:p>
      <text:p text:style-name="P10"/>
      <text:p text:style-name="P11">mov ax,4C00h</text:p>
      <text:p text:style-name="P12">int 21h</text:p>
      <text:p text:style-name="First_20_paragraph">You will need an assembler. My first recommendation is FASM, the Flat Assembler.</text:p>
      <text:p text:style-name="Text_20_body"><text:a xlink:type="simple" xlink:href="https://flatassembler.net/" office:name=""><text:span text:style-name="Definition">https://flatassembler.net/</text:span></text:a></text:p>
      <text:p text:style-name="Text_20_body">You can download FASM and install it by putting it in your path. The instructions for doing this depend on your operating system but it can be done on Windows, Linux, or even within a DOS operating system, which you will of course need to run the program.</text:p>
      <text:h text:style-name="Heading_20_2" text:outline-level="2"><text:bookmark-start text:name="assemble-with-fasm"/>Assemble with FASM<text:bookmark-end text:name="assemble-with-fasm"/></text:h>
      <text:p text:style-name="First_20_paragraph">To assemble this program with FASM, place the source in a file named “main.asm” and run this command</text:p>
      <text:p text:style-name="Text_20_body"><text:span text:style-name="Source_Text">fasm main.asm</text:span></text:p>
      <text:p text:style-name="Text_20_body">FASM will automatically create a “main.com” file because it understands by the context of “org 100h” that you are intending to create a DOS executable that ends with a “.com” extension. This directive signals that the program starts at address 100 hexadecimal or 256 decimal. This kind of DOS program always starts at that address.</text:p>
      <text:p text:style-name="Text_20_body">After you have created the “main.com” file, you will need some kind of DOS emulator to run it. I recommend DOSBox because it is easy to set up and has a lot of documentation to help you.</text:p>
      <text:p text:style-name="Text_20_body"><text:a xlink:type="simple" xlink:href="https://www.dosbox.com/" office:name=""><text:span text:style-name="Definition">https://www.dosbox.com/</text:span></text:a></text:p>
      <text:p text:style-name="Text_20_body">As an example of how to use DOSBox efficiently, I have added the path of my working directory where I test my programs directly into my DOSBox configuration file. Instructions for doing this depend on your host operating system. Consult the DOSBox documention for the location of where it will be on your operating system.</text:p>
      <text:p text:style-name="P13">[autoexec]</text:p>
      <text:p text:style-name="P14"># Lines in this section will be run at startup.</text:p>
      <text:p text:style-name="P15"># You can put your MOUNT lines here.</text:p>
      <text:p text:style-name="P16">mount d ~/git/Chastity-Code-Cookbook/work/</text:p>
      <text:p text:style-name="First_20_paragraph">This mounts a folder on my Linux system as if it was the D drive recognized by DOS. Back in the DOS and early Windows days, there were “drives” which were all a single letter. A and B were the floppy disk drives, C was the hard disk drive, and sometimes there was a D or E drive for a CDROM drive. DOSBox lets you emulate them and mount any folder on the host operating system (usually Windows or Linux) and access it as you would in DOS.</text:p>
      <text:p text:style-name="Text_20_body">To switch to the D drive, I just enter</text:p>
      <text:p text:style-name="Text_20_body"><text:span text:style-name="Source_Text">D:</text:span></text:p>
      <text:p text:style-name="Text_20_body">And then I can type “dir” to see the files, and then I can type</text:p>
      <text:p text:style-name="Text_20_body"><text:span text:style-name="Source_Text">main</text:span></text:p>
      <text:p text:style-name="Text_20_body">and the main.com file will run. This works because “.com” and “.exe” files are seen by DOS as a program that can be executed or run.</text:p>
      <text:p text:style-name="Text_20_body">When you run the program, it will display</text:p>
      <text:p text:style-name="P17"><text:s text:c="1"/>!"#$%&amp;'()*+,-./0123456789:;&lt;=&gt;?@ABCDEFGHIJKLMNOPQRSTUVWXYZ[\]^_`abcdefghijklmnopqrstuvwxyz{|}~</text:p>
      <text:p text:style-name="First_20_paragraph">Basically the program is displaying every printable character. This is the correct behavior I expected when I wrote the program.</text:p>
      <text:h text:style-name="Heading_20_2" text:outline-level="2"><text:bookmark-start text:name="assemble-with-nasm"/>Assemble with NASM<text:bookmark-end text:name="assemble-with-nasm"/></text:h>
      <text:p text:style-name="First_20_paragraph">You can assemble the example program with NASM instead of FASM if you wish</text:p>
      <text:p text:style-name="P18">nasm main.asm -o main.com</text:p>
      <text:h text:style-name="Heading_20_2" text:outline-level="2"><text:bookmark-start text:name="disassembling-the-program"/>Disassembling the Program<text:bookmark-end text:name="disassembling-the-program"/></text:h>
      <text:p text:style-name="First_20_paragraph">If you have a disassembler, it is possible to extract the source code from the main.com binary file! I always used “ndisasm” for this because it usually comes installed along with NASM.</text:p>
      <text:p text:style-name="P19">ndisasm -o 0x100 main.com</text:p>
      <text:p text:style-name="First_20_paragraph">If you disassemble it like this, you will get this as a result:</text:p>
      <text:p text:style-name="P20">00000100 <text:s text:c="1"/>B402 <text:s text:c="13"/>mov ah,0x2</text:p>
      <text:p text:style-name="P21">00000102 <text:s text:c="1"/>B220 <text:s text:c="13"/>mov dl,0x20</text:p>
      <text:p text:style-name="P22">00000104 <text:s text:c="1"/>CD21 <text:s text:c="13"/>int 0x21</text:p>
      <text:p text:style-name="P23">00000106 <text:s text:c="1"/>FEC2 <text:s text:c="13"/>inc dl</text:p>
      <text:p text:style-name="P24">00000108 <text:s text:c="1"/>80FA7F <text:s text:c="11"/>cmp dl,0x7f</text:p>
      <text:p text:style-name="P25">0000010B <text:s text:c="1"/>75F7 <text:s text:c="13"/>jnz 0x104</text:p>
      <text:p text:style-name="P26">0000010D <text:s text:c="1"/>B8004C <text:s text:c="11"/>mov ax,0x4c00</text:p>
      <text:p text:style-name="P27">00000110 <text:s text:c="1"/>CD21 <text:s text:c="13"/>int 0x21</text:p>
      <text:p text:style-name="First_20_paragraph">You will see that it is almost identical to the source except that the loop_start label has been replaced with the number 104h. This is because at the machine code level, there are only numbers.</text:p>
      <text:p text:style-name="Text_20_body">The first column in the ndisasm output is the address of the instruction. The second are the actual machine code bytes. The third column are the approximation of the original source code. It has small differences but it is close enough that we can figure out which program it was that was assembled!</text:p>
      <text:p text:style-name="Text_20_body">Now let me break down why it works by repeating the source but including comments this time</text:p>
      <text:p text:style-name="P28">org 100h <text:s text:c="6"/>;tell assembler that code begins running at this address</text:p>
      <text:p text:style-name="P29"/>
      <text:p text:style-name="P30">mov ah,2 <text:s text:c="6"/>; move (copy) the number 2 into the ah register</text:p>
      <text:p text:style-name="P31">mov dl,20h <text:s text:c="4"/>; move the number 20 hex=32 dec into the dl register</text:p>
      <text:p text:style-name="P32">loop_start: <text:s text:c="3"/>; the loop starts here</text:p>
      <text:p text:style-name="P33">int 21h <text:s text:c="7"/>; interrupt 21 hex=33 dec for a DOS system call</text:p>
      <text:p text:style-name="P34">inc dl <text:s text:c="8"/>; add 1 to the dl register</text:p>
      <text:p text:style-name="P35">cmp dl,7Fh <text:s text:c="4"/>; compare the dl register with 7F hex = 127 dec</text:p>
      <text:p text:style-name="P36">jne loop_start ; Jump if Not Equal to loop_start</text:p>
      <text:p text:style-name="P37"/>
      <text:p text:style-name="P38">mov ax,4C00h <text:s text:c="2"/>; DOS exit call with ah=4C and return al=0</text:p>
      <text:p text:style-name="P39">int 21h <text:s text:c="7"/>; DOS system call to complete the exit function</text:p>
      <text:p text:style-name="First_20_paragraph">I know you are probably a little bit confused at this point and have many questions such as</text:p>
      <text:list text:style-name="L1">
        <text:list-item>
          <text:p text:style-name="P40">What is an interrupt?</text:p>
        </text:list-item>
        <text:list-item>
          <text:p text:style-name="P40">What is a system call?</text:p>
        </text:list-item>
        <text:list-item>
          <text:p text:style-name="P40">Why do you write your numbers in hexadecimal?</text:p>
        </text:list-item>
        <text:list-item>
          <text:p text:style-name="P40">What is a register?</text:p>
        </text:list-item>
      </text:list>
      <text:p text:style-name="First_20_paragraph">I would probably give you the wrong definition if I had to explain what an interrupt is, from a hardware or software perspective. In this case, the interrupt number 21h is something put into memory by DOS which can be called as if it were a function like you would write in any language.</text:p>
      <text:p text:style-name="Text_20_body">The reason the interrupts and other numbers are in hexadecimal is because most assembly language books and tutorials use them. Hexadecimal is objectively more convenient because it can be more easily converted to and from binary. For now just remember that interupt 21h is actually thirty-three and not twenty-one. I have chosen to stick with hexadecimal for this book because it will be relevant later on when I show you other tools which can be used if you understand hexadecimal!</text:p>
      <text:p text:style-name="Text_20_body">A register is a special variable that exists on a specific CPU type. DOS, Windows, and most Linux operating systems run on an Intel 8086 compatible CPU. I will explain the registers and their functions.</text:p>
      <text:h text:style-name="Heading_20_2" text:outline-level="2"><text:bookmark-start text:name="the-general-purpose-registers"/>The General Purpose Registers<text:bookmark-end text:name="the-general-purpose-registers"/></text:h>
      <text:p text:style-name="First_20_paragraph">There are 8 general purpose registers.</text:p>
      <text:list text:style-name="L2">
        <text:list-item>
          <text:p text:style-name="P41">AX: The Accumulator Register</text:p>
        </text:list-item>
        <text:list-item>
          <text:p text:style-name="P41">BX: The Base Register</text:p>
        </text:list-item>
        <text:list-item>
          <text:p text:style-name="P41">CX: The Count Register</text:p>
        </text:list-item>
        <text:list-item>
          <text:p text:style-name="P41">DX: The Data Register</text:p>
        </text:list-item>
        <text:list-item>
          <text:p text:style-name="P41">SI: The Source Index</text:p>
        </text:list-item>
        <text:list-item>
          <text:p text:style-name="P41">DI: the Destination index</text:p>
        </text:list-item>
        <text:list-item>
          <text:p text:style-name="P41">BP: The Base Pointer</text:p>
        </text:list-item>
        <text:list-item>
          <text:p text:style-name="P41">SP: The Stack Pointer</text:p>
        </text:list-item>
      </text:list>
      <text:p text:style-name="First_20_paragraph">Of those 8 registers, only BX,BP,SI,DI can be used as index variables. This is only a limitation of 16 bit real mode programs like those written in this book. 32-bit and 64-bit programs do not have this limitation, but they have other limitations to worry about and will be covered in future books.</text:p>
      <text:p text:style-name="Text_20_body">These registers are “general” in that they can do many things, but they each have more “specific” uses also.</text:p>
      <text:p text:style-name="Text_20_body">In my source code, I use lowercase for the names of instructions and registers, but for this section, I listed them in capital letters because they are actually acronyms named for their purpose according to what Intel had in mind when making the 8086 and above Central Processing Units.</text:p>
      <text:p text:style-name="Text_20_body">Most of the time, I stick with only AX,BC,CX,DX when writing my programs. If I need an extra registers, I will use BP,SI,DI. There are special instructions for them but these are outside the scope of what I am trying to teach with this book.</text:p>
      <text:p text:style-name="Text_20_body">You might wonder, why isn’t there EX,FX,…YX,ZX? Perhaps in a perfect world there should have been, but they probably didn’t want to spend the extra money on having extra registers for every 26 letter of the alphabet.</text:p>
      <text:p text:style-name="Text_20_body">In the next chapter I am going to introduce a program that can print any string you give to it. Basically, it will be the proper “Hello World” program that you were expecting.</text:p>
      <text:h text:style-name="Heading_20_2" text:outline-level="2"><text:bookmark-start text:name="interrupt-information"/>Interrupt Information<text:bookmark-end text:name="interrupt-information"/></text:h>
      <text:p text:style-name="First_20_paragraph">All code depends on different functions of interrupt 21h in this book. I have provided the following link to where you can read about the most common functions of this interrupt which will be used in this book</text:p>
      <text:p text:style-name="Text_20_body"><text:a xlink:type="simple" xlink:href="https://github.com/chastitywhiterose/Assembly/blob/main/doc/Chastity-DOS-Interrupts.txt" office:name=""><text:span text:style-name="Definition">https://github.com/chastitywhiterose/Assembly/blob/main/doc/Chastity-DOS-Interrupts.txt</text:span></text:a></text:p>
      <text:p text:style-name="Text_20_body">The function chosen depends on the value of the AH register (the upper half of the AX register). Depending on which function is selected, then other registers act as options or arguments to these functions. The example I included in this chapter shows only the ah=2 call (equivalent of C putchar call) and the exit call of ah=4Ch with al being the return value.</text:p>
      <text:h text:style-name="Heading_20_1" text:outline-level="1"><text:bookmark-start text:name="chapter-2-the-putstring-function"/>Chapter 2: The putstring Function<text:bookmark-end text:name="chapter-2-the-putstring-function"/></text:h>
      <text:p text:style-name="First_20_paragraph">For this next program, I will be introducing the “putstring” function that I wrote. This function takes the address of wherever the ax register points to, then does a routine to scan for the next zero byte. Then it subtracts the original address from the address where the zero was found. By doing this, it knows how many bytes there are to print in the string.</text:p>
      <text:p text:style-name="Text_20_body">Then it loads the registers in the following way:</text:p>
      <text:list text:style-name="L3">
        <text:list-item>
          <text:p text:style-name="P42">AH = 40h (the DOS write call)</text:p>
        </text:list-item>
        <text:list-item>
          <text:p text:style-name="P42">BX = file handle</text:p>
        </text:list-item>
        <text:list-item>
          <text:p text:style-name="P42">CX = number of bytes to write</text:p>
        </text:list-item>
        <text:list-item>
          <text:p text:style-name="P42">DS:DX -&gt; data to write</text:p>
        </text:list-item>
      </text:list>
      <text:p text:style-name="First_20_paragraph">Then interrupt 21h is called and this executes the most fun system call possible. It can print any string you give it. Take the following source and assemble it with either FASM or NASM as described in chapter 1.</text:p>
      <text:p text:style-name="P43">org 100h</text:p>
      <text:p text:style-name="P44"/>
      <text:p text:style-name="P45">main:</text:p>
      <text:p text:style-name="P46"/>
      <text:p text:style-name="P47">mov ax,text</text:p>
      <text:p text:style-name="P48">call putstring</text:p>
      <text:p text:style-name="P49"/>
      <text:p text:style-name="P50">mov ax,4C00h</text:p>
      <text:p text:style-name="P51">int 21h</text:p>
      <text:p text:style-name="P52"/>
      <text:p text:style-name="P53">text db 'Hello World!',0Dh,0Ah,0</text:p>
      <text:p text:style-name="P54"/>
      <text:p text:style-name="P55">;This section is for the putstring function I wrote.</text:p>
      <text:p text:style-name="P56">;It will print any zero terminated string that register ax points to</text:p>
      <text:p text:style-name="P57"/>
      <text:p text:style-name="P58">stdout dw 1 ; variable for standard output so that it can theoretically be redirected</text:p>
      <text:p text:style-name="P59"/>
      <text:p text:style-name="P60">putstring:</text:p>
      <text:p text:style-name="P61"/>
      <text:p text:style-name="P62">push ax</text:p>
      <text:p text:style-name="P63">push bx</text:p>
      <text:p text:style-name="P64">push cx</text:p>
      <text:p text:style-name="P65">push dx</text:p>
      <text:p text:style-name="P66"/>
      <text:p text:style-name="P67">mov bx,ax <text:s text:c="17"/>;copy ax to bx for use as index register</text:p>
      <text:p text:style-name="P68"/>
      <text:p text:style-name="P69">putstring_strlen_start: <text:s text:c="3"/>;this loop finds the length of the string as part of the putstring function</text:p>
      <text:p text:style-name="P70"/>
      <text:p text:style-name="P71">cmp [bx], byte 0 <text:s text:c="10"/>;compare this byte with 0</text:p>
      <text:p text:style-name="P72">jz putstring_strlen_end <text:s text:c="3"/>;if comparison was zero, jump to loop end because we have found the length</text:p>
      <text:p text:style-name="P73">inc bx <text:s text:c="20"/>;increment bx (add 1)</text:p>
      <text:p text:style-name="P74">jmp putstring_strlen_start ;jump to the start of the loop and keep trying until we find a zero</text:p>
      <text:p text:style-name="P75"/>
      <text:p text:style-name="P76">putstring_strlen_end:</text:p>
      <text:p text:style-name="P77"/>
      <text:p text:style-name="P78">sub bx,ax <text:s text:c="17"/>; sub ax from bx to get the difference for number of bytes</text:p>
      <text:p text:style-name="P79">mov cx,bx <text:s text:c="17"/>; mov bx to cx</text:p>
      <text:p text:style-name="P80">mov dx,ax <text:s text:c="17"/>; dx will have address of string to write</text:p>
      <text:p text:style-name="P81"/>
      <text:p text:style-name="P82">mov ah,40h <text:s text:c="16"/>; select DOS function 40h write </text:p>
      <text:p text:style-name="P83">mov bx,[stdout] <text:s text:c="11"/>; file handle 1=stdout</text:p>
      <text:p text:style-name="P84">int 21h <text:s text:c="19"/>; call the DOS kernel</text:p>
      <text:p text:style-name="P85"/>
      <text:p text:style-name="P86">pop dx</text:p>
      <text:p text:style-name="P87">pop cx</text:p>
      <text:p text:style-name="P88">pop bx</text:p>
      <text:p text:style-name="P89">pop ax</text:p>
      <text:p text:style-name="P90"/>
      <text:p text:style-name="P91">ret</text:p>
      <text:p text:style-name="First_20_paragraph">If you assembled it and ran it in DOS, you should get</text:p>
      <text:p text:style-name="P92">Hello World!</text:p>
      <text:p text:style-name="First_20_paragraph">As the result. I know this doesn’t seem very impressive, but this program accomplishes a lot. You see, in Assembly, you don’t have access to C’s “printf” or even “puts”. However, the 40h call of DOS is useful enough that during the course of this book, I will introduce how you can use my functions to replace the standard library output functions or even modify them if you don’t like the way I wrote them!</text:p>
      <text:p text:style-name="Text_20_body">If I had to compare DOS 40h to something in C, I would compare it to the “fwrite” function which writes a specified number of bytes to a specific file stream. Writing to file 1 is the same as writing to the screen.</text:p>
      <text:p text:style-name="Text_20_body">Specifically, entry “D-2140” in “INTERRUP.F” of Ralf Brown’s Interrupt list is where I got my documentation I required to write the “putstring” function.</text:p>
      <text:p text:style-name="Text_20_body">If you look at the source, you will see I included a “main:” label. This wasn’t actually necessary but I added it for clarity and to distinguish the main function from the putstring function. This is a convention I will keep for the remainder of this book.</text:p>
      <text:p text:style-name="Text_20_body">The “Hello World!” is defined as data in the assembler like this.</text:p>
      <text:p text:style-name="P93">text db 'Hello World!',0Dh,0Ah,0</text:p>
      <text:p text:style-name="First_20_paragraph">That line is not actually assembly language but is pure data according to the way it is defined in both FASM and NASM. The “0Dh,0Ah” are bytes defining the end of a line in DOS. Finally, I ended the string with a 0 because the putstring function uses it to know when to stop printing.</text:p>
      <text:p text:style-name="Text_20_body">Therefore, the entire main function is:</text:p>
      <text:p text:style-name="P94">main:</text:p>
      <text:p text:style-name="P95"/>
      <text:p text:style-name="P96">mov ax,text</text:p>
      <text:p text:style-name="P97">call putstring</text:p>
      <text:p text:style-name="P98"/>
      <text:p text:style-name="P99">mov ax,4C00h</text:p>
      <text:p text:style-name="P100">int 21h</text:p>
      <text:p text:style-name="First_20_paragraph">The “call” instruction calls a function. As far as assembly is concerned, a function is just a label the same as why you might use for a loop. The difference is that a “ret” intruction will send the program back to where it should be when the function is done. If you forget the “ret” instruction, you will cause a crash because the computer will keep trying to execute code that you did not write. Luckily, if you are running your DOS program in DOSBox, you will only crash the emulator and not your host operating system.</text:p>
      <text:p text:style-name="Text_20_body">When I designed the putstring function, I chose ax as the register to first hold the address of the string. I did this because ‘a’ is the first letter of the alphabet and so I use it as the first argument for any of my written functions.</text:p>
      <text:p text:style-name="Text_20_body">However, considering that the dx register is used for the data location in the DOS write call, perhaps it would have made more sense to write it that way. This is just a matter of personal taste and I mention it to show you that even assembly language allows a certain amount of personal style when writing your code.</text:p>
      <text:p text:style-name="Text_20_body">You may have noticed the push instructions at the beginning of the putstring function and the pop instructions at the end of the function. The push and pop intructions operate the “stack”, It is a First In Last Out method of managing temporary storage.</text:p>
      <text:p text:style-name="Text_20_body">Because we are required to use those 4 registers for the system call, we back them up and then restore them. This way, the registers retain their original value as if we had never modified them in the function. This may not seem important now, but in the following chapters, we will be printing lots of strings and numbers, so it is important that their values don’t change while we use them in integer sequence programs later on!</text:p>
      <text:p text:style-name="Text_20_body">But all the putstring function does is print a string of text. It can’t print numbers as humans would expect to see them, at least not yet! In the next chapter, I will correct this problem by showing you a function that can print integers!</text:p>
      <text:p text:style-name="Text_20_body">If you don’t understand the reason the programs in chapter 1 and 2 work, that’s because I am first establishing a code base which can be used to give you feedback. Without a way of printing output, we have no idea whether our code is correct!</text:p>
      <text:h text:style-name="Heading_20_1" text:outline-level="1"><text:bookmark-start text:name="chapter-3-the-intstr-and-putint-functions"/>Chapter 3: The intstr and putint functions<text:bookmark-end text:name="chapter-3-the-intstr-and-putint-functions"/></text:h>
      <text:p text:style-name="First_20_paragraph">In this chapter, I will introduce two new functions designed to work with the putstring function from the last chapter. We can already print a string, but this doesn’t work for numbers. Fortunately I have written my own functions which can convert whatever number is in the ax register into a string which can be displayed.</text:p>
      <text:p text:style-name="Text_20_body">The source of a complete program is below. Take a good look at it even if you don’t understand it at first because I will be explaining some things about it.</text:p>
      <text:p text:style-name="P101">org 100h</text:p>
      <text:p text:style-name="P102"/>
      <text:p text:style-name="P103">main:</text:p>
      <text:p text:style-name="P104"/>
      <text:p text:style-name="P105">mov ax,text</text:p>
      <text:p text:style-name="P106">call putstring</text:p>
      <text:p text:style-name="P107"/>
      <text:p text:style-name="P108">mov [radix],word 10</text:p>
      <text:p text:style-name="P109">mov [int_width],word 1 </text:p>
      <text:p text:style-name="P110"/>
      <text:p text:style-name="P111">mov ax,1</text:p>
      <text:p text:style-name="P112"/>
      <text:p text:style-name="P113">main_loop:</text:p>
      <text:p text:style-name="P114">call putint</text:p>
      <text:p text:style-name="P115">add ax,ax</text:p>
      <text:p text:style-name="P116">cmp ax,0</text:p>
      <text:p text:style-name="P117">jnz main_loop</text:p>
      <text:p text:style-name="P118"/>
      <text:p text:style-name="P119">mov ax,4C00h</text:p>
      <text:p text:style-name="P120">int 21h</text:p>
      <text:p text:style-name="P121"/>
      <text:p text:style-name="P122">text db 'This program displays numbers!',0Dh,0Ah,0</text:p>
      <text:p text:style-name="P123"/>
      <text:p text:style-name="P124">;This section is for the putstring function I wrote.</text:p>
      <text:p text:style-name="P125">;It will print any zero terminated string that register ax points to</text:p>
      <text:p text:style-name="P126"/>
      <text:p text:style-name="P127">stdout dw 1 ; variable for standard output so that it can theoretically be redirected</text:p>
      <text:p text:style-name="P128"/>
      <text:p text:style-name="P129">putstring:</text:p>
      <text:p text:style-name="P130"/>
      <text:p text:style-name="P131">push ax</text:p>
      <text:p text:style-name="P132">push bx</text:p>
      <text:p text:style-name="P133">push cx</text:p>
      <text:p text:style-name="P134">push dx</text:p>
      <text:p text:style-name="P135"/>
      <text:p text:style-name="P136">mov bx,ax <text:s text:c="17"/>;copy ax to bx for use as index register</text:p>
      <text:p text:style-name="P137"/>
      <text:p text:style-name="P138">putstring_strlen_start: <text:s text:c="3"/>;this loop finds the length of the string as part of the putstring function</text:p>
      <text:p text:style-name="P139"/>
      <text:p text:style-name="P140">cmp [bx], byte 0 <text:s text:c="10"/>;compare this byte with 0</text:p>
      <text:p text:style-name="P141">jz putstring_strlen_end <text:s text:c="3"/>;if comparison was zero, jump to loop end because we have found the length</text:p>
      <text:p text:style-name="P142">inc bx <text:s text:c="20"/>;increment bx (add 1)</text:p>
      <text:p text:style-name="P143">jmp putstring_strlen_start ;jump to the start of the loop and keep trying until we find a zero</text:p>
      <text:p text:style-name="P144"/>
      <text:p text:style-name="P145">putstring_strlen_end:</text:p>
      <text:p text:style-name="P146"/>
      <text:p text:style-name="P147">sub bx,ax <text:s text:c="17"/>; sub ax from bx to get the difference for number of bytes</text:p>
      <text:p text:style-name="P148">mov cx,bx <text:s text:c="17"/>; mov bx to cx</text:p>
      <text:p text:style-name="P149">mov dx,ax <text:s text:c="17"/>; dx will have address of string to write</text:p>
      <text:p text:style-name="P150"/>
      <text:p text:style-name="P151">mov ah,40h <text:s text:c="16"/>; select DOS function 40h write </text:p>
      <text:p text:style-name="P152">mov bx,[stdout] <text:s text:c="11"/>; file handle 1=stdout</text:p>
      <text:p text:style-name="P153">int 21h <text:s text:c="19"/>; call the DOS kernel</text:p>
      <text:p text:style-name="P154"/>
      <text:p text:style-name="P155">pop dx</text:p>
      <text:p text:style-name="P156">pop cx</text:p>
      <text:p text:style-name="P157">pop bx</text:p>
      <text:p text:style-name="P158">pop ax</text:p>
      <text:p text:style-name="P159"/>
      <text:p text:style-name="P160">ret</text:p>
      <text:p text:style-name="P161"/>
      <text:p text:style-name="P162">;this is the location in memory where digits are written to by the intstr function</text:p>
      <text:p text:style-name="P163">int_string db 16 dup '?' ;enough bytes to hold maximum size 16-bit binary integer</text:p>
      <text:p text:style-name="P164">;this is the end of the integer string optional line feed and terminating zero</text:p>
      <text:p text:style-name="P165">;clever use of this label can change the ending to be a different character when needed </text:p>
      <text:p text:style-name="P166">int_newline db 0Dh,0Ah,0 ;the proper way to end a line in DOS/Windows</text:p>
      <text:p text:style-name="P167"/>
      <text:p text:style-name="P168">radix dw 2 ;radix or base for integer output. 2=binary, 8=octal, 10=decimal, 16=hexadecimal</text:p>
      <text:p text:style-name="P169">int_width dw 8</text:p>
      <text:p text:style-name="P170"/>
      <text:p text:style-name="P171">intstr:</text:p>
      <text:p text:style-name="P172"/>
      <text:p text:style-name="P173">mov bx,int_newline-1 ;find address of lowest digit(just before the newline 0Ah)</text:p>
      <text:p text:style-name="P174">mov cx,1</text:p>
      <text:p text:style-name="P175"/>
      <text:p text:style-name="P176">digits_start:</text:p>
      <text:p text:style-name="P177"/>
      <text:p text:style-name="P178">mov dx,0;</text:p>
      <text:p text:style-name="P179">div word [radix]</text:p>
      <text:p text:style-name="P180">cmp dx,10</text:p>
      <text:p text:style-name="P181">jb decimal_digit</text:p>
      <text:p text:style-name="P182">jge hexadecimal_digit</text:p>
      <text:p text:style-name="P183"/>
      <text:p text:style-name="P184">decimal_digit: ;we go here if it is only a digit 0 to 9</text:p>
      <text:p text:style-name="P185">add dx,'0'</text:p>
      <text:p text:style-name="P186">jmp save_digit</text:p>
      <text:p text:style-name="P187"/>
      <text:p text:style-name="P188">hexadecimal_digit:</text:p>
      <text:p text:style-name="P189">sub dx,10</text:p>
      <text:p text:style-name="P190">add dx,'A'</text:p>
      <text:p text:style-name="P191"/>
      <text:p text:style-name="P192">save_digit:</text:p>
      <text:p text:style-name="P193"/>
      <text:p text:style-name="P194">mov [bx],dl</text:p>
      <text:p text:style-name="P195">cmp ax,0</text:p>
      <text:p text:style-name="P196">jz intstr_end</text:p>
      <text:p text:style-name="P197">dec bx</text:p>
      <text:p text:style-name="P198">inc cx</text:p>
      <text:p text:style-name="P199">jmp digits_start</text:p>
      <text:p text:style-name="P200"/>
      <text:p text:style-name="P201">intstr_end:</text:p>
      <text:p text:style-name="P202"/>
      <text:p text:style-name="P203">prefix_zeros:</text:p>
      <text:p text:style-name="P204">cmp cx,[int_width]</text:p>
      <text:p text:style-name="P205">jnb end_zeros</text:p>
      <text:p text:style-name="P206">dec bx</text:p>
      <text:p text:style-name="P207">mov [bx],byte '0'</text:p>
      <text:p text:style-name="P208">inc cx</text:p>
      <text:p text:style-name="P209">jmp prefix_zeros</text:p>
      <text:p text:style-name="P210">end_zeros:</text:p>
      <text:p text:style-name="P211"/>
      <text:p text:style-name="P212">mov ax,bx ; store string in ax for display later</text:p>
      <text:p text:style-name="P213"/>
      <text:p text:style-name="P214">ret</text:p>
      <text:p text:style-name="P215"/>
      <text:p text:style-name="P216">;function to print string form of whatever integer is in eax</text:p>
      <text:p text:style-name="P217">;The radix determines which number base the string form takes.</text:p>
      <text:p text:style-name="P218">;Anything from 2 to 36 is a valid radix</text:p>
      <text:p text:style-name="P219">;in practice though, only bases 2,8,10,and 16 will make sense to other programmers</text:p>
      <text:p text:style-name="P220">;this function does not process anything by itself but calls the combination of my other</text:p>
      <text:p text:style-name="P221">;functions in the order I intended them to be used.</text:p>
      <text:p text:style-name="P222"/>
      <text:p text:style-name="P223">putint: </text:p>
      <text:p text:style-name="P224"/>
      <text:p text:style-name="P225">push ax</text:p>
      <text:p text:style-name="P226">push bx</text:p>
      <text:p text:style-name="P227">push cx</text:p>
      <text:p text:style-name="P228">push dx</text:p>
      <text:p text:style-name="P229"/>
      <text:p text:style-name="P230">call intstr</text:p>
      <text:p text:style-name="P231">call putstring</text:p>
      <text:p text:style-name="P232"/>
      <text:p text:style-name="P233">pop dx</text:p>
      <text:p text:style-name="P234">pop cx</text:p>
      <text:p text:style-name="P235">pop bx</text:p>
      <text:p text:style-name="P236">pop ax</text:p>
      <text:p text:style-name="P237"/>
      <text:p text:style-name="P238">ret</text:p>
      <text:p text:style-name="First_20_paragraph">If you assemble and run this program, you will get the following output.</text:p>
      <text:p text:style-name="P239">This program displays numbers!</text:p>
      <text:p text:style-name="P240">1</text:p>
      <text:p text:style-name="P241">2</text:p>
      <text:p text:style-name="P242">4</text:p>
      <text:p text:style-name="P243">8</text:p>
      <text:p text:style-name="P244">16</text:p>
      <text:p text:style-name="P245">32</text:p>
      <text:p text:style-name="P246">64</text:p>
      <text:p text:style-name="P247">128</text:p>
      <text:p text:style-name="P248">256</text:p>
      <text:p text:style-name="P249">512</text:p>
      <text:p text:style-name="P250">1024</text:p>
      <text:p text:style-name="P251">2048</text:p>
      <text:p text:style-name="P252">4096</text:p>
      <text:p text:style-name="P253">8192</text:p>
      <text:p text:style-name="P254">16384</text:p>
      <text:p text:style-name="P255">32768</text:p>
      <text:p text:style-name="First_20_paragraph">The program prints ax, adds ax to itself, and then stops as soon as ax “overflows” by going higher than the 16 bits limit. When this happens, it will become zero. Our jnz means Jump if Not Zero to the main loop.</text:p>
      <text:p text:style-name="Text_20_body">If you look at the main function you will see that I set the radix to 10 with a mov instruction, even though it defaulted to 2. This is because most humans are used to decimal, AKA base ten. The base can be changed at any time in the program however you like.</text:p>
      <text:p text:style-name="Text_20_body">Another thing you will notices is that the “putint” function does not process anything at all. It simply backs up the registers, calls the intstr function to create a string and then calls putstring to display it. In this example, a newline is automatically added for convenience. In my own code, I usually have this done manually by another small function, but for the putposes of this book, this default behavior is fine.</text:p>
      <text:p text:style-name="Text_20_body">The real power of this program is the intstr function and why it works as it does. I will spend the rest of this chapter explaining why it works, why I designed it this way, and why this function is essential for Assembly language programs to make sense at all.</text:p>
      <text:p text:style-name="Text_20_body">First, before the function begins, I have defined data using db and dw directives that FASM and NASM both understand.</text:p>
      <text:p text:style-name="P256">int_string db 16 dup '?'</text:p>
      <text:p text:style-name="First_20_paragraph">This creates sixteen bytes of question marks. The actual bytes used here don’t matter but I used ‘?’ marks to signal that the data that will go here is unknown when the program starts. The actual digits of the number we convert from the ax register will replace these bytes when we call the intstr function.</text:p>
      <text:p text:style-name="P257">int_newline db 0Dh,0Ah,0</text:p>
      <text:p text:style-name="First_20_paragraph">This line takes care of two problems. First, it makes sure that there is a zero byte after the 16 bytes of data from the int_string variable. It also includes the bytes thirteen and ten in hexadecimal notation. This is how newlines are saved if you have used a text editor in DOS or Windows. When you hit the return key it generates both these bytes to define that a line of text has ended. If you were to change the 0Dh to 0, then the program would print the numbers but without separating them with lines or even spaces. Such a thing would make the numbers hard to read. That is why the default behavior is to print a number and end the line for readability. This works for most simple integer sequence programs I will include in this book.</text:p>
      <text:p text:style-name="P258">radix dw 2</text:p>
      <text:p text:style-name="P259">int_width dw 8</text:p>
      <text:p text:style-name="First_20_paragraph">These are two variables that define the base/radix of the number string generated and also the “width” AKA how many leading zeroes are used when writing it. The width should be set to one for most programs when decimal integers are expected. However, setting the width to 8 or 16 makes sense for binary integers where seeing the exact bits in their positions lined up is essential.</text:p>
      <text:p text:style-name="Text_20_body">The defaults I have chosen include radix 2 (the binary numeral system) and a width of 8 (for seeing 8 bits of a byte). But the defaults are irrelevant for what you need to know. See how the main function in my example program for this chapter overwrites them in the main function.</text:p>
      <text:p text:style-name="P260">intstr:</text:p>
      <text:p text:style-name="First_20_paragraph">This is the label defining the start of the intstr function. If this label were not present, then the “call putint” statement would not know what you mean. Also, keep in mind that “intstr” is just an address in memory much like “radix” and “int_width” are addresses that tell where bytes of data are. However, the convention I use is that labels ending with a colon are labels that will be called with the “call” instruction or jumped to with a jmp or j?? instruction. There will be more explanation of conditional jumps in chapter 3.</text:p>
      <text:p text:style-name="P261">mov bx,int_newline-1</text:p>
      <text:p text:style-name="P262">mov cx,1</text:p>
      <text:p text:style-name="First_20_paragraph">Before the loop in the intstr function, we set bx equal to the address of the byte before int_newline. This will be the final ‘?’ we defined earlier. The cx register is set to one to signal the number of bytes that will exist in the string. Every number, including 0 and 1 have at least one digit no matter which base you use. The cx register will come into use near the end of the function in its own loop.</text:p>
      <text:p text:style-name="P263">digits_start:</text:p>
      <text:p text:style-name="First_20_paragraph">This is a label defining the loop of where the digits are generated in the string.</text:p>
      <text:p text:style-name="P264">mov dx,0;</text:p>
      <text:p text:style-name="P265">div word [radix]</text:p>
      <text:p text:style-name="P266">cmp dx,10</text:p>
      <text:p text:style-name="P267">jb decimal_digit</text:p>
      <text:p text:style-name="P268">jge hexadecimal_digit</text:p>
      <text:p text:style-name="First_20_paragraph">dx is set to 0 because this has to be done before the “div” instruction. Otherwise, it will be mistaken as part of the dividend. This is a quirk of the x86 family of CPUs. The div intruction takes one argument, in this a word value from address radix and divides the ax register. If we don’t zero dx, it will use the dx register as an upper 16 bits of the number we are dividing from as well as using ax as the lower 16 bits.</text:p>
      <text:p text:style-name="Text_20_body">For a full explanation of this division behavior, see section “2.1.3 Binary arithmetic instructions” in the FASM documentation. Tomasz Grysztar explains it better than I can and his information greatly helped me when trying to figure out why my function wasn’t working.</text:p>
      <text:p text:style-name="Text_20_body">After the division, the dx register contains the remainder of the division. The ax register will be whatever it was divided by the radix. Knowing this, we “cmp dx,10” which means compare the dx register with 10. If it is less or below 10, then we know it is a decimal digit in the ranger of 0 to 9. If it is greater than or equal. Based on these conditions, we jump to one of two sections. One handles decimal digits and the other handles hexadecimal digits. Technically bases 2 to 36 are handled by my program as a consequence of the way I wrote it, but I wrote it with the idea that I would be using this function with only 3 different bases.</text:p>
      <text:list text:style-name="L4">
        <text:list-item>
          <text:p text:style-name="P269">base 2 or binary for my personal enjoyment</text:p>
        </text:list-item>
        <text:list-item>
          <text:p text:style-name="P269">base 16 or hexadecimal for a short form of binary</text:p>
        </text:list-item>
        <text:list-item>
          <text:p text:style-name="P269">base 10 or decimal which is what humans know how to read. It will be used mostly in this book</text:p>
        </text:list-item>
      </text:list>
      <text:p text:style-name="P270">decimal_digit: ;we go here if it is only a digit 0 to 9</text:p>
      <text:p text:style-name="P271">add dx,'0'</text:p>
      <text:p text:style-name="P272">jmp save_digit</text:p>
      <text:p text:style-name="P273"/>
      <text:p text:style-name="P274">hexadecimal_digit:</text:p>
      <text:p text:style-name="P275">sub dx,10</text:p>
      <text:p text:style-name="P276">add dx,'A'</text:p>
      <text:p text:style-name="First_20_paragraph">These two sections do the math of converting the byte digit into a character in ASCII representation that is printable. In either case, code moves on to the save_digit label after these.</text:p>
      <text:p text:style-name="P277">save_digit:</text:p>
      <text:p text:style-name="P278"/>
      <text:p text:style-name="P279">mov [bx],dl</text:p>
      <text:p text:style-name="P280">cmp ax,0</text:p>
      <text:p text:style-name="P281">jz intstr_end</text:p>
      <text:p text:style-name="P282">dec bx</text:p>
      <text:p text:style-name="P283">inc cx</text:p>
      <text:p text:style-name="P284">jmp digits_start</text:p>
      <text:p text:style-name="P285"/>
      <text:p text:style-name="P286">intstr_end:</text:p>
      <text:p text:style-name="First_20_paragraph">This tiny section saves the digit we obtained from this pass of the loop. The dl register is the lower byte of the dx register so we store this character of the digit into the address pointed to by bx.</text:p>
      <text:p text:style-name="Text_20_body"><text:span text:style-name="T1">Keep in mind that pointers are a primary feature in Assembly Language despite being criticized in C/C++ and excluded entirely from other languages like Java.</text:span></text:p>
      <text:p text:style-name="Text_20_body">Next, we compare ax with zero. If it is zero, there are no more digits to write and we will end this loop by jumping to “intstr_end”. Otherwise we decrement (subtract 1 from bx) so that it will point to the digit left of the one we saved this time. We also increment cx so that it knows at least one more digit is to be written because the loop will happen again. We unconditionally jump to digits_start to process digits and save them until ax equals zero.</text:p>
      <text:p text:style-name="Text_20_body">After ax is zero, we still have one more job to do in this function. The following loop will prefix the string with extra ‘0’ characters while cx is less than the int_width variable. This will be important for those who need the digits lined up to their place values. This is much more important for binary and hexadecimal than it is decimal, but it can still be helpful in decimal as I will show in a later chapter.</text:p>
      <text:p text:style-name="P287">prefix_zeros:</text:p>
      <text:p text:style-name="P288">cmp cx,[int_width]</text:p>
      <text:p text:style-name="P289">jnb end_zeros</text:p>
      <text:p text:style-name="P290">dec bx</text:p>
      <text:p text:style-name="P291">mov [bx],byte '0'</text:p>
      <text:p text:style-name="P292">inc cx</text:p>
      <text:p text:style-name="P293">jmp prefix_zeros</text:p>
      <text:p text:style-name="P294">end_zeros:</text:p>
      <text:p text:style-name="First_20_paragraph">There is only one more instruction before we return from this function. We copy the bx register to the ax register because it points to the beginning of the string. This means that my putstring function will accurately display it because it expects ax to contain the address of the string.</text:p>
      <text:p text:style-name="P295">mov ax,bx</text:p>
      <text:p text:style-name="First_20_paragraph">Last but not least, we still have to end the function by returning to the caller.</text:p>
      <text:p text:style-name="P296">ret</text:p>
      <text:p text:style-name="First_20_paragraph">Before I end this chapter, I want to explain why I chose the register ax as the foundation for the behavior of my Assembly functions. ax is a special register in the sense that multiplication and division instructions use it as the required number we are multiplying or dividing. The Intel architecture treats this register as being more important for this reason.</text:p>
      <text:p text:style-name="Text_20_body">But it is not just that, the programmers of DOS decided that the ax register was what decided which function of interrupt 21h would be called.</text:p>
      <text:p text:style-name="Text_20_body">Therefore, because others already treated register ax as special, and since ‘a’ is the first letter of the alphabet, I decided that it would be the foundation of all my functions in “chastelib”, my DOS Assembly Standard Library. You are not expected to take my functions as the way things must be done. Once you are done with this book, you may continue learning beyond my skills and may decide that using another register makes more sense than ax.</text:p>
      <text:p text:style-name="Text_20_body">I wrote this book to teach Assembly Language as I understand it, not to force my coding practices on you. However, I add these extra details so that other programmers who have experience in Assembly will have answers before they start emailing me: “<text:span text:style-name="T1">Chastity, why didn’t you write the function this way! You can save a few bytes if you use instruction ??? instead or you could achieve faster speed if you avoided this jump here.</text:span>”</text:p>
      <text:p text:style-name="Text_20_body">I am letting you know now, I wrote the code for simplicity rather than performance. I use a very limited subset of the instructions available to the Intel 8086 family of CPUs. I firmly believe that all math for programs I want to write can be written using only <text:span text:style-name="T2">mov,push,pop,add,sub,mul,div,cmp,jmp (and conditional jumps as well).</text:span></text:p>
      <text:h text:style-name="Heading_20_1" text:outline-level="1"><text:bookmark-start text:name="chapter-4-chastitys-intel-assembly-reference"/>Chapter 4: Chastity’s Intel Assembly Reference<text:bookmark-end text:name="chapter-4-chastitys-intel-assembly-reference"/></text:h>
      <text:p text:style-name="First_20_paragraph">I use a very small subset of the Intel 8086 family instruction set. This is both because I want to limit it to my small memory (my brain memory, not computer memory) and because I only care about instructions that existed on CPUs at the time of DOS operating systems. Entire video games and operating systems were written either in Assembly or in C programs that were translated to Assembly. Newer CPUs introduced more instructions but I would argue that these were for convenience or higher speed in limited cases.</text:p>
      <text:p text:style-name="Text_20_body">For portability, I stick with the instructions I will teach you in this chapter. By portability, I mean portable between as many CPUs of the intel family. Other processors are of course incompatible but they have their own equivalents by different names.</text:p>
      <text:p text:style-name="Text_20_body"><text:span text:style-name="T2">Important note. All program listings in this chapter assume that you also included the putstring,intstr,and putint functions as shown in chapters 2 and 3. This can be done by including external files or just copy pasting their text after the system exit call from ax=4C00 and interrupt 21h.</text:span></text:p>
      <text:h text:style-name="Heading_20_2" text:outline-level="2"><text:bookmark-start text:name="mov"/>mov<text:bookmark-end text:name="mov"/></text:h>
      <text:p text:style-name="First_20_paragraph">The mov instruction copies a number from one location to another. In the FASM and NASM assemblers, the instruction always takes the form</text:p>
      <text:p text:style-name="Text_20_body"><text:span text:style-name="Source_Text">mov destination,source</text:span></text:p>
      <text:p text:style-name="Text_20_body">Think of it as “destination=source” as you would right in C. For example, in the following program which prints the number 8, we see that most of the required data is set up with mov instructions.</text:p>
      <text:p text:style-name="P297">org 100h</text:p>
      <text:p text:style-name="P298">main:</text:p>
      <text:p text:style-name="P299"/>
      <text:p text:style-name="P300">mov word [radix],10</text:p>
      <text:p text:style-name="P301">mov word [int_width],1</text:p>
      <text:p text:style-name="P302"/>
      <text:p text:style-name="P303">mov ax,3</text:p>
      <text:p text:style-name="P304">mov bx,5</text:p>
      <text:p text:style-name="P305">add ax,bx</text:p>
      <text:p text:style-name="P306"/>
      <text:p text:style-name="P307">call putint</text:p>
      <text:p text:style-name="P308"/>
      <text:p text:style-name="P309">mov ax,4C00h</text:p>
      <text:p text:style-name="P310">int 21h</text:p>
      <text:p text:style-name="First_20_paragraph">That program also contains the call, int, and add instructions to make a program that does something useful. However, mov instructions take up the largest part of any program. Whether you are filling a register with a number, another register, or a memory location, the mov instruction is the way to do it.</text:p>
      <text:h text:style-name="Heading_20_2" text:outline-level="2"><text:bookmark-start text:name="add"/>add<text:bookmark-end text:name="add"/></text:h>
      <text:p text:style-name="First_20_paragraph">Next to mov, you will see that add is going to be your friend in Assembly a lot. In the previous example, we saw that 3 and 5 were added to make 8. Just like mov, add follows the same rules.</text:p>
      <text:p text:style-name="Text_20_body"><text:span text:style-name="Source_Text">add destination,source</text:span></text:p>
      <text:list text:style-name="L5">
        <text:list-item>
          <text:p text:style-name="P311">Source is left of Destination and separated by a comma</text:p>
        </text:list-item>
        <text:list-item>
          <text:p text:style-name="P311">Source and destination can be registers and memory locations</text:p>
        </text:list-item>
        <text:list-item>
          <text:p text:style-name="P311">Source and Destination cannot both be memory location</text:p>
        </text:list-item>
      </text:list>
      <text:p text:style-name="First_20_paragraph">Most intructions that take two arguments follow these same rules. Once you have mastered mov and add, you can handle almost anything in a program because you know the basic rules.</text:p>
      <text:p text:style-name="Text_20_body">There is also the “inc” instruction which takes only one item and adds 1 to it. This is just a shorter way of saying “add Destination,1”</text:p>
      <text:h text:style-name="Heading_20_2" text:outline-level="2"><text:bookmark-start text:name="sub"/>sub<text:bookmark-end text:name="sub"/></text:h>
      <text:p text:style-name="First_20_paragraph">As its name implies, sub will subtract the Source from the Destination.</text:p>
      <text:p text:style-name="Text_20_body"><text:span text:style-name="Source_Text">sub destination,source</text:span></text:p>
      <text:p text:style-name="Text_20_body">Since it follows the same rules as mov and add (starting to see a pattern yet?), subtraction is just as easy as addition.</text:p>
      <text:p text:style-name="Text_20_body">Just as “add” has “inc”, “sub” has the “dec” instruction which subtracts 1. Adding or subtracting 1 are probably the most common thing ever done while programming in any language.</text:p>
      <text:p text:style-name="Text_20_body">Just as a review of the mov,add,sub instructions, here is a small program to show their effect.</text:p>
      <text:p text:style-name="P312">org 100h</text:p>
      <text:p text:style-name="P313">main:</text:p>
      <text:p text:style-name="P314"/>
      <text:p text:style-name="P315">mov word [radix],10</text:p>
      <text:p text:style-name="P316">mov word [int_width],1</text:p>
      <text:p text:style-name="P317"/>
      <text:p text:style-name="P318">mov ax,8</text:p>
      <text:p text:style-name="P319">call putint</text:p>
      <text:p text:style-name="P320">add ax,ax</text:p>
      <text:p text:style-name="P321">call putint</text:p>
      <text:p text:style-name="P322">sub ax,4</text:p>
      <text:p text:style-name="P323">call putint</text:p>
      <text:p text:style-name="P324"/>
      <text:p text:style-name="P325">mov ax,4C00h</text:p>
      <text:p text:style-name="P326">int 21h</text:p>
      <text:p text:style-name="First_20_paragraph">That program will output the following.</text:p>
      <text:p text:style-name="P327">8</text:p>
      <text:p text:style-name="P328">16</text:p>
      <text:p text:style-name="P329">12</text:p>
      <text:p text:style-name="First_20_paragraph">This is because we set ax to 8, then we added ax to itself, and finally we subtracted 4 from ax. Once you think about how easy this is, read on to see how multiplication and division work.</text:p>
      <text:h text:style-name="Heading_20_2" text:outline-level="2"><text:bookmark-start text:name="mul"/>mul<text:bookmark-end text:name="mul"/></text:h>
      <text:p text:style-name="First_20_paragraph">The mul instruction is slightly different than The previous instructions. It takes only one operand which must be either a register or memory location. It multiplies ax by the value of this operand. If the value is too large to fit within the ax register, it puts the higher bits into dx.</text:p>
      <text:h text:style-name="Heading_20_2" text:outline-level="2"><text:bookmark-start text:name="div"/>div<text:bookmark-end text:name="div"/></text:h>
      <text:p text:style-name="First_20_paragraph">The div instruction divides ax by the operand you give it (the divisor). However, division is a tricky operation because not every number divides evenly into another. It is also more complicated by the fact that the dx register is assumed to be the upper half of the bits in the dividend while ax is the lower bits of the dividend.</text:p>
      <text:p text:style-name="Text_20_body">I know it sounds complicated but it is easier than I can explain. I can illustrate this with a small program that multipies and divides!</text:p>
      <text:p text:style-name="P330">org 100h</text:p>
      <text:p text:style-name="P331">main:</text:p>
      <text:p text:style-name="P332"/>
      <text:p text:style-name="P333">mov word [radix],10</text:p>
      <text:p text:style-name="P334">mov word [int_width],1</text:p>
      <text:p text:style-name="P335"/>
      <text:p text:style-name="P336">mov ax,12</text:p>
      <text:p text:style-name="P337">call putint</text:p>
      <text:p text:style-name="P338">mov bx,5</text:p>
      <text:p text:style-name="P339">mul bx</text:p>
      <text:p text:style-name="P340">call putint</text:p>
      <text:p text:style-name="P341">mov bx,8</text:p>
      <text:p text:style-name="P342">mov dx,0</text:p>
      <text:p text:style-name="P343">div bx</text:p>
      <text:p text:style-name="P344">call putint</text:p>
      <text:p text:style-name="P345">mov ax,dx</text:p>
      <text:p text:style-name="P346">call putint</text:p>
      <text:p text:style-name="P347"/>
      <text:p text:style-name="P348">mov ax,4C00h</text:p>
      <text:p text:style-name="P349">int 21h</text:p>
      <text:p text:style-name="First_20_paragraph">The output of that program is this:</text:p>
      <text:p text:style-name="P350">12</text:p>
      <text:p text:style-name="P351">60</text:p>
      <text:p text:style-name="P352">7</text:p>
      <text:p text:style-name="P353">4</text:p>
      <text:p text:style-name="First_20_paragraph">This is because 12 was multiplied by 5 to get 60. Then we attempted to divide 60 by 8. It goes in only 7 times (which equals 56). This means the remainder is 4, which is stored in the dx register after the division.</text:p>
      <text:p text:style-name="Text_20_body">You may also notice in the source above that I set dx to zero before the div instruction. If this is not done, the dx might have mistakenly had another number and been interpreted as part of the dividend.</text:p>
      <text:p text:style-name="Text_20_body">I also think some terminology about division is helpful here.</text:p>
      <text:list text:style-name="L6">
        <text:list-item>
          <text:p text:style-name="P354">Dividend: The number we are dividing from.</text:p>
        </text:list-item>
        <text:list-item>
          <text:p text:style-name="P354">Divisor: The number we are dividing the dividend by. AKA how many times can we subtract this number from the divisor?</text:p>
        </text:list-item>
        <text:list-item>
          <text:p text:style-name="P354">Quotient: The result of the division.</text:p>
        </text:list-item>
        <text:list-item>
          <text:p text:style-name="P354">Remainder: What is left over if the divisor could not divide perfectly into the dividend.</text:p>
        </text:list-item>
      </text:list>
      <text:p text:style-name="First_20_paragraph">As much as I love math, I find some of these terms confusing when I try to explain it in English. Let’s face it, I am better at Assembly Language and the C Programming Language than I am with English, but it looks like you’re stuck with me because normal people are not autistic enough to care!</text:p>
      <text:p text:style-name="Horizontal_20_Line"/>
      <text:p text:style-name="First_20_paragraph">For a more in depth explanation of the mul and div instructions, I will include those written by Tomasz Grysztar (creator of the FASM assembler) in the official “flat assembler 1.73 Programmer’s Manual”</text:p>
      <text:p text:style-name="Text_20_body"><text:span text:style-name="T3">mul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text:span></text:p>
      <text:p text:style-name="Text_20_body"><text:span text:style-name="T3">div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text:span></text:p>
      <text:p text:style-name="Horizontal_20_Line"/>
      <text:p text:style-name="First_20_paragraph">Perhaps you can see that Assembly language is nothing more than a fancy calculator, except better. This is because there is no question which order the operations take place in. There is no need for mnemonics like “<text:span text:style-name="T3">Please excuse my dear Aunt Sally</text:span>” to remind us “<text:span text:style-name="T3">Parentheses, Exponents, Multiplication and Division (from left to right), and Addition and Subtraction</text:span>”.</text:p>
      <text:p text:style-name="Text_20_body">There are still two more instructions before we can construct useful programs. In fact, my previous examples have used these already, but now it is time to explain them in depth.</text:p>
      <text:h text:style-name="Heading_20_2" text:outline-level="2"><text:bookmark-start text:name="cmp"/>cmp<text:bookmark-end text:name="cmp"/></text:h>
      <text:p text:style-name="First_20_paragraph">The cmp instruction compares two operands but does not do any math with them. They remain unchanged but modify flags in the processor that allow us to jump based on certain conditions.</text:p>
      <text:h text:style-name="Heading_20_2" text:outline-level="2"><text:bookmark-start text:name="jmp"/>jmp<text:bookmark-end text:name="jmp"/></text:h>
      <text:p text:style-name="First_20_paragraph">The jmp instruction jumps to another location regardless of any conditions. It has a family of other jump instructions that jump only if certain conditions are true. In fact many of them have multiple names for the same operation. For example je and jz both jump if the two numbers compared would be zero if they were subtracted. This would only be true if they are the same.</text:p>
      <text:p text:style-name="Text_20_body">Here is a small chart, but it does not cover every alias for these.</text:p>
      <table:table table:name="Table1" table:style-name="Table1">
        <table:table-column table:style-name="Table1.A"/>
        <table:table-column table:style-name="Table1.B"/>
        <table:table-header-rows>
          <table:table-row>
            <table:table-cell table:style-name="TableHeaderRowCell" office:value-type="string">
              <text:p text:style-name="Table_20_Heading">Instruc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je/jz</text:p>
          </table:table-cell>
          <table:table-cell table:style-name="TableRowCell" office:value-type="string">
            <text:p text:style-name="Table_20_Contents">jump if equal</text:p>
          </table:table-cell>
        </table:table-row>
        <table:table-row>
          <table:table-cell table:style-name="TableRowCell" office:value-type="string">
            <text:p text:style-name="Table_20_Contents">ja</text:p>
          </table:table-cell>
          <table:table-cell table:style-name="TableRowCell" office:value-type="string">
            <text:p text:style-name="Table_20_Contents">jump if above</text:p>
          </table:table-cell>
        </table:table-row>
        <table:table-row>
          <table:table-cell table:style-name="TableRowCell" office:value-type="string">
            <text:p text:style-name="Table_20_Contents">jb</text:p>
          </table:table-cell>
          <table:table-cell table:style-name="TableRowCell" office:value-type="string">
            <text:p text:style-name="Table_20_Contents">jump if below</text:p>
          </table:table-cell>
        </table:table-row>
        <table:table-row>
          <table:table-cell table:style-name="TableRowCell" office:value-type="string">
            <text:p text:style-name="Table_20_Contents">jne/jnz</text:p>
          </table:table-cell>
          <table:table-cell table:style-name="TableRowCell" office:value-type="string">
            <text:p text:style-name="Table_20_Contents">jump if not equal</text:p>
          </table:table-cell>
        </table:table-row>
        <table:table-row>
          <table:table-cell table:style-name="TableRowCell" office:value-type="string">
            <text:p text:style-name="Table_20_Contents">jna</text:p>
          </table:table-cell>
          <table:table-cell table:style-name="TableRowCell" office:value-type="string">
            <text:p text:style-name="Table_20_Contents">jump if not above</text:p>
          </table:table-cell>
        </table:table-row>
        <table:table-row>
          <table:table-cell table:style-name="TableRowCell" office:value-type="string">
            <text:p text:style-name="Table_20_Contents">jnb</text:p>
          </table:table-cell>
          <table:table-cell table:style-name="TableRowCell" office:value-type="string">
            <text:p text:style-name="Table_20_Contents">jump if not below</text:p>
          </table:table-cell>
        </table:table-row>
      </table:table>
      <text:p text:style-name="First_20_paragraph">Aside from those main 6 conditional jumps that I have memorized. There also exists jl(jump if less) and jg(jump if greater). However, they are for signed/negative numbers which I have not covered. Personally I don’t agree with the way negative numbers are represented in computers but I know that understanding the context of signed vs unsigned is important for more complex programs. Once again, I recommend the FASM programmers manual for details that I have excluded for the purpose of keeping this book short.</text:p>
      <text:p text:style-name="Text_20_body">The following program can print a message telling you whether ax is less than , equal to, or more than bx. Upon this foundation all the conditional jumps in my programs and functions are based.</text:p>
      <text:p text:style-name="P355">org 100h</text:p>
      <text:p text:style-name="P356">main:</text:p>
      <text:p text:style-name="P357"/>
      <text:p text:style-name="P358">mov word [radix],10</text:p>
      <text:p text:style-name="P359">mov word [int_width],1</text:p>
      <text:p text:style-name="P360"/>
      <text:p text:style-name="P361">mov ax,5</text:p>
      <text:p text:style-name="P362">mov bx,8</text:p>
      <text:p text:style-name="P363">cmp ax,bx</text:p>
      <text:p text:style-name="P364">jb less</text:p>
      <text:p text:style-name="P365">je same</text:p>
      <text:p text:style-name="P366">ja more</text:p>
      <text:p text:style-name="P367"/>
      <text:p text:style-name="P368">less:</text:p>
      <text:p text:style-name="P369">mov ax,string_less</text:p>
      <text:p text:style-name="P370">jmp end</text:p>
      <text:p text:style-name="P371">same:</text:p>
      <text:p text:style-name="P372">mov ax,string_same</text:p>
      <text:p text:style-name="P373">jmp end</text:p>
      <text:p text:style-name="P374">more:</text:p>
      <text:p text:style-name="P375">mov ax,string_more</text:p>
      <text:p text:style-name="P376">jmp end</text:p>
      <text:p text:style-name="P377"/>
      <text:p text:style-name="P378">end:</text:p>
      <text:p text:style-name="P379">call putstring</text:p>
      <text:p text:style-name="P380"/>
      <text:p text:style-name="P381">mov ax,4C00h</text:p>
      <text:p text:style-name="P382">int 21h</text:p>
      <text:p text:style-name="P383"/>
      <text:p text:style-name="P384">string_less db 'ax is less than bx',0</text:p>
      <text:p text:style-name="P385">string_same db 'ax is the same as bx',0</text:p>
      <text:p text:style-name="P386">string_more db 'ax is more than bx',0</text:p>
      <text:p text:style-name="First_20_paragraph">Personally I think that the system of conditional jumps makes a lot of sense. Other programming languages such as BASIC and C have “goto” statements that work like this. For example, <text:span text:style-name="Source_Text">if(ax&lt;bx){goto less;}</text:span>.</text:p>
      <text:p text:style-name="Text_20_body">The only thing I have found difficult is remembering which acronym means which condition. However, since I created the chart in this chapter, now I can refer to it and you can too! As long as I keep these main six types of conditions in my head, and am working with unsigned numbers, I can write Almost any assembly program from scratch.</text:p>
      <text:h text:style-name="Heading_20_2" text:outline-level="2"><text:bookmark-start text:name="pushpop"/>push/pop<text:bookmark-end text:name="pushpop"/></text:h>
      <text:p text:style-name="First_20_paragraph">The push and pop instructions are something you have already seen in my code. The operate on what is called the “stack”. Basically, when you push something, it is like pushing a box of cereal onto a shelf at Walmart. The last item pushed is at the front and will be the first item a customer sees. This is what is called a Last In First Out.</text:p>
      <text:p text:style-name="Text_20_body">Not only is the stack useful for saving the value of registers temporarily as I do, but without it, it would not be possible to have callable functions. When you call a function with “call”, it is the same as a “jmp” to that location except that it pushes the address where the program was before the call. The “ret” instruction returns to the location that called the function and then proceeds to instructions after it.</text:p>
      <text:p text:style-name="Text_20_body">The sp register, as I mentioned in chapter 1, is the stack pointer. Every time you push a value, it stores it at the address the stack pointer is pointing to and then subtracts the size of the native word size. For example, this is always 16 bits in the context of DOS programming for 16 bit .com files. This means that you can use it with the other registers to save their value for later.</text:p>
      <text:p text:style-name="Text_20_body">In the next chapter, I will show a useful example of the push and pop instructions and explain a little bit more about this.</text:p>
      <text:h text:style-name="Heading_20_2" text:outline-level="2"><text:bookmark-start text:name="take-it-slow"/>Take it slow<text:bookmark-end text:name="take-it-slow"/></text:h>
      <text:p text:style-name="First_20_paragraph">I know I hit you with a lot of information in this chapter, but trust me, I am intentionally leaving out a lot because I don’t want this book to be the size of the Intel® 64 and IA-32 Architectures Software Developer Manuals</text:p>
      <text:p text:style-name="Text_20_body"><text:a xlink:type="simple" xlink:href="https://www.intel.com/content/www/us/en/developer/articles/technical/intel-sdm.html" office:name=""><text:span text:style-name="Definition">https://www.intel.com/content/www/us/en/developer/articles/technical/intel-sdm.html</text:span></text:a></text:p>
      <text:p text:style-name="Text_20_body">There are hundreds of instructions for Intel machines and yet if you combine the instructions I have described in this chapter with the “call”,“int”, and “ret” instructions required for calling functions for input and output, you will see that it is possible to write almost any program I want with these instructions.</text:p>
      <text:p text:style-name="Text_20_body">I am taking what I have learned by reading the Intel Manuals and the API references available for DOS so that you don’t have to spend as much time figuring these things out as I did. What I can tell you though, is that the result was worth it because I have been able to write programs to accomplish tasks faster than my C programs could. At the same time, the Assembly versions took longer to write than the C versions did. This is the price I must pay to have high performing code.</text:p>
      <text:p text:style-name="Text_20_body">Also, there are some bitwise instructions by the names of AND,OR,XOR,NOT,SHL,SHR that are sometimes useful for making programs faster and smaller. However, these only make sense in the context of the Binary Numeral System and I suspect that the average reader of this book does not have the 25 years of experience in Binary math that I do.</text:p>
      <text:p text:style-name="Text_20_body">I will be explaining more about these operations in a later chapter because they help a lot when trying to optimize programs for size and speed. However they can make programming LOOK complicated and scare away potentially great new programmers who are just trying to learn to apply the 4 regular arithmetic operations of addition, subtraction, multiplication, and division which apply to all number bases.</text:p>
      <text:h text:style-name="Heading_20_1" text:outline-level="1"><text:bookmark-start text:name="chapter-5-integer-sequences-and-their-application-in-learning"/>Chapter 5: Integer Sequences and Their Application in Learning<text:bookmark-end text:name="chapter-5-integer-sequences-and-their-application-in-learning"/></text:h>
      <text:p text:style-name="First_20_paragraph">To be a programmer in any language, a person needs more than information. There must exist the motivation of something you want to make. The challenge is that when you are a beginner, it can be easy to get discouraged because you won’t be making anything big or impressive to other people at the start. All you have to work with in most programming languages is displaying text and numbers.</text:p>
      <text:p text:style-name="Text_20_body">Later on you can learn to use third party libraries or native APIs for your operating system. However, what I have always disliked is that the internals of how they work are hidden or obfuscated so that you don’t know how they work.</text:p>
      <text:p text:style-name="Text_20_body">But if you love math like I do, you will never have a problem testing your ability by writing small programs to print integer sequences. In this chapter, I will be sharing 3 of my favorite sequences.</text:p>
      <text:list text:style-name="L7">
        <text:list-item>
          <text:p text:style-name="P387"><text:a xlink:type="simple" xlink:href="https://oeis.org/A000045" office:name=""><text:span text:style-name="Definition">Fibonacci numbers</text:span></text:a></text:p>
        </text:list-item>
        <text:list-item>
          <text:p text:style-name="P387"><text:a xlink:type="simple" xlink:href="https://oeis.org/A000079" office:name=""><text:span text:style-name="Definition">Powers of 2</text:span></text:a></text:p>
        </text:list-item>
        <text:list-item>
          <text:p text:style-name="P387"><text:a xlink:type="simple" xlink:href="https://oeis.org/A000040" office:name=""><text:span text:style-name="Definition">Prime Numbers</text:span></text:a></text:p>
        </text:list-item>
      </text:list>
      <text:p text:style-name="First_20_paragraph">If you have the ebook edition of this book, you will be able to click the links above and learn more about these sequences. Either way, I will show you the code that makes printing these sequences easy. even in Assembly Language</text:p>
      <text:h text:style-name="Heading_20_2" text:outline-level="2"><text:bookmark-start text:name="fibonacci-numbers"/>Fibonacci numbers<text:bookmark-end text:name="fibonacci-numbers"/></text:h>
      <text:p text:style-name="P388">org 100h</text:p>
      <text:p text:style-name="P389">main:</text:p>
      <text:p text:style-name="P390"/>
      <text:p text:style-name="P391">mov word [radix],10</text:p>
      <text:p text:style-name="P392">mov word [int_width],1</text:p>
      <text:p text:style-name="P393"/>
      <text:p text:style-name="P394">mov ax,0</text:p>
      <text:p text:style-name="P395">mov bx,1</text:p>
      <text:p text:style-name="P396"/>
      <text:p text:style-name="P397">Fibonacci:</text:p>
      <text:p text:style-name="P398"/>
      <text:p text:style-name="P399">call putint</text:p>
      <text:p text:style-name="P400">add ax,bx</text:p>
      <text:p text:style-name="P401">push ax</text:p>
      <text:p text:style-name="P402">mov ax,bx</text:p>
      <text:p text:style-name="P403">pop bx</text:p>
      <text:p text:style-name="P404">cmp ax,1000</text:p>
      <text:p text:style-name="P405">jb Fibonacci</text:p>
      <text:p text:style-name="P406"/>
      <text:p text:style-name="P407">mov ax,4C00h</text:p>
      <text:p text:style-name="P408">int 21h</text:p>
      <text:p text:style-name="P409"/>
      <text:p text:style-name="P410">include 'chastelib16.asm'</text:p>
      <text:p text:style-name="First_20_paragraph">When executed, that program will output the following sequence</text:p>
      <text:p text:style-name="P411">0</text:p>
      <text:p text:style-name="P412">1</text:p>
      <text:p text:style-name="P413">1</text:p>
      <text:p text:style-name="P414">2</text:p>
      <text:p text:style-name="P415">3</text:p>
      <text:p text:style-name="P416">5</text:p>
      <text:p text:style-name="P417">8</text:p>
      <text:p text:style-name="P418">13</text:p>
      <text:p text:style-name="P419">21</text:p>
      <text:p text:style-name="P420">34</text:p>
      <text:p text:style-name="P421">55</text:p>
      <text:p text:style-name="P422">89</text:p>
      <text:p text:style-name="P423">144</text:p>
      <text:p text:style-name="P424">233</text:p>
      <text:p text:style-name="P425">377</text:p>
      <text:p text:style-name="P426">610</text:p>
      <text:p text:style-name="P427">987</text:p>
      <text:p text:style-name="First_20_paragraph">Just by looking at it, hopefully you see the pattern. Each number is the sum of the previous two numbers. The loop in this program needed to swap the numbers in ax and bx each time before the next add. Technically, there are two other ways I could have achieved it. I could have used ecx as a temporary storage. I also could have used the xchg instruction which does the same thing, but the stack provided me a convenient way of doing it. We only needed to save the ax register before it was overwritten with bx, then we pop into bx the pushed ax from earlier. None of these methods is more correct than any other, but I tend to favor simplicity and therefore am limiting the type of instructions I use. I also think that using a third register or even another memory location is acceptable for something like this, but since the stack is already used for function calls and is an expected part of Assembly, there is no reason not to use it, especially when we only need to save one register.</text:p>
      <text:h text:style-name="Heading_20_2" text:outline-level="2"><text:bookmark-start text:name="powers-of-2"/>Powers of 2<text:bookmark-end text:name="powers-of-2"/></text:h>
      <text:p text:style-name="P428">org 100h</text:p>
      <text:p text:style-name="P429">main:</text:p>
      <text:p text:style-name="P430"/>
      <text:p text:style-name="P431">mov word [radix],10</text:p>
      <text:p text:style-name="P432">mov word [int_width],1</text:p>
      <text:p text:style-name="P433">mov [int_newline],0</text:p>
      <text:p text:style-name="P434"/>
      <text:p text:style-name="P435">mov cx,0</text:p>
      <text:p text:style-name="P436"/>
      <text:p text:style-name="P437">mov [array],byte 1</text:p>
      <text:p text:style-name="P438"/>
      <text:p text:style-name="P439">powers_of_two:</text:p>
      <text:p text:style-name="P440"/>
      <text:p text:style-name="P441">;this section prints the digits</text:p>
      <text:p text:style-name="P442">mov bx,[length]</text:p>
      <text:p text:style-name="P443">array_print:</text:p>
      <text:p text:style-name="P444">dec bx</text:p>
      <text:p text:style-name="P445">mov ax,0</text:p>
      <text:p text:style-name="P446">mov al,[array+bx]</text:p>
      <text:p text:style-name="P447">call putint</text:p>
      <text:p text:style-name="P448">cmp bx,0</text:p>
      <text:p text:style-name="P449">jnz array_print</text:p>
      <text:p text:style-name="P450">call putline</text:p>
      <text:p text:style-name="P451"/>
      <text:p text:style-name="P452">;this section adds the digits</text:p>
      <text:p text:style-name="P453">mov dl,0</text:p>
      <text:p text:style-name="P454">mov bx,0</text:p>
      <text:p text:style-name="P455">array_add:</text:p>
      <text:p text:style-name="P456">mov ax,0</text:p>
      <text:p text:style-name="P457">mov al,[array+bx]</text:p>
      <text:p text:style-name="P458">add al,al</text:p>
      <text:p text:style-name="P459">add al,dl</text:p>
      <text:p text:style-name="P460">mov dl,0</text:p>
      <text:p text:style-name="P461">cmp al,10</text:p>
      <text:p text:style-name="P462">jb less_than_ten</text:p>
      <text:p text:style-name="P463"/>
      <text:p text:style-name="P464">sub al,10</text:p>
      <text:p text:style-name="P465">mov dl,1</text:p>
      <text:p text:style-name="P466"/>
      <text:p text:style-name="P467">less_than_ten:</text:p>
      <text:p text:style-name="P468">mov [array+bx],al</text:p>
      <text:p text:style-name="P469">inc bx</text:p>
      <text:p text:style-name="P470">cmp bx,[length]</text:p>
      <text:p text:style-name="P471">jnz array_add</text:p>
      <text:p text:style-name="P472"/>
      <text:p text:style-name="P473">cmp dl,0</text:p>
      <text:p text:style-name="P474">jz carry_is_zero</text:p>
      <text:p text:style-name="P475"/>
      <text:p text:style-name="P476">mov [array+bx],1</text:p>
      <text:p text:style-name="P477">inc [length]</text:p>
      <text:p text:style-name="P478"/>
      <text:p text:style-name="P479">carry_is_zero:</text:p>
      <text:p text:style-name="P480"/>
      <text:p text:style-name="P481">;keeps track of how many times the loop has run</text:p>
      <text:p text:style-name="P482">add cx,1</text:p>
      <text:p text:style-name="P483">cmp cx,64</text:p>
      <text:p text:style-name="P484">jna powers_of_two</text:p>
      <text:p text:style-name="P485"/>
      <text:p text:style-name="P486">mov ax,4C00h</text:p>
      <text:p text:style-name="P487">int 21h</text:p>
      <text:p text:style-name="P488"/>
      <text:p text:style-name="P489">length dw 1</text:p>
      <text:p text:style-name="P490">array db 32 dup 0</text:p>
      <text:p text:style-name="P491"/>
      <text:p text:style-name="P492">include 'chastelib16.asm'</text:p>
      <text:h text:style-name="Heading_20_2" text:outline-level="2"><text:bookmark-start text:name="prime-numbers"/>Prime Numbers<text:bookmark-end text:name="prime-numbers"/></text:h>
      <text:p text:style-name="P493">org 100h</text:p>
      <text:p text:style-name="P494">main:</text:p>
      <text:p text:style-name="P495"/>
      <text:p text:style-name="P496">mov word [radix],10</text:p>
      <text:p text:style-name="P497">mov word [int_width],1</text:p>
      <text:p text:style-name="P498">mov [int_newline],0</text:p>
      <text:p text:style-name="P499"/>
      <text:p text:style-name="P500">;the only even prime is 2</text:p>
      <text:p text:style-name="P501">mov ax,2</text:p>
      <text:p text:style-name="P502">call putint</text:p>
      <text:p text:style-name="P503">call putspace</text:p>
      <text:p text:style-name="P504"/>
      <text:p text:style-name="P505">;fill array with zeros up to length</text:p>
      <text:p text:style-name="P506">mov bx,0</text:p>
      <text:p text:style-name="P507">array_zero:</text:p>
      <text:p text:style-name="P508">mov [array+bx],0</text:p>
      <text:p text:style-name="P509">inc bx</text:p>
      <text:p text:style-name="P510">cmp bx,length</text:p>
      <text:p text:style-name="P511">jb array_zero</text:p>
      <text:p text:style-name="P512"/>
      <text:p text:style-name="P513">;start by filtering multiples of first odd prime: 3</text:p>
      <text:p text:style-name="P514">mov ax,3</text:p>
      <text:p text:style-name="P515"/>
      <text:p text:style-name="P516">primes:</text:p>
      <text:p text:style-name="P517"/>
      <text:p text:style-name="P518">;print this number because it is prime</text:p>
      <text:p text:style-name="P519">call putint</text:p>
      <text:p text:style-name="P520">call putspace</text:p>
      <text:p text:style-name="P521"/>
      <text:p text:style-name="P522">mov bx,ax ;mov ax to bx as our array index variable</text:p>
      <text:p text:style-name="P523">mov cx,ax ;mov ax to cx</text:p>
      <text:p text:style-name="P524">add cx,cx ;add cx to itself</text:p>
      <text:p text:style-name="P525"/>
      <text:p text:style-name="P526">sieve:</text:p>
      <text:p text:style-name="P527">mov [array+bx],1 ;mark element as multiple of prime</text:p>
      <text:p text:style-name="P528">add bx,cx ;check only multiples of prime times 2 to exclude even numbers</text:p>
      <text:p text:style-name="P529">cmp bx,length</text:p>
      <text:p text:style-name="P530">jb sieve</text:p>
      <text:p text:style-name="P531"/>
      <text:p text:style-name="P532">;check odd numbers until we find unused one not marked as multiple of prime</text:p>
      <text:p text:style-name="P533">mov bx,ax</text:p>
      <text:p text:style-name="P534">next_odd:</text:p>
      <text:p text:style-name="P535">add bx,2</text:p>
      <text:p text:style-name="P536">cmp [array+bx],0</text:p>
      <text:p text:style-name="P537">jz prime_found</text:p>
      <text:p text:style-name="P538">cmp bx,length</text:p>
      <text:p text:style-name="P539">jb next_odd</text:p>
      <text:p text:style-name="P540">prime_found:</text:p>
      <text:p text:style-name="P541"/>
      <text:p text:style-name="P542">;get next prime read to print in ax</text:p>
      <text:p text:style-name="P543">mov ax,bx</text:p>
      <text:p text:style-name="P544">cmp ax,length</text:p>
      <text:p text:style-name="P545">jb primes</text:p>
      <text:p text:style-name="P546"/>
      <text:p text:style-name="P547">mov ax,4C00h</text:p>
      <text:p text:style-name="P548">int 21h</text:p>
      <text:p text:style-name="P549"/>
      <text:p text:style-name="P550">include 'chastelib16.asm'</text:p>
      <text:p text:style-name="P551"/>
      <text:p text:style-name="P552">length=1000</text:p>
      <text:p text:style-name="P553">array rb length</text:p>
      <text:h text:style-name="Heading_20_2" text:outline-level="2"><text:bookmark-start text:name="how-to-use-these-examples"/>How to use these examples<text:bookmark-end text:name="how-to-use-these-examples"/></text:h>
      <text:p text:style-name="First_20_paragraph">My suggestions is that you download the examples in this chapter from my github repository rather than trying to type them by hand or copy past them. That way you can assemble them with FASM and run them in the DOSBox emulator to see how they work.</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These programs can produce long lists of numbers and so I can’t include all the output in this book. You will have to run them to get the full picture of how magnificent they are!</text:p>
      <text:h text:style-name="Heading_20_1" text:outline-level="1"><text:bookmark-start text:name="chapter-6-the-strint-function"/>Chapter 6: The strint Function<text:bookmark-end text:name="chapter-6-the-strint-function"/></text:h>
      <text:p text:style-name="First_20_paragraph">In this chapter, I will only be introducing one program that uses the three previous functions I described in earlier parts of this book but also includes one more important one!</text:p>
      <text:p text:style-name="Text_20_body">What this program does is really quite simple, it takes a string of binary integers called “test_int” and converts it into a real integer using a new function called “strint”.</text:p>
      <text:p text:style-name="Text_20_body">Below is the source of this program. Take a minute to look it over. Afterwards, I will explain more about the “strint” function and how it interacts with the other three functions. “putstring”,“intstr”,and “putint”.</text:p>
      <text:h text:style-name="Heading_20_2" text:outline-level="2"><text:bookmark-start text:name="the-program"/>The Program<text:bookmark-end text:name="the-program"/></text:h>
      <text:p text:style-name="P554">org 100h</text:p>
      <text:p text:style-name="P555"/>
      <text:p text:style-name="P556">main:</text:p>
      <text:p text:style-name="P557"/>
      <text:p text:style-name="P558">mov ax,main_string</text:p>
      <text:p text:style-name="P559">call putstring</text:p>
      <text:p text:style-name="P560"/>
      <text:p text:style-name="P561">mov word [radix],2 ; choose radix for integer input/output</text:p>
      <text:p text:style-name="P562">mov word [int_width],1</text:p>
      <text:p text:style-name="P563"/>
      <text:p text:style-name="P564">mov ax,test_int</text:p>
      <text:p text:style-name="P565">call strint</text:p>
      <text:p text:style-name="P566"/>
      <text:p text:style-name="P567">mov bx,ax</text:p>
      <text:p text:style-name="P568"/>
      <text:p text:style-name="P569">mov ax,str_bin</text:p>
      <text:p text:style-name="P570">call putstring</text:p>
      <text:p text:style-name="P571">mov ax,bx</text:p>
      <text:p text:style-name="P572">mov word [radix],2</text:p>
      <text:p text:style-name="P573">call putint</text:p>
      <text:p text:style-name="P574"/>
      <text:p text:style-name="P575">mov ax,str_hex</text:p>
      <text:p text:style-name="P576">call putstring</text:p>
      <text:p text:style-name="P577">mov ax,bx</text:p>
      <text:p text:style-name="P578">mov word [radix],16</text:p>
      <text:p text:style-name="P579">call putint</text:p>
      <text:p text:style-name="P580"/>
      <text:p text:style-name="P581">mov ax,str_dec</text:p>
      <text:p text:style-name="P582">call putstring</text:p>
      <text:p text:style-name="P583">mov ax,bx</text:p>
      <text:p text:style-name="P584">mov word [radix],10</text:p>
      <text:p text:style-name="P585">call putint</text:p>
      <text:p text:style-name="P586"/>
      <text:p text:style-name="P587">mov ax,4C00h</text:p>
      <text:p text:style-name="P588">int 21h</text:p>
      <text:p text:style-name="P589"/>
      <text:p text:style-name="P590">main_string db "This is the year I was born",0Dh,0Ah,0</text:p>
      <text:p text:style-name="P591"/>
      <text:p text:style-name="P592">;test string of integer for input</text:p>
      <text:p text:style-name="P593">test_int db '11111000011',0</text:p>
      <text:p text:style-name="P594"/>
      <text:p text:style-name="P595">str_bin db 'binary: ',0</text:p>
      <text:p text:style-name="P596">str_hex db 'hexadecimal: ',0</text:p>
      <text:p text:style-name="P597">str_dec db 'decimal: ',0</text:p>
      <text:p text:style-name="P598"/>
      <text:p text:style-name="P599">include 'chastelib16.asm'</text:p>
      <text:p text:style-name="First_20_paragraph">For a quick review, the 3 previous function do the following.</text:p>
      <text:list text:style-name="L8">
        <text:list-item>
          <text:p text:style-name="P600">putstring: prints a zero terminated string pointed to by ax register</text:p>
        </text:list-item>
        <text:list-item>
          <text:p text:style-name="P600">intstr: converts the integer in ax register into a zero terminated string and then points ax to that string for compatibility with putstring</text:p>
        </text:list-item>
        <text:list-item>
          <text:p text:style-name="P600">putint: calls intstr and then putstring to display whatever number ax equals</text:p>
        </text:list-item>
      </text:list>
      <text:p text:style-name="First_20_paragraph">And now I introduce to you the final function of my 4 function library that I call “chastelib”.</text:p>
      <text:p text:style-name="Text_20_body">This function is called “strint” and its importance cannot be overstated. It does the opposite of the “intstr” function. Instead of converting an integer to a string, it does the opposite and takes the string pointed to by ax and converts it into a number returned in the ax register. Much like “intstr”, it uses the global <text:span text:style-name="Source_Text">[radix]</text:span> variable to know which base is being used.</text:p>
      <text:p text:style-name="Text_20_body">But the very nature of turning a string into an integer is more complicated by necessity. Any valid 16 bit number can be turned into a string from bases 2 to 36 by the “intstr” function. However, strings can contain characters that are invalid to be converted as numbers. There is also the issue that both capital and lowercase letters might be used in radixes higher than ten. In the program above, I used a binary integer string for an example, but in real applications, such as a famous program I wrote called “chastehex”, it is necessary to write a function that can gracefully handle not only the decimal digits ‘0’ to ‘9’ but also handle letters ‘A’ to ‘Z’ or ‘a’ to ‘z’.</text:p>
      <text:p text:style-name="Text_20_body">Below is the full source code of the strint function as written for 16 bit DOS Assembly programs. I spent more time writing this function than the three previous functions combined, but it was necessary for the programs I intended to write! Comments are included although more explanation may be required for some to understand it.</text:p>
      <text:h text:style-name="Heading_20_2" text:outline-level="2"><text:bookmark-start text:name="the-function"/>The Function<text:bookmark-end text:name="the-function"/></text:h>
      <text:p text:style-name="P601">;this function converts a string pointed to by ax into an integer returned in ax instead</text:p>
      <text:p text:style-name="P602">;it is a little complicated because it has to account for whether the character in</text:p>
      <text:p text:style-name="P603">;a string is a decimal digit 0 to 9, or an alphabet character for bases higher than ten</text:p>
      <text:p text:style-name="P604">;it also checks for both uppercase and lowercase letters for bases 11 to 36</text:p>
      <text:p text:style-name="P605">;finally, it checks if that letter makes sense for the base.</text:p>
      <text:p text:style-name="P606">;For example, G to Z cannot be used in hexadecimal, only A to F can</text:p>
      <text:p text:style-name="P607">;The purpose of writing this function was to be able to accept user input as integers</text:p>
      <text:p text:style-name="P608"/>
      <text:p text:style-name="P609">strint:</text:p>
      <text:p text:style-name="P610"/>
      <text:p text:style-name="P611">mov bx,ax ;copy string address from ax to bx because ax will be replaced soon!</text:p>
      <text:p text:style-name="P612">mov ax,0</text:p>
      <text:p text:style-name="P613"/>
      <text:p text:style-name="P614">read_strint:</text:p>
      <text:p text:style-name="P615">mov cx,0 ; zero cx so only lower 8 bits are used</text:p>
      <text:p text:style-name="P616">mov cl,[bx] ;copy byte/character at address bx to cl register (lowest part of cx)</text:p>
      <text:p text:style-name="P617">inc bx ;increment bx to be ready for next character</text:p>
      <text:p text:style-name="P618">cmp cl,0 ; compare this byte with 0</text:p>
      <text:p text:style-name="P619">jz strint_end ; if comparison was zero, this is the end of string</text:p>
      <text:p text:style-name="P620"/>
      <text:p text:style-name="P621">;if char is below '0' or above '9', it is outside the range of these and is not a digit</text:p>
      <text:p text:style-name="P622">cmp cl,'0'</text:p>
      <text:p text:style-name="P623">jb not_digit</text:p>
      <text:p text:style-name="P624">cmp cl,'9'</text:p>
      <text:p text:style-name="P625">ja not_digit</text:p>
      <text:p text:style-name="P626"/>
      <text:p text:style-name="P627">;but if it is a digit, then correct and process the character</text:p>
      <text:p text:style-name="P628">is_digit:</text:p>
      <text:p text:style-name="P629">sub cl,'0'</text:p>
      <text:p text:style-name="P630">jmp process_char</text:p>
      <text:p text:style-name="P631"/>
      <text:p text:style-name="P632">not_digit:</text:p>
      <text:p text:style-name="P633">;it isn't a decimal digit, but it could be perhaps an alphabet character</text:p>
      <text:p text:style-name="P634">;which could be a digit in a higher base like hexadecimal</text:p>
      <text:p text:style-name="P635">;we will check for that possibility next</text:p>
      <text:p text:style-name="P636"/>
      <text:p text:style-name="P637">;if char is below 'A' or above 'Z', it is outside the range of these and is not capital letter</text:p>
      <text:p text:style-name="P638">cmp cl,'A'</text:p>
      <text:p text:style-name="P639">jb not_upper</text:p>
      <text:p text:style-name="P640">cmp cl,'Z'</text:p>
      <text:p text:style-name="P641">ja not_upper</text:p>
      <text:p text:style-name="P642"/>
      <text:p text:style-name="P643">is_upper:</text:p>
      <text:p text:style-name="P644">sub cl,'A'</text:p>
      <text:p text:style-name="P645">add cl,10</text:p>
      <text:p text:style-name="P646">jmp process_char</text:p>
      <text:p text:style-name="P647"/>
      <text:p text:style-name="P648">not_upper:</text:p>
      <text:p text:style-name="P649"/>
      <text:p text:style-name="P650">;if char is below 'a' or above 'z', it is outside the range of these and is not lowercase letter</text:p>
      <text:p text:style-name="P651">cmp cl,'a'</text:p>
      <text:p text:style-name="P652">jb not_lower</text:p>
      <text:p text:style-name="P653">cmp cl,'z'</text:p>
      <text:p text:style-name="P654">ja not_lower</text:p>
      <text:p text:style-name="P655"/>
      <text:p text:style-name="P656">is_lower:</text:p>
      <text:p text:style-name="P657">sub cl,'a'</text:p>
      <text:p text:style-name="P658">add cl,10</text:p>
      <text:p text:style-name="P659">jmp process_char</text:p>
      <text:p text:style-name="P660"/>
      <text:p text:style-name="P661">not_lower:</text:p>
      <text:p text:style-name="P662"/>
      <text:p text:style-name="P663">;if we have reached this point, result invalid and end function</text:p>
      <text:p text:style-name="P664">jmp strint_end</text:p>
      <text:p text:style-name="P665"/>
      <text:p text:style-name="P666">process_char:</text:p>
      <text:p text:style-name="P667"/>
      <text:p text:style-name="P668">cmp cx,[radix] ;compare char with radix</text:p>
      <text:p text:style-name="P669">jae strint_end ;if this value is above or equal to radix, it is too high despite being a valid digit/alpha</text:p>
      <text:p text:style-name="P670"/>
      <text:p text:style-name="P671">mov dx,0 ;zero dx because it is used in mul sometimes</text:p>
      <text:p text:style-name="P672">mul word [radix] <text:s text:c="3"/>;mul ax with radix</text:p>
      <text:p text:style-name="P673">add ax,cx</text:p>
      <text:p text:style-name="P674"/>
      <text:p text:style-name="P675">jmp read_strint ;jump back and continue the loop if nothing has exited it</text:p>
      <text:p text:style-name="P676"/>
      <text:p text:style-name="P677">strint_end:</text:p>
      <text:p text:style-name="P678"/>
      <text:p text:style-name="P679">ret</text:p>
      <text:p text:style-name="First_20_paragraph">If you run the program at the top of this chapter (remember the source is available on github but also can be pieced together from this book alone), it will produce this output.</text:p>
      <text:h text:style-name="Heading_20_2" text:outline-level="2"><text:bookmark-start text:name="the-output"/>The Output<text:bookmark-end text:name="the-output"/></text:h>
      <text:p text:style-name="P680">This is the year I was born</text:p>
      <text:p text:style-name="P681">binary: 11111000011</text:p>
      <text:p text:style-name="P682">hexadecimal: 7C3</text:p>
      <text:p text:style-name="P683">decimal: 1987</text:p>
      <text:p text:style-name="First_20_paragraph">These three forms of displaying the same number are quite obviously the most useful radixes that programmers must learn.</text:p>
      <text:p text:style-name="Text_20_body">Binary is what computers understand. Without knowing that everything is bits of only 0 or 1, very little about computers makes sense without a complete understanding of the Binary Numeral System.</text:p>
      <text:p text:style-name="Text_20_body">Hexadecimal is the short form of Binary because every four bits equals one digit in Hexadecimal. For this reason, hex editors for editing binary files are much more common than binary editors. It just takes less typing and disk space.</text:p>
      <text:p text:style-name="Text_20_body">Decimal actually has no value other than what humans have placed on it. Base ten is not special, and computers don’t understand it as well as Binary, but humans expect numbers to be in this form, and by extension, all the video games also display numbers in this form.</text:p>
      <text:p text:style-name="Text_20_body">If I told people that I was born in 11111000011, they will think I am really old and should be dead by now. If I tell them I was born in 1987, they will know that I am 38 years old at the time I am writing this book. However, both numbers mean the exact same thing.</text:p>
      <text:p text:style-name="Text_20_body">The reason I mention this is that I want you to research different bases/radixes of number systems because it will make you a better programmer. In fact there is a really good book written by another author that I will recommend.</text:p>
      <text:p text:style-name="Text_20_body">Binary, Octal and Hexadecimal for Programming &amp; Computer Science by Sunil Tanna <text:a xlink:type="simple" xlink:href="https://www.amazon.com/Binary-Hexadecimal-Programming-Computer-Science-ebook/dp/B07F6Y7JX1" office:name=""><text:span text:style-name="Definition">https://www.amazon.com/Binary-Hexadecimal-Programming-Computer-Science-ebook/dp/B07F6Y7JX1</text:span></text:a></text:p>
      <text:h text:style-name="Heading_20_1" text:outline-level="1"><text:bookmark-start text:name="chapter-7-translating-assembly-to-other-programming-languages"/>Chapter 7: Translating Assembly to Other Programming Languages<text:bookmark-end text:name="chapter-7-translating-assembly-to-other-programming-languages"/></text:h>
      <text:p text:style-name="First_20_paragraph">This chapter is going to be a weird one, because most people don’t start with assembly language before moving to higher level languages. In fact most people would probably recommend against Assembly as a first programming language.</text:p>
      <text:p text:style-name="Text_20_body">But for the purpose of this chapter alone, I will be assuming that you have been following the first 6 chapters of this Assembly book and want to know how this knowledge can be used to translate the Assembly into other languages like C and C++. This is actually very easy to do because the other languages are easier and have built in functions for you to use.</text:p>
      <text:p text:style-name="Text_20_body">So what I did is write a test suite program. It makes use of the core 4 of my chastelib functions (putstring,putint,intstr,strint) as well as some other utility functions just for displaying single characters, lines, and spaces.</text:p>
      <text:p text:style-name="Text_20_body">In this chapter, I will be including the entire source code of the main program “main.asm” as well as “chastelib16.asm” which is the included file containing all the useful output functions. Snippets of these have been included throughout the book but by including them all in this chapter, you can be sure that you have the most updated and commented version of the source code. This will become more important later when I show you the C equivalent program.</text:p>
      <text:h text:style-name="Heading_20_2" text:outline-level="2"><text:bookmark-start text:name="main.asm"/>main.asm<text:bookmark-end text:name="main.asm"/></text:h>
      <text:p text:style-name="P684">org 100h</text:p>
      <text:p text:style-name="P685"/>
      <text:p text:style-name="P686">main:</text:p>
      <text:p text:style-name="P687"/>
      <text:p text:style-name="P688">mov eax,main_string</text:p>
      <text:p text:style-name="P689">call putstring</text:p>
      <text:p text:style-name="P690"/>
      <text:p text:style-name="P691">mov word[radix],16 <text:s text:c="10"/>; can choose radix for integer output!</text:p>
      <text:p text:style-name="P692">mov word[int_width],1</text:p>
      <text:p text:style-name="P693">mov byte[int_newline],0</text:p>
      <text:p text:style-name="P694"/>
      <text:p text:style-name="P695">mov ax,input_string_int <text:s text:c="1"/>;address of input string to convert to integer using current radix</text:p>
      <text:p text:style-name="P696">call strint <text:s text:c="13"/>;call strint to return the string in eax register</text:p>
      <text:p text:style-name="P697">mov bx,ax <text:s text:c="15"/>;bx=ax (copy the converted value returned in ax to bx)</text:p>
      <text:p text:style-name="P698"/>
      <text:p text:style-name="P699">mov ax,0</text:p>
      <text:p text:style-name="P700">loop1:</text:p>
      <text:p text:style-name="P701"/>
      <text:p text:style-name="P702">mov word[radix],2 <text:s text:c="11"/>;set radix to binary</text:p>
      <text:p text:style-name="P703">mov word[int_width],8 <text:s text:c="7"/>;width of 8 bits</text:p>
      <text:p text:style-name="P704">call putint</text:p>
      <text:p text:style-name="P705">call putspace</text:p>
      <text:p text:style-name="P706">mov word[radix],16 <text:s text:c="10"/>;set radix to hexadecimal</text:p>
      <text:p text:style-name="P707">mov word[int_width],2 <text:s text:c="7"/>;width of 2 hex digits</text:p>
      <text:p text:style-name="P708">call putint</text:p>
      <text:p text:style-name="P709">call putspace</text:p>
      <text:p text:style-name="P710">mov word[radix],10 <text:s text:c="10"/>;set radix to decimal (what humans read)</text:p>
      <text:p text:style-name="P711">mov word[int_width],3 <text:s text:c="7"/>;width of 3 decimal digits</text:p>
      <text:p text:style-name="P712">call putint</text:p>
      <text:p text:style-name="P713"/>
      <text:p text:style-name="P714">cmp al,0x20 ;check if al is in printable range</text:p>
      <text:p text:style-name="P715">jb not_char ;if not then jump to not_char label</text:p>
      <text:p text:style-name="P716">cmp al,0x7E </text:p>
      <text:p text:style-name="P717">ja not_char</text:p>
      <text:p text:style-name="P718"/>
      <text:p text:style-name="P719">call putspace</text:p>
      <text:p text:style-name="P720">call putchar ;print the character if it is in the range 0x20 to 0x7E</text:p>
      <text:p text:style-name="P721"/>
      <text:p text:style-name="P722">not_char: <text:s text:c="3"/>;jump here if character is outside range to print</text:p>
      <text:p text:style-name="P723"/>
      <text:p text:style-name="P724">call putline ;print newline before the next loop</text:p>
      <text:p text:style-name="P725"/>
      <text:p text:style-name="P726">inc ax</text:p>
      <text:p text:style-name="P727">cmp ax,bx;</text:p>
      <text:p text:style-name="P728">jnz loop1</text:p>
      <text:p text:style-name="P729"/>
      <text:p text:style-name="P730">mov ax,4C00h ;DOS system call number ah=0x4C to exit program with ah=0x00 as return value</text:p>
      <text:p text:style-name="P731">int 21h <text:s text:c="5"/>;DOS interrupt to exit the program with numbers on previous line</text:p>
      <text:p text:style-name="P732"/>
      <text:p text:style-name="P733">;A string to test if output works</text:p>
      <text:p text:style-name="P734">main_string db 'Official test suite for the DOS Assembly version of chastelib.',0Ah,0</text:p>
      <text:p text:style-name="P735"/>
      <text:p text:style-name="P736">;test string of integer for input</text:p>
      <text:p text:style-name="P737">input_string_int db '100',0</text:p>
      <text:p text:style-name="P738"/>
      <text:p text:style-name="P739">include 'chastelib16.asm' ; use %include if assembling with NASM instead of FASM.</text:p>
      <text:p text:style-name="P740"/>
      <text:p text:style-name="P741">; This 16 bit DOS Assembly source has been formatted for the FASM assembler.</text:p>
      <text:p text:style-name="P742">; In order to run it, you will need the DOSBOX emulator or something similar.</text:p>
      <text:p text:style-name="P743">; First, assemble it into a binary file. FASM will automatically add</text:p>
      <text:p text:style-name="P744">; the .com extension because of the "org 100h" command.</text:p>
      <text:p text:style-name="P745">;</text:p>
      <text:p text:style-name="P746">; <text:s text:c="2"/>fasm main.asm</text:p>
      <text:p text:style-name="P747">;</text:p>
      <text:p text:style-name="P748">; Then you will need to open DOSBOX and mount the folder that it is in.</text:p>
      <text:p text:style-name="P749">; For example:</text:p>
      <text:p text:style-name="P750">;</text:p>
      <text:p text:style-name="P751">; <text:s text:c="2"/>mount c ~/.dos</text:p>
      <text:p text:style-name="P752">; <text:s text:c="2"/>c:</text:p>
      <text:p text:style-name="P753">;</text:p>
      <text:p text:style-name="P754">; <text:s text:c="2"/>Then, you will be able to just run the main.com.</text:p>
      <text:p text:style-name="P755">;</text:p>
      <text:p text:style-name="P756">; <text:s text:c="2"/>main</text:p>
      <text:h text:style-name="Heading_20_2" text:outline-level="2"><text:bookmark-start text:name="chastelib16.asm"/>chastelib16.asm<text:bookmark-end text:name="chastelib16.asm"/></text:h>
      <text:p text:style-name="P757">; This file is where I keep my function definitions.</text:p>
      <text:p text:style-name="P758">; These are usually my string and integer output routines.</text:p>
      <text:p text:style-name="P759"/>
      <text:p text:style-name="P760">;this is my best putstring function for DOS because it uses call 40h of interrupt 21h</text:p>
      <text:p text:style-name="P761">;this means that it works in a similar way to my Linux Assembly code</text:p>
      <text:p text:style-name="P762">;the plan is to make both my DOS and Linux functions identical except for the size of registers involved</text:p>
      <text:p text:style-name="P763"/>
      <text:p text:style-name="P764">stdout dw 1 ; variable for standard output so that it can theoretically be redirected</text:p>
      <text:p text:style-name="P765"/>
      <text:p text:style-name="P766">putstring:</text:p>
      <text:p text:style-name="P767"/>
      <text:p text:style-name="P768">push ax</text:p>
      <text:p text:style-name="P769">push bx</text:p>
      <text:p text:style-name="P770">push cx</text:p>
      <text:p text:style-name="P771">push dx</text:p>
      <text:p text:style-name="P772"/>
      <text:p text:style-name="P773">mov bx,ax <text:s text:c="17"/>;copy ax to bx for use as index register</text:p>
      <text:p text:style-name="P774"/>
      <text:p text:style-name="P775">putstring_strlen_start: <text:s text:c="3"/>;this loop finds the length of the string as part of the putstring function</text:p>
      <text:p text:style-name="P776"/>
      <text:p text:style-name="P777">cmp byte[bx],0 <text:s text:c="12"/>;compare this byte with 0</text:p>
      <text:p text:style-name="P778">jz putstring_strlen_end <text:s text:c="3"/>;if comparison was zero, jump to loop end because we have found the length</text:p>
      <text:p text:style-name="P779">inc bx <text:s text:c="20"/>;increment bx (add 1)</text:p>
      <text:p text:style-name="P780">jmp putstring_strlen_start ;jump to the start of the loop and keep trying until we find a zero</text:p>
      <text:p text:style-name="P781"/>
      <text:p text:style-name="P782">putstring_strlen_end:</text:p>
      <text:p text:style-name="P783"/>
      <text:p text:style-name="P784">sub bx,ax <text:s text:c="17"/>; sub ax from bx to get the difference for number of bytes</text:p>
      <text:p text:style-name="P785">mov cx,bx <text:s text:c="17"/>; mov bx to cx</text:p>
      <text:p text:style-name="P786">mov dx,ax <text:s text:c="17"/>; dx will have address of string to write</text:p>
      <text:p text:style-name="P787"/>
      <text:p text:style-name="P788">mov ah,40h <text:s text:c="16"/>; select DOS function 40h write </text:p>
      <text:p text:style-name="P789">mov bx,[stdout] <text:s text:c="11"/>; file handle 1=stdout</text:p>
      <text:p text:style-name="P790">int 21h <text:s text:c="19"/>; call the DOS kernel</text:p>
      <text:p text:style-name="P791"/>
      <text:p text:style-name="P792">pop dx</text:p>
      <text:p text:style-name="P793">pop cx</text:p>
      <text:p text:style-name="P794">pop bx</text:p>
      <text:p text:style-name="P795">pop ax</text:p>
      <text:p text:style-name="P796"/>
      <text:p text:style-name="P797">ret</text:p>
      <text:p text:style-name="P798"/>
      <text:p text:style-name="P799"/>
      <text:p text:style-name="P800"/>
      <text:p text:style-name="P801">;this is the location in memory where digits are written to by the intstr function</text:p>
      <text:p text:style-name="P802"/>
      <text:p text:style-name="P803">int_string db 16 dup '?' ;enough bytes to hold maximum size 16-bit binary integer</text:p>
      <text:p text:style-name="P804"/>
      <text:p text:style-name="P805">;this is the end of the integer string optional line feed and terminating zero</text:p>
      <text:p text:style-name="P806">;clever use of this label can change the ending to be a different character when needed </text:p>
      <text:p text:style-name="P807"/>
      <text:p text:style-name="P808">int_newline db 0Dh,0Ah,0 ;the proper way to end a line in DOS/Windows</text:p>
      <text:p text:style-name="P809"/>
      <text:p text:style-name="P810">radix dw 2 ;radix or base for integer output. 2=binary, 8=octal, 10=decimal, 16=hexadecimal</text:p>
      <text:p text:style-name="P811">int_width dw 8</text:p>
      <text:p text:style-name="P812"/>
      <text:p text:style-name="P813">intstr:</text:p>
      <text:p text:style-name="P814"/>
      <text:p text:style-name="P815">mov bx,int_newline-1 ;find address of lowest digit(just before the newline 0Ah)</text:p>
      <text:p text:style-name="P816">mov cx,1</text:p>
      <text:p text:style-name="P817"/>
      <text:p text:style-name="P818">digits_start:</text:p>
      <text:p text:style-name="P819"/>
      <text:p text:style-name="P820">mov dx,0;</text:p>
      <text:p text:style-name="P821">div word [radix]</text:p>
      <text:p text:style-name="P822">cmp dx,10</text:p>
      <text:p text:style-name="P823">jb decimal_digit</text:p>
      <text:p text:style-name="P824">jge hexadecimal_digit</text:p>
      <text:p text:style-name="P825"/>
      <text:p text:style-name="P826">decimal_digit: ;we go here if it is only a digit 0 to 9</text:p>
      <text:p text:style-name="P827">add dx,'0'</text:p>
      <text:p text:style-name="P828">jmp save_digit</text:p>
      <text:p text:style-name="P829"/>
      <text:p text:style-name="P830">hexadecimal_digit:</text:p>
      <text:p text:style-name="P831">sub dx,10</text:p>
      <text:p text:style-name="P832">add dx,'A'</text:p>
      <text:p text:style-name="P833"/>
      <text:p text:style-name="P834">save_digit:</text:p>
      <text:p text:style-name="P835"/>
      <text:p text:style-name="P836">mov [bx],dl</text:p>
      <text:p text:style-name="P837">cmp ax,0</text:p>
      <text:p text:style-name="P838">jz intstr_end</text:p>
      <text:p text:style-name="P839">dec bx</text:p>
      <text:p text:style-name="P840">inc cx</text:p>
      <text:p text:style-name="P841">jmp digits_start</text:p>
      <text:p text:style-name="P842"/>
      <text:p text:style-name="P843">intstr_end:</text:p>
      <text:p text:style-name="P844"/>
      <text:p text:style-name="P845">prefix_zeros:</text:p>
      <text:p text:style-name="P846">cmp cx,[int_width]</text:p>
      <text:p text:style-name="P847">jnb end_zeros</text:p>
      <text:p text:style-name="P848">dec bx</text:p>
      <text:p text:style-name="P849">mov byte[bx], '0'</text:p>
      <text:p text:style-name="P850">inc cx</text:p>
      <text:p text:style-name="P851">jmp prefix_zeros</text:p>
      <text:p text:style-name="P852">end_zeros:</text:p>
      <text:p text:style-name="P853"/>
      <text:p text:style-name="P854">mov ax,bx ; store string in ax for display later</text:p>
      <text:p text:style-name="P855"/>
      <text:p text:style-name="P856">ret</text:p>
      <text:p text:style-name="P857"/>
      <text:p text:style-name="P858"/>
      <text:p text:style-name="P859"/>
      <text:p text:style-name="P860">;function to print string form of whatever integer is in ax</text:p>
      <text:p text:style-name="P861">;The radix determines which number base the string form takes.</text:p>
      <text:p text:style-name="P862">;Anything from 2 to 36 is a valid radix</text:p>
      <text:p text:style-name="P863">;in practice though, only bases 2,8,10,and 16 will make sense to other programmers</text:p>
      <text:p text:style-name="P864">;this function does not process anything by itself but calls the combination of my other</text:p>
      <text:p text:style-name="P865">;functions in the order I intended them to be used.</text:p>
      <text:p text:style-name="P866"/>
      <text:p text:style-name="P867">putint: </text:p>
      <text:p text:style-name="P868"/>
      <text:p text:style-name="P869">push ax</text:p>
      <text:p text:style-name="P870">push bx</text:p>
      <text:p text:style-name="P871">push cx</text:p>
      <text:p text:style-name="P872">push dx</text:p>
      <text:p text:style-name="P873"/>
      <text:p text:style-name="P874">call intstr</text:p>
      <text:p text:style-name="P875">call putstring</text:p>
      <text:p text:style-name="P876"/>
      <text:p text:style-name="P877">pop dx</text:p>
      <text:p text:style-name="P878">pop cx</text:p>
      <text:p text:style-name="P879">pop bx</text:p>
      <text:p text:style-name="P880">pop ax</text:p>
      <text:p text:style-name="P881"/>
      <text:p text:style-name="P882">ret</text:p>
      <text:p text:style-name="P883"/>
      <text:p text:style-name="P884"/>
      <text:p text:style-name="P885"/>
      <text:p text:style-name="P886"/>
      <text:p text:style-name="P887"/>
      <text:p text:style-name="P888"/>
      <text:p text:style-name="P889"/>
      <text:p text:style-name="P890"/>
      <text:p text:style-name="P891">;this function converts a string pointed to by ax into an integer returned in ax instead</text:p>
      <text:p text:style-name="P892">;it is a little complicated because it has to account for whether the character in</text:p>
      <text:p text:style-name="P893">;a string is a decimal digit 0 to 9, or an alphabet character for bases higher than ten</text:p>
      <text:p text:style-name="P894">;it also checks for both uppercase and lowercase letters for bases 11 to 36</text:p>
      <text:p text:style-name="P895">;finally, it checks if that letter makes sense for the base.</text:p>
      <text:p text:style-name="P896">;For example, G to Z cannot be used in hexadecimal, only A to F can</text:p>
      <text:p text:style-name="P897">;The purpose of writing this function was to be able to accept user input as integers</text:p>
      <text:p text:style-name="P898"/>
      <text:p text:style-name="P899">strint:</text:p>
      <text:p text:style-name="P900"/>
      <text:p text:style-name="P901">mov bx,ax ;copy string address from ax to bx because ax will be replaced soon!</text:p>
      <text:p text:style-name="P902">mov ax,0</text:p>
      <text:p text:style-name="P903"/>
      <text:p text:style-name="P904">read_strint:</text:p>
      <text:p text:style-name="P905">mov cx,0 ; zero cx so only lower 8 bits are used</text:p>
      <text:p text:style-name="P906">mov cl,[bx] ;copy byte/character at address bx to cl register (lowest part of cx)</text:p>
      <text:p text:style-name="P907">inc bx ;increment bx to be ready for next character</text:p>
      <text:p text:style-name="P908">cmp cl,0 ; compare this byte with 0</text:p>
      <text:p text:style-name="P909">jz strint_end ; if comparison was zero, this is the end of string</text:p>
      <text:p text:style-name="P910"/>
      <text:p text:style-name="P911">;if char is below '0' or above '9', it is outside the range of these and is not a digit</text:p>
      <text:p text:style-name="P912">cmp cl,'0'</text:p>
      <text:p text:style-name="P913">jb not_digit</text:p>
      <text:p text:style-name="P914">cmp cl,'9'</text:p>
      <text:p text:style-name="P915">ja not_digit</text:p>
      <text:p text:style-name="P916"/>
      <text:p text:style-name="P917">;but if it is a digit, then correct and process the character</text:p>
      <text:p text:style-name="P918">is_digit:</text:p>
      <text:p text:style-name="P919">sub cl,'0'</text:p>
      <text:p text:style-name="P920">jmp process_char</text:p>
      <text:p text:style-name="P921"/>
      <text:p text:style-name="P922">not_digit:</text:p>
      <text:p text:style-name="P923">;it isn't a decimal digit, but it could be perhaps an alphabet character</text:p>
      <text:p text:style-name="P924">;which could be a digit in a higher base like hexadecimal</text:p>
      <text:p text:style-name="P925">;we will check for that possibility next</text:p>
      <text:p text:style-name="P926"/>
      <text:p text:style-name="P927">;if char is below 'A' or above 'Z', it is outside the range of these and is not capital letter</text:p>
      <text:p text:style-name="P928">cmp cl,'A'</text:p>
      <text:p text:style-name="P929">jb not_upper</text:p>
      <text:p text:style-name="P930">cmp cl,'Z'</text:p>
      <text:p text:style-name="P931">ja not_upper</text:p>
      <text:p text:style-name="P932"/>
      <text:p text:style-name="P933">is_upper:</text:p>
      <text:p text:style-name="P934">sub cl,'A'</text:p>
      <text:p text:style-name="P935">add cl,10</text:p>
      <text:p text:style-name="P936">jmp process_char</text:p>
      <text:p text:style-name="P937"/>
      <text:p text:style-name="P938">not_upper:</text:p>
      <text:p text:style-name="P939"/>
      <text:p text:style-name="P940">;if char is below 'a' or above 'z', it is outside the range of these and is not lowercase letter</text:p>
      <text:p text:style-name="P941">cmp cl,'a'</text:p>
      <text:p text:style-name="P942">jb not_lower</text:p>
      <text:p text:style-name="P943">cmp cl,'z'</text:p>
      <text:p text:style-name="P944">ja not_lower</text:p>
      <text:p text:style-name="P945"/>
      <text:p text:style-name="P946">is_lower:</text:p>
      <text:p text:style-name="P947">sub cl,'a'</text:p>
      <text:p text:style-name="P948">add cl,10</text:p>
      <text:p text:style-name="P949">jmp process_char</text:p>
      <text:p text:style-name="P950"/>
      <text:p text:style-name="P951">not_lower:</text:p>
      <text:p text:style-name="P952"/>
      <text:p text:style-name="P953">;if we have reached this point, result invalid and end function</text:p>
      <text:p text:style-name="P954">jmp strint_end</text:p>
      <text:p text:style-name="P955"/>
      <text:p text:style-name="P956">process_char:</text:p>
      <text:p text:style-name="P957"/>
      <text:p text:style-name="P958">cmp cx,[radix] ;compare char with radix</text:p>
      <text:p text:style-name="P959">jae strint_end ;if this value is above or equal to radix, it is too high despite being a valid digit/alpha</text:p>
      <text:p text:style-name="P960"/>
      <text:p text:style-name="P961">mov dx,0 ;zero dx because it is used in mul sometimes</text:p>
      <text:p text:style-name="P962">mul word [radix] <text:s text:c="3"/>;mul ax with radix</text:p>
      <text:p text:style-name="P963">add ax,cx</text:p>
      <text:p text:style-name="P964"/>
      <text:p text:style-name="P965">jmp read_strint ;jump back and continue the loop if nothing has exited it</text:p>
      <text:p text:style-name="P966"/>
      <text:p text:style-name="P967">strint_end:</text:p>
      <text:p text:style-name="P968"/>
      <text:p text:style-name="P969">ret</text:p>
      <text:p text:style-name="P970"/>
      <text:p text:style-name="P971"/>
      <text:p text:style-name="P972"/>
      <text:p text:style-name="P973">;returns in al register a character from the keyboard</text:p>
      <text:p text:style-name="P974">getchr:</text:p>
      <text:p text:style-name="P975"/>
      <text:p text:style-name="P976">mov ah,1</text:p>
      <text:p text:style-name="P977">int 21h</text:p>
      <text:p text:style-name="P978"/>
      <text:p text:style-name="P979">ret</text:p>
      <text:p text:style-name="P980"/>
      <text:p text:style-name="P981">;the next utility functions simply print a space or a newline</text:p>
      <text:p text:style-name="P982">;these help me save code when printing lots of things for debugging</text:p>
      <text:p text:style-name="P983"/>
      <text:p text:style-name="P984">space db ' ',0</text:p>
      <text:p text:style-name="P985">line db 0Dh,0Ah,0</text:p>
      <text:p text:style-name="P986"/>
      <text:p text:style-name="P987">putspace:</text:p>
      <text:p text:style-name="P988">push ax</text:p>
      <text:p text:style-name="P989">mov ax,space</text:p>
      <text:p text:style-name="P990">call putstring</text:p>
      <text:p text:style-name="P991">pop ax</text:p>
      <text:p text:style-name="P992">ret</text:p>
      <text:p text:style-name="P993"/>
      <text:p text:style-name="P994">putline:</text:p>
      <text:p text:style-name="P995">push ax</text:p>
      <text:p text:style-name="P996">mov ax,line</text:p>
      <text:p text:style-name="P997">call putstring</text:p>
      <text:p text:style-name="P998">pop ax</text:p>
      <text:p text:style-name="P999">ret</text:p>
      <text:p text:style-name="P1000"/>
      <text:p text:style-name="P1001">;a function for printing a single character that is the value of al</text:p>
      <text:p text:style-name="P1002"/>
      <text:p text:style-name="P1003">char: db 0,0</text:p>
      <text:p text:style-name="P1004"/>
      <text:p text:style-name="P1005">putchar:</text:p>
      <text:p text:style-name="P1006">push ax</text:p>
      <text:p text:style-name="P1007">mov [char],al</text:p>
      <text:p text:style-name="P1008">mov ax,char</text:p>
      <text:p text:style-name="P1009">call putstring</text:p>
      <text:p text:style-name="P1010">pop ax</text:p>
      <text:p text:style-name="P1011">ret</text:p>
      <text:p text:style-name="First_20_paragraph">Now that you have the full source code. You can either copy and paste it from the PDF or epub edition (if you purchased the Leanpub edition) or you can download it directly from the github repository I have linked to at least twice in this book already.</text:p>
      <text:p text:style-name="Text_20_body">But you don’t even have to assembly and run it to see what it does because I am going to show you the entire output that it generates!</text:p>
      <text:h text:style-name="Heading_20_2" text:outline-level="2"><text:bookmark-start text:name="assembly-test-suite-output"/>Assembly Test Suite Output<text:bookmark-end text:name="assembly-test-suite-output"/></text:h>
      <text:p text:style-name="P1012">This program is the official test suite for the DOS Assembly version of chastelib.</text:p>
      <text:p text:style-name="P1013">00000000 00 000</text:p>
      <text:p text:style-name="P1014">00000001 01 001</text:p>
      <text:p text:style-name="P1015">00000010 02 002</text:p>
      <text:p text:style-name="P1016">00000011 03 003</text:p>
      <text:p text:style-name="P1017">00000100 04 004</text:p>
      <text:p text:style-name="P1018">00000101 05 005</text:p>
      <text:p text:style-name="P1019">00000110 06 006</text:p>
      <text:p text:style-name="P1020">00000111 07 007</text:p>
      <text:p text:style-name="P1021">00001000 08 008</text:p>
      <text:p text:style-name="P1022">00001001 09 009</text:p>
      <text:p text:style-name="P1023">00001010 0A 010</text:p>
      <text:p text:style-name="P1024">00001011 0B 011</text:p>
      <text:p text:style-name="P1025">00001100 0C 012</text:p>
      <text:p text:style-name="P1026">00001101 0D 013</text:p>
      <text:p text:style-name="P1027">00001110 0E 014</text:p>
      <text:p text:style-name="P1028">00001111 0F 015</text:p>
      <text:p text:style-name="P1029">00010000 10 016</text:p>
      <text:p text:style-name="P1030">00010001 11 017</text:p>
      <text:p text:style-name="P1031">00010010 12 018</text:p>
      <text:p text:style-name="P1032">00010011 13 019</text:p>
      <text:p text:style-name="P1033">00010100 14 020</text:p>
      <text:p text:style-name="P1034">00010101 15 021</text:p>
      <text:p text:style-name="P1035">00010110 16 022</text:p>
      <text:p text:style-name="P1036">00010111 17 023</text:p>
      <text:p text:style-name="P1037">00011000 18 024</text:p>
      <text:p text:style-name="P1038">00011001 19 025</text:p>
      <text:p text:style-name="P1039">00011010 1A 026</text:p>
      <text:p text:style-name="P1040">00011011 1B 027</text:p>
      <text:p text:style-name="P1041">00011100 1C 028</text:p>
      <text:p text:style-name="P1042">00011101 1D 029</text:p>
      <text:p text:style-name="P1043">00011110 1E 030</text:p>
      <text:p text:style-name="P1044">00011111 1F 031</text:p>
      <text:p text:style-name="P1045">00100000 20 032 <text:s text:c="1"/></text:p>
      <text:p text:style-name="P1046">00100001 21 033 !</text:p>
      <text:p text:style-name="P1047">00100010 22 034 "</text:p>
      <text:p text:style-name="P1048">00100011 23 035 #</text:p>
      <text:p text:style-name="P1049">00100100 24 036 $</text:p>
      <text:p text:style-name="P1050">00100101 25 037 %</text:p>
      <text:p text:style-name="P1051">00100110 26 038 &amp;</text:p>
      <text:p text:style-name="P1052">00100111 27 039 '</text:p>
      <text:p text:style-name="P1053">00101000 28 040 (</text:p>
      <text:p text:style-name="P1054">00101001 29 041 )</text:p>
      <text:p text:style-name="P1055">00101010 2A 042 *</text:p>
      <text:p text:style-name="P1056">00101011 2B 043 +</text:p>
      <text:p text:style-name="P1057">00101100 2C 044 ,</text:p>
      <text:p text:style-name="P1058">00101101 2D 045 -</text:p>
      <text:p text:style-name="P1059">00101110 2E 046 .</text:p>
      <text:p text:style-name="P1060">00101111 2F 047 /</text:p>
      <text:p text:style-name="P1061">00110000 30 048 0</text:p>
      <text:p text:style-name="P1062">00110001 31 049 1</text:p>
      <text:p text:style-name="P1063">00110010 32 050 2</text:p>
      <text:p text:style-name="P1064">00110011 33 051 3</text:p>
      <text:p text:style-name="P1065">00110100 34 052 4</text:p>
      <text:p text:style-name="P1066">00110101 35 053 5</text:p>
      <text:p text:style-name="P1067">00110110 36 054 6</text:p>
      <text:p text:style-name="P1068">00110111 37 055 7</text:p>
      <text:p text:style-name="P1069">00111000 38 056 8</text:p>
      <text:p text:style-name="P1070">00111001 39 057 9</text:p>
      <text:p text:style-name="P1071">00111010 3A 058 :</text:p>
      <text:p text:style-name="P1072">00111011 3B 059 ;</text:p>
      <text:p text:style-name="P1073">00111100 3C 060 &lt;</text:p>
      <text:p text:style-name="P1074">00111101 3D 061 =</text:p>
      <text:p text:style-name="P1075">00111110 3E 062 &gt;</text:p>
      <text:p text:style-name="P1076">00111111 3F 063 ?</text:p>
      <text:p text:style-name="P1077">01000000 40 064 @</text:p>
      <text:p text:style-name="P1078">01000001 41 065 A</text:p>
      <text:p text:style-name="P1079">01000010 42 066 B</text:p>
      <text:p text:style-name="P1080">01000011 43 067 C</text:p>
      <text:p text:style-name="P1081">01000100 44 068 D</text:p>
      <text:p text:style-name="P1082">01000101 45 069 E</text:p>
      <text:p text:style-name="P1083">01000110 46 070 F</text:p>
      <text:p text:style-name="P1084">01000111 47 071 G</text:p>
      <text:p text:style-name="P1085">01001000 48 072 H</text:p>
      <text:p text:style-name="P1086">01001001 49 073 I</text:p>
      <text:p text:style-name="P1087">01001010 4A 074 J</text:p>
      <text:p text:style-name="P1088">01001011 4B 075 K</text:p>
      <text:p text:style-name="P1089">01001100 4C 076 L</text:p>
      <text:p text:style-name="P1090">01001101 4D 077 M</text:p>
      <text:p text:style-name="P1091">01001110 4E 078 N</text:p>
      <text:p text:style-name="P1092">01001111 4F 079 O</text:p>
      <text:p text:style-name="P1093">01010000 50 080 P</text:p>
      <text:p text:style-name="P1094">01010001 51 081 Q</text:p>
      <text:p text:style-name="P1095">01010010 52 082 R</text:p>
      <text:p text:style-name="P1096">01010011 53 083 S</text:p>
      <text:p text:style-name="P1097">01010100 54 084 T</text:p>
      <text:p text:style-name="P1098">01010101 55 085 U</text:p>
      <text:p text:style-name="P1099">01010110 56 086 V</text:p>
      <text:p text:style-name="P1100">01010111 57 087 W</text:p>
      <text:p text:style-name="P1101">01011000 58 088 X</text:p>
      <text:p text:style-name="P1102">01011001 59 089 Y</text:p>
      <text:p text:style-name="P1103">01011010 5A 090 Z</text:p>
      <text:p text:style-name="P1104">01011011 5B 091 [</text:p>
      <text:p text:style-name="P1105">01011100 5C 092 \</text:p>
      <text:p text:style-name="P1106">01011101 5D 093 ]</text:p>
      <text:p text:style-name="P1107">01011110 5E 094 ^</text:p>
      <text:p text:style-name="P1108">01011111 5F 095 _</text:p>
      <text:p text:style-name="P1109">01100000 60 096 `</text:p>
      <text:p text:style-name="P1110">01100001 61 097 a</text:p>
      <text:p text:style-name="P1111">01100010 62 098 b</text:p>
      <text:p text:style-name="P1112">01100011 63 099 c</text:p>
      <text:p text:style-name="P1113">01100100 64 100 d</text:p>
      <text:p text:style-name="P1114">01100101 65 101 e</text:p>
      <text:p text:style-name="P1115">01100110 66 102 f</text:p>
      <text:p text:style-name="P1116">01100111 67 103 g</text:p>
      <text:p text:style-name="P1117">01101000 68 104 h</text:p>
      <text:p text:style-name="P1118">01101001 69 105 i</text:p>
      <text:p text:style-name="P1119">01101010 6A 106 j</text:p>
      <text:p text:style-name="P1120">01101011 6B 107 k</text:p>
      <text:p text:style-name="P1121">01101100 6C 108 l</text:p>
      <text:p text:style-name="P1122">01101101 6D 109 m</text:p>
      <text:p text:style-name="P1123">01101110 6E 110 n</text:p>
      <text:p text:style-name="P1124">01101111 6F 111 o</text:p>
      <text:p text:style-name="P1125">01110000 70 112 p</text:p>
      <text:p text:style-name="P1126">01110001 71 113 q</text:p>
      <text:p text:style-name="P1127">01110010 72 114 r</text:p>
      <text:p text:style-name="P1128">01110011 73 115 s</text:p>
      <text:p text:style-name="P1129">01110100 74 116 t</text:p>
      <text:p text:style-name="P1130">01110101 75 117 u</text:p>
      <text:p text:style-name="P1131">01110110 76 118 v</text:p>
      <text:p text:style-name="P1132">01110111 77 119 w</text:p>
      <text:p text:style-name="P1133">01111000 78 120 x</text:p>
      <text:p text:style-name="P1134">01111001 79 121 y</text:p>
      <text:p text:style-name="P1135">01111010 7A 122 z</text:p>
      <text:p text:style-name="P1136">01111011 7B 123 {</text:p>
      <text:p text:style-name="P1137">01111100 7C 124 |</text:p>
      <text:p text:style-name="P1138">01111101 7D 125 }</text:p>
      <text:p text:style-name="P1139">01111110 7E 126 ~</text:p>
      <text:p text:style-name="P1140">01111111 7F 127</text:p>
      <text:p text:style-name="P1141">10000000 80 128</text:p>
      <text:p text:style-name="P1142">10000001 81 129</text:p>
      <text:p text:style-name="P1143">10000010 82 130</text:p>
      <text:p text:style-name="P1144">10000011 83 131</text:p>
      <text:p text:style-name="P1145">10000100 84 132</text:p>
      <text:p text:style-name="P1146">10000101 85 133</text:p>
      <text:p text:style-name="P1147">10000110 86 134</text:p>
      <text:p text:style-name="P1148">10000111 87 135</text:p>
      <text:p text:style-name="P1149">10001000 88 136</text:p>
      <text:p text:style-name="P1150">10001001 89 137</text:p>
      <text:p text:style-name="P1151">10001010 8A 138</text:p>
      <text:p text:style-name="P1152">10001011 8B 139</text:p>
      <text:p text:style-name="P1153">10001100 8C 140</text:p>
      <text:p text:style-name="P1154">10001101 8D 141</text:p>
      <text:p text:style-name="P1155">10001110 8E 142</text:p>
      <text:p text:style-name="P1156">10001111 8F 143</text:p>
      <text:p text:style-name="P1157">10010000 90 144</text:p>
      <text:p text:style-name="P1158">10010001 91 145</text:p>
      <text:p text:style-name="P1159">10010010 92 146</text:p>
      <text:p text:style-name="P1160">10010011 93 147</text:p>
      <text:p text:style-name="P1161">10010100 94 148</text:p>
      <text:p text:style-name="P1162">10010101 95 149</text:p>
      <text:p text:style-name="P1163">10010110 96 150</text:p>
      <text:p text:style-name="P1164">10010111 97 151</text:p>
      <text:p text:style-name="P1165">10011000 98 152</text:p>
      <text:p text:style-name="P1166">10011001 99 153</text:p>
      <text:p text:style-name="P1167">10011010 9A 154</text:p>
      <text:p text:style-name="P1168">10011011 9B 155</text:p>
      <text:p text:style-name="P1169">10011100 9C 156</text:p>
      <text:p text:style-name="P1170">10011101 9D 157</text:p>
      <text:p text:style-name="P1171">10011110 9E 158</text:p>
      <text:p text:style-name="P1172">10011111 9F 159</text:p>
      <text:p text:style-name="P1173">10100000 A0 160</text:p>
      <text:p text:style-name="P1174">10100001 A1 161</text:p>
      <text:p text:style-name="P1175">10100010 A2 162</text:p>
      <text:p text:style-name="P1176">10100011 A3 163</text:p>
      <text:p text:style-name="P1177">10100100 A4 164</text:p>
      <text:p text:style-name="P1178">10100101 A5 165</text:p>
      <text:p text:style-name="P1179">10100110 A6 166</text:p>
      <text:p text:style-name="P1180">10100111 A7 167</text:p>
      <text:p text:style-name="P1181">10101000 A8 168</text:p>
      <text:p text:style-name="P1182">10101001 A9 169</text:p>
      <text:p text:style-name="P1183">10101010 AA 170</text:p>
      <text:p text:style-name="P1184">10101011 AB 171</text:p>
      <text:p text:style-name="P1185">10101100 AC 172</text:p>
      <text:p text:style-name="P1186">10101101 AD 173</text:p>
      <text:p text:style-name="P1187">10101110 AE 174</text:p>
      <text:p text:style-name="P1188">10101111 AF 175</text:p>
      <text:p text:style-name="P1189">10110000 B0 176</text:p>
      <text:p text:style-name="P1190">10110001 B1 177</text:p>
      <text:p text:style-name="P1191">10110010 B2 178</text:p>
      <text:p text:style-name="P1192">10110011 B3 179</text:p>
      <text:p text:style-name="P1193">10110100 B4 180</text:p>
      <text:p text:style-name="P1194">10110101 B5 181</text:p>
      <text:p text:style-name="P1195">10110110 B6 182</text:p>
      <text:p text:style-name="P1196">10110111 B7 183</text:p>
      <text:p text:style-name="P1197">10111000 B8 184</text:p>
      <text:p text:style-name="P1198">10111001 B9 185</text:p>
      <text:p text:style-name="P1199">10111010 BA 186</text:p>
      <text:p text:style-name="P1200">10111011 BB 187</text:p>
      <text:p text:style-name="P1201">10111100 BC 188</text:p>
      <text:p text:style-name="P1202">10111101 BD 189</text:p>
      <text:p text:style-name="P1203">10111110 BE 190</text:p>
      <text:p text:style-name="P1204">10111111 BF 191</text:p>
      <text:p text:style-name="P1205">11000000 C0 192</text:p>
      <text:p text:style-name="P1206">11000001 C1 193</text:p>
      <text:p text:style-name="P1207">11000010 C2 194</text:p>
      <text:p text:style-name="P1208">11000011 C3 195</text:p>
      <text:p text:style-name="P1209">11000100 C4 196</text:p>
      <text:p text:style-name="P1210">11000101 C5 197</text:p>
      <text:p text:style-name="P1211">11000110 C6 198</text:p>
      <text:p text:style-name="P1212">11000111 C7 199</text:p>
      <text:p text:style-name="P1213">11001000 C8 200</text:p>
      <text:p text:style-name="P1214">11001001 C9 201</text:p>
      <text:p text:style-name="P1215">11001010 CA 202</text:p>
      <text:p text:style-name="P1216">11001011 CB 203</text:p>
      <text:p text:style-name="P1217">11001100 CC 204</text:p>
      <text:p text:style-name="P1218">11001101 CD 205</text:p>
      <text:p text:style-name="P1219">11001110 CE 206</text:p>
      <text:p text:style-name="P1220">11001111 CF 207</text:p>
      <text:p text:style-name="P1221">11010000 D0 208</text:p>
      <text:p text:style-name="P1222">11010001 D1 209</text:p>
      <text:p text:style-name="P1223">11010010 D2 210</text:p>
      <text:p text:style-name="P1224">11010011 D3 211</text:p>
      <text:p text:style-name="P1225">11010100 D4 212</text:p>
      <text:p text:style-name="P1226">11010101 D5 213</text:p>
      <text:p text:style-name="P1227">11010110 D6 214</text:p>
      <text:p text:style-name="P1228">11010111 D7 215</text:p>
      <text:p text:style-name="P1229">11011000 D8 216</text:p>
      <text:p text:style-name="P1230">11011001 D9 217</text:p>
      <text:p text:style-name="P1231">11011010 DA 218</text:p>
      <text:p text:style-name="P1232">11011011 DB 219</text:p>
      <text:p text:style-name="P1233">11011100 DC 220</text:p>
      <text:p text:style-name="P1234">11011101 DD 221</text:p>
      <text:p text:style-name="P1235">11011110 DE 222</text:p>
      <text:p text:style-name="P1236">11011111 DF 223</text:p>
      <text:p text:style-name="P1237">11100000 E0 224</text:p>
      <text:p text:style-name="P1238">11100001 E1 225</text:p>
      <text:p text:style-name="P1239">11100010 E2 226</text:p>
      <text:p text:style-name="P1240">11100011 E3 227</text:p>
      <text:p text:style-name="P1241">11100100 E4 228</text:p>
      <text:p text:style-name="P1242">11100101 E5 229</text:p>
      <text:p text:style-name="P1243">11100110 E6 230</text:p>
      <text:p text:style-name="P1244">11100111 E7 231</text:p>
      <text:p text:style-name="P1245">11101000 E8 232</text:p>
      <text:p text:style-name="P1246">11101001 E9 233</text:p>
      <text:p text:style-name="P1247">11101010 EA 234</text:p>
      <text:p text:style-name="P1248">11101011 EB 235</text:p>
      <text:p text:style-name="P1249">11101100 EC 236</text:p>
      <text:p text:style-name="P1250">11101101 ED 237</text:p>
      <text:p text:style-name="P1251">11101110 EE 238</text:p>
      <text:p text:style-name="P1252">11101111 EF 239</text:p>
      <text:p text:style-name="P1253">11110000 F0 240</text:p>
      <text:p text:style-name="P1254">11110001 F1 241</text:p>
      <text:p text:style-name="P1255">11110010 F2 242</text:p>
      <text:p text:style-name="P1256">11110011 F3 243</text:p>
      <text:p text:style-name="P1257">11110100 F4 244</text:p>
      <text:p text:style-name="P1258">11110101 F5 245</text:p>
      <text:p text:style-name="P1259">11110110 F6 246</text:p>
      <text:p text:style-name="P1260">11110111 F7 247</text:p>
      <text:p text:style-name="P1261">11111000 F8 248</text:p>
      <text:p text:style-name="P1262">11111001 F9 249</text:p>
      <text:p text:style-name="P1263">11111010 FA 250</text:p>
      <text:p text:style-name="P1264">11111011 FB 251</text:p>
      <text:p text:style-name="P1265">11111100 FC 252</text:p>
      <text:p text:style-name="P1266">11111101 FD 253</text:p>
      <text:p text:style-name="P1267">11111110 FE 254</text:p>
      <text:p text:style-name="P1268">11111111 FF 255</text:p>
      <text:h text:style-name="Heading_20_2" text:outline-level="2"><text:bookmark-start text:name="main.c-the-c-test-suite"/>main.c (The C Test Suite)<text:bookmark-end text:name="main.c-the-c-test-suite"/></text:h>
      <text:p text:style-name="P1269">#include &lt;stdio.h&gt;</text:p>
      <text:p text:style-name="P1270">#include &lt;stdlib.h&gt;</text:p>
      <text:p text:style-name="P1271">#include "chastelib.h"</text:p>
      <text:p text:style-name="P1272"/>
      <text:p text:style-name="P1273">int main(int argc, char *argv[])</text:p>
      <text:p text:style-name="P1274">{</text:p>
      <text:p text:style-name="P1275"><text:s text:c="1"/>int a=0,b;</text:p>
      <text:p text:style-name="P1276"/>
      <text:p text:style-name="P1277"><text:s text:c="1"/>radix=16;</text:p>
      <text:p text:style-name="P1278"><text:s text:c="1"/>int_width=1;</text:p>
      <text:p text:style-name="P1279"/>
      <text:p text:style-name="P1280"><text:s text:c="1"/>putstr("Official test suite for the C version of chastelib.\n");</text:p>
      <text:p text:style-name="P1281"/>
      <text:p text:style-name="P1282"><text:s text:c="1"/>b=strint("100"); /*convert string to an integer*/</text:p>
      <text:p text:style-name="P1283"><text:s text:c="1"/>if(strint_errors) /*if there are errors, print some messages and exit the program*/</text:p>
      <text:p text:style-name="P1284"><text:s text:c="1"/>{</text:p>
      <text:p text:style-name="P1285"><text:s text:c="2"/>putstr("Input string passed to strint function contains errors.\n");</text:p>
      <text:p text:style-name="P1286"><text:s text:c="2"/>putstr("Please fix the invalid characters/radix and try again.\n");</text:p>
      <text:p text:style-name="P1287"><text:s text:c="2"/>return 0;</text:p>
      <text:p text:style-name="P1288"><text:s text:c="1"/>}</text:p>
      <text:p text:style-name="P1289"><text:s text:c="1"/></text:p>
      <text:p text:style-name="P1290"><text:s text:c="1"/>while(a&lt;b)</text:p>
      <text:p text:style-name="P1291"><text:s text:c="1"/>{</text:p>
      <text:p text:style-name="P1292"><text:s text:c="2"/>radix=2;</text:p>
      <text:p text:style-name="P1293"><text:s text:c="2"/>int_width=8;</text:p>
      <text:p text:style-name="P1294"><text:s text:c="2"/>putint(a);</text:p>
      <text:p text:style-name="P1295"><text:s text:c="2"/>putstr(" ");</text:p>
      <text:p text:style-name="P1296"><text:s text:c="2"/>radix=16;</text:p>
      <text:p text:style-name="P1297"><text:s text:c="2"/>int_width=2;</text:p>
      <text:p text:style-name="P1298"><text:s text:c="2"/>putint(a);</text:p>
      <text:p text:style-name="P1299"><text:s text:c="2"/>putstr(" ");</text:p>
      <text:p text:style-name="P1300"><text:s text:c="2"/>radix=10;</text:p>
      <text:p text:style-name="P1301"><text:s text:c="2"/>int_width=3;</text:p>
      <text:p text:style-name="P1302"><text:s text:c="2"/>putint(a);</text:p>
      <text:p text:style-name="P1303"/>
      <text:p text:style-name="P1304"><text:s text:c="2"/>if(a&gt;=0x20 &amp;&amp; a&lt;=0x7E)</text:p>
      <text:p text:style-name="P1305"><text:s text:c="2"/>{</text:p>
      <text:p text:style-name="P1306"><text:s text:c="3"/>putstr(" ");</text:p>
      <text:p text:style-name="P1307"><text:s text:c="3"/>putchar(a);</text:p>
      <text:p text:style-name="P1308"><text:s text:c="2"/>}</text:p>
      <text:p text:style-name="P1309"/>
      <text:p text:style-name="P1310"><text:s text:c="2"/>putstr("\n");</text:p>
      <text:p text:style-name="P1311"><text:s text:c="2"/>a+=1;</text:p>
      <text:p text:style-name="P1312"><text:s text:c="1"/>}</text:p>
      <text:p text:style-name="P1313"><text:s text:c="4"/></text:p>
      <text:p text:style-name="P1314"><text:s text:c="1"/>return 0;</text:p>
      <text:p text:style-name="P1315">}</text:p>
      <text:p text:style-name="First_20_paragraph">The C version above does the exact same steps as the assembly version, but is calling functions that do very much the same steps as the assembly version. I will show you the contents of the included file “chastelib.h” next. Be prepared for a slightly less painful mess of code! However, much like the Assembly version it is heavily commented to help with understanding it.</text:p>
      <text:h text:style-name="Heading_20_2" text:outline-level="2"><text:bookmark-start text:name="chastelib.h-the-c-chastelib-library"/>chastelib.h (The C chastelib library)<text:bookmark-end text:name="chastelib.h-the-c-chastelib-library"/></text:h>
      <text:p text:style-name="P1316">/*</text:p>
      <text:p text:style-name="P1317"><text:s text:c="1"/>This file is a C library of functions written by Chastity White Rose. The functions are for converting strings into integers and integers into strings.</text:p>
      <text:p text:style-name="P1318"><text:s text:c="1"/>I did it partly for future programming plans and also because it helped me learn a lot in the process about how pointers work</text:p>
      <text:p text:style-name="P1319"><text:s text:c="1"/>as well as which features the standard library provides, and which things I need to write my own functions for.</text:p>
      <text:p text:style-name="P1320"/>
      <text:p text:style-name="P1321"><text:s text:c="1"/>As it turns out, the integer output routines for C are too limited for my tastes. This library corrects this problem.</text:p>
      <text:p text:style-name="P1322"><text:s text:c="1"/>Using the global variables and functions in this file, integers can be output in bases/radixes 2 to 36.</text:p>
      <text:p text:style-name="P1323"><text:s text:c="1"/></text:p>
      <text:p text:style-name="P1324"><text:s text:c="1"/>Although this code is commented, I have also written a readme.md file designed to explain the usage of these functions and the philosophy behind them.</text:p>
      <text:p text:style-name="P1325">*/</text:p>
      <text:p text:style-name="P1326"/>
      <text:p text:style-name="P1327">/*</text:p>
      <text:p text:style-name="P1328"><text:s text:c="1"/>These following lines define a static array with a size big enough to store the digits of an integer, including padding it with extra zeroes.</text:p>
      <text:p text:style-name="P1329"><text:s text:c="1"/>The integer conversion function (intstr) always references a pointer to this global string, and this allows other C standard library functions</text:p>
      <text:p text:style-name="P1330"><text:s text:c="1"/>such as printf to display the integers to standard output or even possibly to files.</text:p>
      <text:p text:style-name="P1331"><text:s text:c="1"/>This string can be repurposed for absolutely anything I desire.</text:p>
      <text:p text:style-name="P1332">*/</text:p>
      <text:p text:style-name="P1333"/>
      <text:p text:style-name="P1334"/>
      <text:p text:style-name="P1335">#define usl 0x100 /*usl stands for Unsigned or Universal String Length.*/</text:p>
      <text:p text:style-name="P1336">char int_string[usl+1]; /*global string which will be used to store string of integers. Size is usl+1 for terminating zero*/</text:p>
      <text:p text:style-name="P1337"/>
      <text:p text:style-name="P1338">/*radix or base for integer output. 2=binary, 8=octal, 10=decimal, 16=hexadecimal*/</text:p>
      <text:p text:style-name="P1339">int radix=2;</text:p>
      <text:p text:style-name="P1340">/*default minimum digits for printing integers*/</text:p>
      <text:p text:style-name="P1341">int int_width=1;</text:p>
      <text:p text:style-name="P1342"/>
      <text:p text:style-name="P1343">/*</text:p>
      <text:p text:style-name="P1344">The intstr function is one that I wrote because the standard library can display integers as decimal, octal, or hexadecimal, but not any other bases(including binary, which is my favorite).</text:p>
      <text:p text:style-name="P1345"/>
      <text:p text:style-name="P1346">My function corrects this, and in my opinion, such a function should have been part of the standard library, but I'm not complaining because now I have my own, which I can use forever!</text:p>
      <text:p text:style-name="P1347">More importantly, it can be adapted for any programming language in the world if I learn the basics of that language. That being said, C is the best language and I will use it forever.</text:p>
      <text:p text:style-name="P1348">*/</text:p>
      <text:p text:style-name="P1349"/>
      <text:p text:style-name="P1350">char *intstr(unsigned int i) <text:s text:c="3"/>/*Chastity's supreme integer to string conversion function*/</text:p>
      <text:p text:style-name="P1351">{</text:p>
      <text:p text:style-name="P1352"><text:s text:c="1"/>int width=0; <text:s text:c="18"/>/*the width or how many digits including prefixed zeros are printed*/</text:p>
      <text:p text:style-name="P1353"><text:s text:c="1"/>char *s=int_string+usl; <text:s text:c="7"/>/*a pointer starting to the place where we will end the string with zero*/</text:p>
      <text:p text:style-name="P1354"><text:s text:c="1"/>*s=0; <text:s text:c="25"/>/*set the zero that terminates the string in the C language*/</text:p>
      <text:p text:style-name="P1355"><text:s text:c="1"/>while(i!=0 || width&lt;int_width) /*loop to fill the string with every required digit plus prefixed zeros*/</text:p>
      <text:p text:style-name="P1356"><text:s text:c="1"/>{</text:p>
      <text:p text:style-name="P1357"><text:s text:c="2"/>s--; <text:s text:c="25"/>/*decrement the pointer to go left for corrent digit placing*/</text:p>
      <text:p text:style-name="P1358"><text:s text:c="2"/>*s=i%radix; <text:s text:c="18"/>/*get the remainder of division by the radix or base*/</text:p>
      <text:p text:style-name="P1359"><text:s text:c="2"/>i/=radix; <text:s text:c="20"/>/*divide the input by radix*/</text:p>
      <text:p text:style-name="P1360"><text:s text:c="2"/>if(*s&lt;10){*s+='0';} <text:s text:c="10"/>/*fconvert digits 0 to 9 to the ASCII character for that digit*/</text:p>
      <text:p text:style-name="P1361"><text:s text:c="2"/>else{*s=*s+'A'-10;} <text:s text:c="10"/>/*for digits higher than 9, convert to letters starting at A*/</text:p>
      <text:p text:style-name="P1362"><text:s text:c="2"/>width++; <text:s text:c="21"/>/*increment the width so we know when enough digits are saved*/</text:p>
      <text:p text:style-name="P1363"><text:s text:c="1"/>}</text:p>
      <text:p text:style-name="P1364"><text:s text:c="1"/>return s; <text:s text:c="21"/>/*return this string to be used by putstr,printf,std::cout or whatever*/</text:p>
      <text:p text:style-name="P1365">}</text:p>
      <text:p text:style-name="P1366"/>
      <text:p text:style-name="P1367">/*</text:p>
      <text:p text:style-name="P1368">The strint_errors variable is used to keep track of how many errors happened in the strint function.</text:p>
      <text:p text:style-name="P1369">The following errors can occur:</text:p>
      <text:p text:style-name="P1370"/>
      <text:p text:style-name="P1371">Radix is not in range 2 to 36</text:p>
      <text:p text:style-name="P1372">Character is not a number 0 to 9 or alphabet A to Z (in either case)</text:p>
      <text:p text:style-name="P1373">Character is alphanumeric but is not valid for current radix</text:p>
      <text:p text:style-name="P1374"/>
      <text:p text:style-name="P1375">If any of these errors happen, error messages are printed to let the programmer or user know what went wrong in the string that was passed to the function.</text:p>
      <text:p text:style-name="P1376">If getting input from the keyboard, the strint_errors variable can be used in a conditional statement to tell them to try again and recall the code that grabs user input.</text:p>
      <text:p text:style-name="P1377">*/</text:p>
      <text:p text:style-name="P1378"/>
      <text:p text:style-name="P1379">int strint_errors = 0; </text:p>
      <text:p text:style-name="P1380"/>
      <text:p text:style-name="P1381">/*</text:p>
      <text:p text:style-name="P1382"><text:s text:c="1"/>The strint function is my own replacement for the strtol function from the C standard library.</text:p>
      <text:p text:style-name="P1383"><text:s text:c="1"/>I didn't technically need to make this function because the functions from stdlib.h can already convert strings from bases 2 to 36 into integers.</text:p>
      <text:p text:style-name="P1384"><text:s text:c="1"/>However, my function is simpler because it only requires 2 arguments instead of three, and it also does not handle negative numbers.</text:p>
      <text:p text:style-name="P1385">I have never needed negative integers, but if I ever do, I can use the standard functions or write my own in the future.</text:p>
      <text:p text:style-name="P1386">*/</text:p>
      <text:p text:style-name="P1387"/>
      <text:p text:style-name="P1388">int strint(const char *s)</text:p>
      <text:p text:style-name="P1389">{</text:p>
      <text:p text:style-name="P1390"><text:s text:c="1"/>int i=0;</text:p>
      <text:p text:style-name="P1391"><text:s text:c="1"/>char c;</text:p>
      <text:p text:style-name="P1392"><text:s text:c="1"/>strint_errors = 0; /*set zero errors before we parse the string*/</text:p>
      <text:p text:style-name="P1393"><text:s text:c="1"/>if( radix&lt;2 || radix&gt;36 ){ strint_errors++; printf("Error: radix %i is out of range!\n",radix);}</text:p>
      <text:p text:style-name="P1394"><text:s text:c="1"/>while( *s == ' ' || *s == '\n' || *s == '\t' ){s++;} /*skip whitespace at beginning*/</text:p>
      <text:p text:style-name="P1395"><text:s text:c="1"/>while(*s!=0)</text:p>
      <text:p text:style-name="P1396"><text:s text:c="1"/>{</text:p>
      <text:p text:style-name="P1397"><text:s text:c="2"/>c=*s;</text:p>
      <text:p text:style-name="P1398"><text:s text:c="2"/>if( c &gt;= '0' &amp;&amp; c &lt;= '9' ){c-='0';}</text:p>
      <text:p text:style-name="P1399"><text:s text:c="2"/>else if( c &gt;= 'A' &amp;&amp; c &lt;= 'Z' ){c-='A';c+=10;}</text:p>
      <text:p text:style-name="P1400"><text:s text:c="2"/>else if( c &gt;= 'a' &amp;&amp; c &lt;= 'z' ){c-='a';c+=10;}</text:p>
      <text:p text:style-name="P1401"><text:s text:c="2"/>else if( c == ' ' || c == '\n' || c == '\t' ){break;}</text:p>
      <text:p text:style-name="P1402"><text:s text:c="2"/>else{ strint_errors++; printf("Error: %c is not an alphanumeric character!\n",c);break;}</text:p>
      <text:p text:style-name="P1403"><text:s text:c="2"/>if(c&gt;=radix){ strint_errors++; printf("Error: %c is not a valid character for radix %i\n",*s,radix);break;}</text:p>
      <text:p text:style-name="P1404"><text:s text:c="2"/>i*=radix;</text:p>
      <text:p text:style-name="P1405"><text:s text:c="2"/>i+=c;</text:p>
      <text:p text:style-name="P1406"><text:s text:c="2"/>s++;</text:p>
      <text:p text:style-name="P1407"><text:s text:c="1"/>}</text:p>
      <text:p text:style-name="P1408"><text:s text:c="1"/>return i;</text:p>
      <text:p text:style-name="P1409">}</text:p>
      <text:p text:style-name="P1410"/>
      <text:p text:style-name="P1411">/*</text:p>
      <text:p text:style-name="P1412"><text:s text:c="1"/>This function prints a string using fwrite.</text:p>
      <text:p text:style-name="P1413"><text:s text:c="1"/>This algorithm is the best C representation of how my Assembly programs also work.</text:p>
      <text:p text:style-name="P1414"><text:s text:c="1"/>Its true purpose is to be used in the putint function for conveniently printing integers, </text:p>
      <text:p text:style-name="P1415"><text:s text:c="1"/>but it can print any valid string.</text:p>
      <text:p text:style-name="P1416">*/</text:p>
      <text:p text:style-name="P1417"/>
      <text:p text:style-name="P1418">int putstring(const char *s)</text:p>
      <text:p text:style-name="P1419">{</text:p>
      <text:p text:style-name="P1420"><text:s text:c="1"/>int count=0; <text:s text:c="13"/>/*used to calcular how many bytes will be written*/</text:p>
      <text:p text:style-name="P1421"><text:s text:c="1"/>const char *p=s; <text:s text:c="9"/>/*pointer used to find terminating zero of string*/</text:p>
      <text:p text:style-name="P1422"><text:s text:c="1"/>while(*p){p++;} <text:s text:c="10"/>/*loop until zero found and immediately exit*/</text:p>
      <text:p text:style-name="P1423"><text:s text:c="1"/>count=p-s; <text:s text:c="15"/>/*count is the difference of pointers p and s*/</text:p>
      <text:p text:style-name="P1424"><text:s text:c="1"/>fwrite(s,1,count,stdout); /*https://cppreference.com/w/c/io/fwrite.html*/</text:p>
      <text:p text:style-name="P1425"><text:s text:c="1"/>return count; <text:s text:c="12"/>/*return how many bytes were written*/</text:p>
      <text:p text:style-name="P1426">}</text:p>
      <text:p text:style-name="P1427"/>
      <text:p text:style-name="P1428">/*</text:p>
      <text:p text:style-name="P1429"><text:s text:c="1"/>A function pointer named putstr which is a shorter name for calling putstring</text:p>
      <text:p text:style-name="P1430"><text:s text:c="1"/>But this doesn't exist just to save bytes of source files. Otherwise I wouldn't have these huge comments!</text:p>
      <text:p text:style-name="P1431"><text:s text:c="1"/>This exists so that all strings can be redirected to another function for output.</text:p>
      <text:p text:style-name="P1432"><text:s text:c="1"/>For example, if the strings were written to a log file during a game which didn't use a terminal.</text:p>
      <text:p text:style-name="P1433"><text:s text:c="1"/></text:p>
      <text:p text:style-name="P1434"><text:s text:c="1"/>But the most common use case is "putstr=addstr" when using the ncurses library to manage</text:p>
      <text:p text:style-name="P1435"><text:s text:c="1"/>terminal control functions for a text based game. Having the putstr pointer allows me to </text:p>
      <text:p text:style-name="P1436"><text:s text:c="1"/>include this same source file and use it for ncurses based projects.</text:p>
      <text:p text:style-name="P1437">*/</text:p>
      <text:p text:style-name="P1438">int (*putstr)(const char *)=putstring;</text:p>
      <text:p text:style-name="P1439"/>
      <text:p text:style-name="P1440">/*</text:p>
      <text:p text:style-name="P1441"><text:s text:c="1"/>This function uses both intstr and putstring to print an integer in the currently selected radix and width.</text:p>
      <text:p text:style-name="P1442">*/</text:p>
      <text:p text:style-name="P1443"/>
      <text:p text:style-name="P1444">void putint(unsigned int i)</text:p>
      <text:p text:style-name="P1445">{</text:p>
      <text:p text:style-name="P1446"><text:s text:c="1"/>putstr(intstr(i));</text:p>
      <text:p text:style-name="P1447">}</text:p>
      <text:p text:style-name="P1448"/>
      <text:p text:style-name="P1449">/*</text:p>
      <text:p text:style-name="P1450"><text:s text:c="1"/>Those four functions above are the core of chastelib.</text:p>
      <text:p text:style-name="P1451"><text:s text:c="1"/>While there may be extensions written for specific programs, these functions are essential for absolutely every program I write.</text:p>
      <text:p text:style-name="P1452"><text:s text:c="1"/></text:p>
      <text:p text:style-name="P1453"><text:s text:c="1"/>The only reason you would not need them is if you only output numbers in decimal or hexadecimal, because printf in C can do all that just fine.</text:p>
      <text:p text:style-name="P1454"><text:s text:c="1"/>However, the reason my core functions are superior to printf is that printf and its family of functions require the user to memorize all the arcane symbols for format specifiers.</text:p>
      <text:p text:style-name="P1455"><text:s text:c="1"/></text:p>
      <text:p text:style-name="P1456"><text:s text:c="1"/>The core functions are primarily concerned with standard output and the conversion of strings and integers. They do not deal with input from the keyboard or files. A separate extension will be written for my programs that need these features.</text:p>
      <text:p text:style-name="P1457">*/</text:p>
      <text:p text:style-name="First_20_paragraph">Now that you have witnessed the largest dump of code to ever be included in a chapter of a book, I want you to look it over carefully and you will notice that there is almost direct equivalence between the Assembly version and the C version.</text:p>
      <text:p text:style-name="Text_20_body">Here is a detailed breakdown of how both versions operate despite the language syntax looking completel different.</text:p>
      <text:list text:style-name="L9">
        <text:list-item>
          <text:p text:style-name="P1458"><text:span text:style-name="T2">putstring</text:span> finds the terminating zero to calculate string length and prints that length of bytes. It achieves this by using the fwrite function which is part of the standard library. Just like the “ah=40h” DOS call, it must be given the arguments to say “Start at this address and write exactly this number of bytes to standard output!”. It also uses tons of pointer arithmetic in both the C and assembly versions. In this case, I would argue that the Assembly version might be easier to read than the C version. C lets a person create some weird looking code with the syntax used for pointers</text:p>
        </text:list-item>
        <text:list-item>
          <text:p text:style-name="P1458"><text:span text:style-name="T2">intstr</text:span> converts an integer into a string at a specific predetermined address and then returns a pointer to this address from the function. In both the C and Assembly version, the process of repeated division by the radix (also known as number base) while the integer is above zero or the string has not reached the minimum width or length I want the string to have. It will prefix the string with extra zeros just so it lines up perfectly as you say in the output earlier in this chapter.</text:p>
        </text:list-item>
        <text:list-item>
          <text:p text:style-name="P1458"><text:span text:style-name="T2">putint</text:span> is merely a convenience function the calls <text:span text:style-name="T2">intstr</text:span> and then <text:span text:style-name="T2">putstr</text:span> to convert and print an integer in one step. Functions are designed to repeat frequent operations to reduce code size and save programmer time. Though to be honest, if your time was valuable to you, you probably wouldn’t be reading a DOS assembly language book. Thanks for reading my book anyway!</text:p>
        </text:list-item>
        <text:list-item>
          <text:p text:style-name="P1458"><text:span text:style-name="T2">strint</text:span> does the opposite of <text:span text:style-name="T2">intstr</text:span> as you might guess from its name. It converts a string into an integer. Its usefulness is not fully obvious here because the example program reads a predefined string. Ordinarily, you would get user input from either the keyboard during the program or from command line arguments passed to the program before it starts. One small piece of advice though, if you want to accept user input, C is a better language than Assembly because I haven’t been successful in getting anyone to assembly and run my DOS assembly programs anyway!</text:p>
        </text:list-item>
      </text:list>
      <text:p text:style-name="First_20_paragraph">You probably noticed other functions like putchar, putline, and putspace. I made these convenience functions in assembly because there are times when you need to print a character to separate numbers. Usually spaces and newlines are the most important. The putchar function exists in the C standard library since at least 1989 and probably much earlier.</text:p>
      <text:h text:style-name="Heading_20_2" text:outline-level="2"><text:bookmark-start text:name="portable-assembly-language"/>Portable Assembly Language<text:bookmark-end text:name="portable-assembly-language"/></text:h>
      <text:p text:style-name="First_20_paragraph">C has been called a portable assembly language because C compilers translate C code into assembly language and then link it with the precompiled functions in other libraries. In short, they do the opposite process of what I have done in this chapter. I wrote these string and integer output routines because they didn’t exist in assembly language by default.</text:p>
      <text:p text:style-name="Text_20_body">C already has printf,putchar, and fwrite. These are more than enough to handle outputting text including numbers without having to use the functions I have written. But in any case, I provided them in this chapter for helping people understand how these operations are done.</text:p>
      <text:p text:style-name="Text_20_body">But when you are trying to write programs for DOS, assembly is still better because there are not enough easy to find C compilers that still work in 16 bit DOS mode. There was one made by the company Borland known as Turbo C. If you are lucky enough to find it on the internet and get it running, you might enjoy it.</text:p>
      <text:p text:style-name="Text_20_body">C++ is a programming language that came after C and includes everything C has plus more. However, this book is about assembly and this chapter was but a brief introduction to the idea of translating assembly language into C for the purpose of having something portable to all platforms.</text:p>
      <text:p text:style-name="Text_20_body">My other book, <text:a xlink:type="simple" xlink:href="https://leanpub.com/chastitycodecookbook" office:name=""><text:span text:style-name="Definition">Chastity’s Code Cookbook</text:span></text:a> uses mostly C code as an introduction to programming. If you liked this chapter, consider reading it for more nerdy programming content.</text:p>
      <text:p text:style-name="Text_20_body">As far as DOS goes, Assembly is still the preferred language due to the fact that it allows us to create very small programs as you have seen throughout this book.</text:p>
      <text:p text:style-name="Text_20_body">And by small, I mean the size of them when assembled! The source code is usually much large than the assembled binary machine code!</text:p>
      <text:h text:style-name="Heading_20_1" text:outline-level="1"><text:bookmark-start text:name="chapter-8-going-from-dos-to-linux-or-windows"/>Chapter 8: Going from DOS to Linux or Windows<text:bookmark-end text:name="chapter-8-going-from-dos-to-linux-or-windows"/></text:h>
      <text:p text:style-name="First_20_paragraph">In the unlikely event that you have read the first 7 chapters of this book, I am going to assume you are a pretty hard core computer user. What I can say for sure is that you are the type of person who reads books or blog posts about technical details. DOS is an operating system that tends to only be used by nerds who love reading text and efficient operations at the command line.</text:p>
      <text:p text:style-name="Text_20_body">Sadly to say, our kind is dying out. At the time of writing this I am 38 years old and there are few people who remember the old way computers were used. DOS is mostly seen as a dead platform and it is not usually used except by programmers and hard core gamers who still run their favorite games in a DOS emulator. Though I cannot fail to mention that FreeDOS is available as a real DOS system.</text:p>
      <text:p text:style-name="Text_20_body"><text:a xlink:type="simple" xlink:href="https://www.freedos.org/" office:name=""><text:span text:style-name="Definition">https://www.freedos.org/</text:span></text:a></text:p>
      <text:p text:style-name="Text_20_body">But most people know nothing about DOS because the popular operating systems available today are Windows, MacOS and Linux.</text:p>
      <text:p text:style-name="Text_20_body">If you have enjoyed programming in Assembly, I do have some helpful tips on how you can apply most of the same information to start Assembly in Linux.</text:p>
      <text:p text:style-name="Text_20_body">As far as Windows or MacOS go, I cannot help you much with that because I don’t use proprietary operating systems if I have a choice. These operating systems don’t allow you to simply load registers and call interrupts to print things on the screen.</text:p>
      <text:p text:style-name="Text_20_body">Linux, however, works very much like DOS does. If you know how to load the registers correctly and use a system call, you can print strings of text just like in DOS except MUCH faster because you will be running natively instead of in an emulator as in the DOS examples from the rest of this book.</text:p>
      <text:p text:style-name="Text_20_body">I cannot cover the details of installing a Linux operating system because there are many choices. However I recommend Debian because it has been my main distro for years. Therefore, the following two programs that I will show you in this chapter have both been tested to work on my 64 bit Intel PC running Debian 12 (bookworm).</text:p>
      <text:p text:style-name="Text_20_body">Remember, although DOS was a 16 bit system, modern Linux processors and distros usually support 32 or 64 bit code. Therefore, I will be showing you a small program using the FASM assembler that prints text using a Linux version of the putstring function. It behaves the same as the DOS version behaves in chapter 2.</text:p>
      <text:h text:style-name="Heading_20_2" text:outline-level="2"><text:bookmark-start text:name="main.asm-32-bit"/>main.asm (32 bit)<text:bookmark-end text:name="main.asm-32-bit"/></text:h>
      <text:p text:style-name="P1459">format ELF executable</text:p>
      <text:p text:style-name="P1460">entry main</text:p>
      <text:p text:style-name="P1461"/>
      <text:p text:style-name="P1462">main:</text:p>
      <text:p text:style-name="P1463"/>
      <text:p text:style-name="P1464">mov eax,main_string</text:p>
      <text:p text:style-name="P1465">call putstring</text:p>
      <text:p text:style-name="P1466"/>
      <text:p text:style-name="P1467">mov eax, 1 <text:s text:c="1"/>; invoke SYS_EXIT (kernel opcode 1)</text:p>
      <text:p text:style-name="P1468">mov ebx, 0 <text:s text:c="1"/>; return 0 status on exit - 'No Errors'</text:p>
      <text:p text:style-name="P1469">int 80h</text:p>
      <text:p text:style-name="P1470"/>
      <text:p text:style-name="P1471">;A string to test if output works</text:p>
      <text:p text:style-name="P1472">main_string db 'This program runs in Linux!',0Ah,0</text:p>
      <text:p text:style-name="P1473"/>
      <text:p text:style-name="P1474">putstring:</text:p>
      <text:p text:style-name="P1475"/>
      <text:p text:style-name="P1476">push eax</text:p>
      <text:p text:style-name="P1477">push ebx</text:p>
      <text:p text:style-name="P1478">push ecx</text:p>
      <text:p text:style-name="P1479">push edx</text:p>
      <text:p text:style-name="P1480"/>
      <text:p text:style-name="P1481">mov ebx,eax ; copy eax to ebx. ebx will be used as index to the string</text:p>
      <text:p text:style-name="P1482"/>
      <text:p text:style-name="P1483">putstring_strlen_start: ; this loop finds the length of the string as part of the putstring function</text:p>
      <text:p text:style-name="P1484"/>
      <text:p text:style-name="P1485">cmp [ebx],byte 0 ; compare byte at address ebx with 0</text:p>
      <text:p text:style-name="P1486">jz putstring_strlen_end ; if comparison was zero, jump to loop end because we have found the length</text:p>
      <text:p text:style-name="P1487">inc ebx</text:p>
      <text:p text:style-name="P1488">jmp putstring_strlen_start</text:p>
      <text:p text:style-name="P1489"/>
      <text:p text:style-name="P1490">putstring_strlen_end:</text:p>
      <text:p text:style-name="P1491">sub ebx,eax ;By subtracting the start of the string with the current address, we have the length of the string.</text:p>
      <text:p text:style-name="P1492"/>
      <text:p text:style-name="P1493">; Write string using Linux Write system call. Reference for 32 bit x86 syscalls is below.</text:p>
      <text:p text:style-name="P1494">; https://www.chromium.org/chromium-os/developer-library/reference/linux-constants/syscalls/#x86-32-bit</text:p>
      <text:p text:style-name="P1495"/>
      <text:p text:style-name="P1496">mov edx,ebx <text:s text:c="5"/>;number of bytes to write</text:p>
      <text:p text:style-name="P1497">mov ecx,eax <text:s text:c="5"/>;pointer/address of string to write</text:p>
      <text:p text:style-name="P1498">mov ebx,1 <text:s text:c="7"/>;write to the STDOUT file</text:p>
      <text:p text:style-name="P1499">mov eax,4 <text:s text:c="7"/>;invoke SYS_WRITE (kernel opcode 4 on 32 bit systems)</text:p>
      <text:p text:style-name="P1500">int 80h <text:s text:c="9"/>;system call to write the message</text:p>
      <text:p text:style-name="P1501"/>
      <text:p text:style-name="P1502">pop edx</text:p>
      <text:p text:style-name="P1503">pop ecx</text:p>
      <text:p text:style-name="P1504">pop ebx</text:p>
      <text:p text:style-name="P1505">pop eax</text:p>
      <text:p text:style-name="P1506"/>
      <text:p text:style-name="P1507">ret ; this is the end of the putstring function return to calling location</text:p>
      <text:p text:style-name="P1508"/>
      <text:p text:style-name="P1509">; This Assembly source file has been formatted for the FASM assembler.</text:p>
      <text:p text:style-name="P1510">; The following 3 commands assemble, give executable permissions, and run the program</text:p>
      <text:p text:style-name="P1511">;</text:p>
      <text:p text:style-name="P1512">; <text:s text:c="2"/>fasm main.asm</text:p>
      <text:p text:style-name="P1513">; <text:s text:c="2"/>chmod +x main</text:p>
      <text:p text:style-name="P1514">; <text:s text:c="2"/>./main</text:p>
      <text:p text:style-name="First_20_paragraph">The program above uses only two system calls. One is the call to exit the program. The other is the write call which is the same as the DOS function 0x40 of interrupt 0x21; However, the usage of the registers is not in the same order. However, these registers: eax,ebx,ecx,edx are the same registers except that they are extended to 32 bits. That is why they have an e in their name.</text:p>
      <text:p text:style-name="Text_20_body">But if you take the time to study it, you will see that it does the exact same process of finding the length of the string by the terminating zero and then loading the registers in such a way that the operating system knows what function we care calling, which handle we are writing to, how many bytes to write, and where the data is in memory which will be written.</text:p>
      <text:p text:style-name="Text_20_body">Next I will show you the 64-bit equivalent that works the same way but uses different numbers for the system calls.</text:p>
      <text:h text:style-name="Heading_20_2" text:outline-level="2"><text:bookmark-start text:name="main.asm-64-bit"/>main.asm 64 bit<text:bookmark-end text:name="main.asm-64-bit"/></text:h>
      <text:p text:style-name="P1515">format ELF64 executable</text:p>
      <text:p text:style-name="P1516">entry main</text:p>
      <text:p text:style-name="P1517"/>
      <text:p text:style-name="P1518">main: ; the main function of our assembly function, just as if I were writing C.</text:p>
      <text:p text:style-name="P1519"/>
      <text:p text:style-name="P1520">mov rax,main_string ; move the address of main_string into rax register</text:p>
      <text:p text:style-name="P1521">call putstring</text:p>
      <text:p text:style-name="P1522"/>
      <text:p text:style-name="P1523">mov rax, 60 ; invoke SYS_EXIT (kernel opcode 60 on 64 bit systems)</text:p>
      <text:p text:style-name="P1524">mov rdi,0 <text:s text:c="2"/>; return 0 status on exit - 'No Errors'</text:p>
      <text:p text:style-name="P1525">syscall</text:p>
      <text:p text:style-name="P1526"/>
      <text:p text:style-name="P1527">;A string to test if output works</text:p>
      <text:p text:style-name="P1528">main_string db 'This program runs in Linux!',0Ah,0</text:p>
      <text:p text:style-name="P1529"/>
      <text:p text:style-name="P1530">putstring:</text:p>
      <text:p text:style-name="P1531"/>
      <text:p text:style-name="P1532">push rax</text:p>
      <text:p text:style-name="P1533">push rbx</text:p>
      <text:p text:style-name="P1534">push rcx</text:p>
      <text:p text:style-name="P1535">push rdx</text:p>
      <text:p text:style-name="P1536"/>
      <text:p text:style-name="P1537">mov rbx,rax ; copy rax to rbx as well. Now both registers have the address of the main_string</text:p>
      <text:p text:style-name="P1538"/>
      <text:p text:style-name="P1539">putstring_strlen_start: ; this loop finds the lenge of the string as part of the putstring function</text:p>
      <text:p text:style-name="P1540"/>
      <text:p text:style-name="P1541">cmp [rbx],byte 0 ; compare byte at address rdx with 0</text:p>
      <text:p text:style-name="P1542">jz putstring_strlen_end ; if comparison was zero, jump to loop end because we have found the length</text:p>
      <text:p text:style-name="P1543">inc rbx</text:p>
      <text:p text:style-name="P1544">jmp putstring_strlen_start</text:p>
      <text:p text:style-name="P1545"/>
      <text:p text:style-name="P1546">putstring_strlen_end:</text:p>
      <text:p text:style-name="P1547">sub rbx,rax ;rbx will now have correct number of bytes</text:p>
      <text:p text:style-name="P1548"/>
      <text:p text:style-name="P1549">;write string using Linux Write system call</text:p>
      <text:p text:style-name="P1550">;https://www.chromium.org/chromium-os/developer-library/reference/linux-constants/syscalls/#x86_64-64-bit</text:p>
      <text:p text:style-name="P1551"/>
      <text:p text:style-name="P1552">mov rdx,rbx <text:s text:c="5"/>;number of bytes to write</text:p>
      <text:p text:style-name="P1553">mov rsi,rax <text:s text:c="5"/>;pointer/address of string to write</text:p>
      <text:p text:style-name="P1554">mov rdi,1 <text:s text:c="7"/>;write to the STDOUT file</text:p>
      <text:p text:style-name="P1555">mov rax,1 <text:s text:c="7"/>;invoke SYS_WRITE (kernel opcode 1 on 64 bit systems)</text:p>
      <text:p text:style-name="P1556">syscall <text:s text:c="9"/>;system call to write the message</text:p>
      <text:p text:style-name="P1557"/>
      <text:p text:style-name="P1558">pop rdx</text:p>
      <text:p text:style-name="P1559">pop rcx</text:p>
      <text:p text:style-name="P1560">pop rbx</text:p>
      <text:p text:style-name="P1561">pop rax</text:p>
      <text:p text:style-name="P1562"/>
      <text:p text:style-name="P1563">ret ; this is the end of the putstring function return to calling location</text:p>
      <text:p text:style-name="P1564"/>
      <text:p text:style-name="P1565"/>
      <text:p text:style-name="P1566">; This Assembly source file has been formatted for the FASM assembler.</text:p>
      <text:p text:style-name="P1567">; The following 3 commands assemble, give executable permissions, and run the program</text:p>
      <text:p text:style-name="P1568">;</text:p>
      <text:p text:style-name="P1569">; <text:s text:c="2"/>fasm main.asm</text:p>
      <text:p text:style-name="P1570">; <text:s text:c="2"/>chmod +x main</text:p>
      <text:p text:style-name="P1571">; <text:s text:c="2"/>./main</text:p>
      <text:p text:style-name="First_20_paragraph">You may notice that the 64-bit program also uses the syscall instruction rather than interrupt 0x80. On my machine both programs behave identically because both calling conventions are valid. There are executables that run in 32 bit mode and others that run in 64 bit mode. They are not usually compatible and the FASM assembler has to be told which format is being assembled.</text:p>
      <text:p text:style-name="Text_20_body">FASM has been my preferred assembler for a long time because unlike NASM, it has everything it needs to create executables without depending on a linker.</text:p>
      <text:p text:style-name="Text_20_body">“What is a linker?” You might be asking. You see, the developers of Linux never really expected for people to be writing applications entirely in assembly. Usually they are written in C and then GCC compiles it to assembly that only the Gnu assembler (informally called Gas) can assemble and then link with the standard library. There is a linker program called “ld” that GCC automatically uses.</text:p>
      <text:p text:style-name="Text_20_body">However, through some research and experimentation, I have converted the previous 64 bit FASM program into the Gas syntax. As you read it, remember that the AT&amp;T phone company made this weird alternative syntax. The source and destination have been flipped so you will see the register receiving data on the right side instead of the left.</text:p>
      <text:h text:style-name="Heading_20_2" text:outline-level="2"><text:bookmark-start text:name="main.s-gnu-assembler-64-bit"/>main.s (GNU Assembler 64 bit)<text:bookmark-end text:name="main.s-gnu-assembler-64-bit"/></text:h>
      <text:p text:style-name="P1572"># Using Linux System calls for 64-bit</text:p>
      <text:p text:style-name="P1573"># Tested with GNU Assembler on Debian 12 (bookworm)</text:p>
      <text:p text:style-name="P1574"># It uses Chastity's putstring function for output</text:p>
      <text:p text:style-name="P1575"/>
      <text:p text:style-name="P1576">.global _start</text:p>
      <text:p text:style-name="P1577"/>
      <text:p text:style-name="P1578">.text</text:p>
      <text:p text:style-name="P1579"/>
      <text:p text:style-name="P1580">_start:</text:p>
      <text:p text:style-name="P1581"/>
      <text:p text:style-name="P1582">mov $main_string,%rax # move address of string into rax register</text:p>
      <text:p text:style-name="P1583">call <text:s text:c="2"/>putstring <text:s text:c="5"/># call the putstring function Chastity wrote</text:p>
      <text:p text:style-name="P1584">mov <text:s text:c="3"/>$0x3c,%eax <text:s text:c="4"/># system call 60 is exit</text:p>
      <text:p text:style-name="P1585">mov <text:s text:c="3"/>$0x0,%edi <text:s text:c="5"/># we want to return code 0</text:p>
      <text:p text:style-name="P1586">syscall <text:s text:c="14"/># end program with system call</text:p>
      <text:p text:style-name="P1587"/>
      <text:p text:style-name="P1588">main_string:</text:p>
      <text:p text:style-name="P1589">.string "This program runs in Linux!\n"</text:p>
      <text:p text:style-name="P1590"/>
      <text:p text:style-name="P1591">putstring: <text:s text:c="11"/># the start of the putstring function</text:p>
      <text:p text:style-name="P1592">push <text:s text:c="2"/>%rax</text:p>
      <text:p text:style-name="P1593">push <text:s text:c="2"/>%rbx</text:p>
      <text:p text:style-name="P1594">push <text:s text:c="2"/>%rcx</text:p>
      <text:p text:style-name="P1595">push <text:s text:c="2"/>%rdx</text:p>
      <text:p text:style-name="P1596">mov <text:s text:c="3"/>%rax,%rbx</text:p>
      <text:p text:style-name="P1597"/>
      <text:p text:style-name="P1598">putstring_strlen_start:</text:p>
      <text:p text:style-name="P1599">cmpb <text:s text:c="2"/>$0x0,(%rbx)</text:p>
      <text:p text:style-name="P1600">je <text:s text:c="4"/>putstring_strlen_end</text:p>
      <text:p text:style-name="P1601">inc <text:s text:c="3"/>%rbx</text:p>
      <text:p text:style-name="P1602">jmp <text:s text:c="3"/>putstring_strlen_start</text:p>
      <text:p text:style-name="P1603"/>
      <text:p text:style-name="P1604">putstring_strlen_end:</text:p>
      <text:p text:style-name="P1605">sub <text:s text:c="3"/>%rax,%rbx # subtract rax from rbx for number of bytes to write</text:p>
      <text:p text:style-name="P1606">mov <text:s text:c="3"/>%rbx,%rdx # copy number of bytes from rbx to rdx</text:p>
      <text:p text:style-name="P1607">mov <text:s text:c="3"/>%rax,%rsi # address of string to output</text:p>
      <text:p text:style-name="P1608">mov <text:s text:c="3"/>$0x1,%edi # file handler 1 is stdout</text:p>
      <text:p text:style-name="P1609">mov <text:s text:c="3"/>$0x1,%rax # system call 1 is write</text:p>
      <text:p text:style-name="P1610">syscall</text:p>
      <text:p text:style-name="P1611">pop <text:s text:c="3"/>%rdx</text:p>
      <text:p text:style-name="P1612">pop <text:s text:c="3"/>%rcx</text:p>
      <text:p text:style-name="P1613">pop <text:s text:c="3"/>%rbx</text:p>
      <text:p text:style-name="P1614">pop <text:s text:c="3"/>%rax</text:p>
      <text:p text:style-name="P1615">ret</text:p>
      <text:p text:style-name="P1616"/>
      <text:p text:style-name="P1617"># This Assembly source file has been formatted for the GNU assembler.</text:p>
      <text:p text:style-name="P1618"># The following makefile rule has commands to assemble, link, and run the program</text:p>
      <text:p text:style-name="P1619">#</text:p>
      <text:p text:style-name="P1620">#main-gas:</text:p>
      <text:p text:style-name="P1621"># <text:s text:c="2"/>gcc -nostdlib -nostartfiles -nodefaultlibs -static main.s -o main</text:p>
      <text:p text:style-name="P1622"># <text:s text:c="2"/>strip main</text:p>
      <text:p text:style-name="P1623"># <text:s text:c="2"/>./main</text:p>
      <text:p text:style-name="First_20_paragraph">Although I find the GNU Assembler syntax hard to read, the fact that this assembler exists as part of the GNU Compiler Collection means that it is usually available even on systems that don’t have FASM or NASM available.</text:p>
      <text:p text:style-name="Text_20_body">It is possible to use NASM also but it can’t create executables and requires linking with “ld” anyway. It is better to just write directly for the GNU Assembler or stick with FASM if you prefer intel syntax.</text:p>
      <text:p text:style-name="Text_20_body">However, the beauty is that the machine code bytes from both types of assembly are identical! In fact that is how I got the GAS version. I had to assemble the other version and then disassemble it with objdump to get the equivalent syntax.</text:p>
      <text:p text:style-name="Text_20_body">The programs you saw in this chapter only work on Linux, but Linux is Free both in terms of Software Freedom and Free in price too because anyone with an internet connection can download the ISO of a new operating system and install it on their computer as long as they take the time to read directions from the makers of that distribution. In fact Debian, Arch, Gentoo, and FreeBSD (not Linux but very similar) all have great instruction manuals. If you have managed to read this book, then you will have no problem following their stuff.</text:p>
      <text:h text:style-name="Heading_20_1" text:outline-level="1"><text:bookmark-start text:name="chapter-9-bitwise-operations-for-advanced-nerds"/>Chapter 9: Bitwise Operations for Advanced Nerds<text:bookmark-end text:name="chapter-9-bitwise-operations-for-advanced-nerds"/></text:h>
      <text:p text:style-name="First_20_paragraph">This chapter contains information which will assist you in understanding more about how computers work, but that in general is not required for MOST programming unless you are trying to operate on individual bits.</text:p>
      <text:p text:style-name="Text_20_body">To start out, I will describe 5 essential bitwise operations independently of any specific programming language. This is because these operations exist in every programming language I know of, including Assembly and C.</text:p>
      <text:p text:style-name="Text_20_body">After I have explained what the bitwise operations do, I will give examples of how this can be used in Assembly language to substitute for addition and subtraction! You might wonder why you would do this, the fact is that you don’t need to but it is a fun trick that only advanced nerds like me do for a special challenge.</text:p>
      <text:h text:style-name="Heading_20_2" text:outline-level="2"><text:bookmark-start text:name="the-bitwise-operations"/>The Bitwise Operations<text:bookmark-end text:name="the-bitwise-operations"/></text:h>
      <text:p text:style-name="First_20_paragraph">This chapter explains 5 bitwise operations which operate on the bits of data in a computer. For the purpose of demonstration, it doesn’t matter which number the bits represent at the moment. This is because the bits don’t have to represent numbers at all but can represent anything described in two states. Bits are commonly used to represent statements that are <text:span text:style-name="T1">true</text:span> or <text:span text:style-name="T1">false</text:span>. For the purposes of this section, the words AND, OR, XOR are in capital letters because their meaning is only loosely related to the English words they get their name from.</text:p>
      <text:h text:style-name="Heading_20_3" text:outline-level="3"><text:bookmark-start text:name="bitwise-and-operation"/>Bitwise AND Operation<text:bookmark-end text:name="bitwise-and-operation"/></text:h>
      <text:p text:style-name="P1624">0 AND 0 == 0</text:p>
      <text:p text:style-name="P1625">0 AND 1 == 0 <text:s text:c="3"/></text:p>
      <text:p text:style-name="P1626">1 AND 0 == 0</text:p>
      <text:p text:style-name="P1627">1 AND 1 == 1</text:p>
      <text:p text:style-name="First_20_paragraph">Think of the bitwise AND operation as multiplication of single bits. 1 times 1 is always 1 but 0 times anything is always 0. That’s how I personally think of it. I guess you could say that something is true only if two conditions are true. For example, if I go to Walmart AND do my job then it is true that I get paid.</text:p>
      <text:p text:style-name="Text_20_body">I like to think of the AND operation as the “prefer 0” operation. It will always choose a 0 if either of the two bits is a 0, otherwise, if no 0 is available, it will choose 1.</text:p>
      <text:h text:style-name="Heading_20_3" text:outline-level="3"><text:bookmark-start text:name="bitwise-or-operation"/>Bitwise OR Operation<text:bookmark-end text:name="bitwise-or-operation"/></text:h>
      <text:p text:style-name="P1628">0 OR 0 == 0</text:p>
      <text:p text:style-name="P1629">0 OR 1 == 1 </text:p>
      <text:p text:style-name="P1630">1 OR 0 == 1</text:p>
      <text:p text:style-name="P1631">1 OR 1 == 1</text:p>
      <text:p text:style-name="First_20_paragraph">The bitwise OR operation can be thought of as something that is true if one or two conditions are true. For example, it is true that playing in the street will result in you dying because you got run over by a car. It is also true that if you live long enough, something else will kill you. Therefore, the bit of your impending death is always 1.</text:p>
      <text:p text:style-name="Text_20_body">I like to think of the OR operation as the “prefer 1” operation. It will always choose a 1 if one of the two bits is a 1, otherwise, if no 1 is available, it will choose 0.</text:p>
      <text:h text:style-name="Heading_20_3" text:outline-level="3"><text:bookmark-start text:name="bitwise-xor-operation"/>Bitwise XOR Operation<text:bookmark-end text:name="bitwise-xor-operation"/></text:h>
      <text:p text:style-name="P1632">0 XOR 0 == 0</text:p>
      <text:p text:style-name="P1633">0 XOR 1 == 1 <text:s text:c="3"/></text:p>
      <text:p text:style-name="P1634">1 XOR 0 == 1</text:p>
      <text:p text:style-name="P1635">1 XOR 1 == 0</text:p>
      <text:p text:style-name="First_20_paragraph">The bitwise XOR operation is different because it isn’t really used much for evaluating true or false. Instead, this operation returns 1 if the bits compared are different or 0 if they are the same. This means that any bit, or group of bits, XORed with itself, will always result in 0.</text:p>
      <text:p text:style-name="Text_20_body">If you look at my XOR chart above, you will see that using XOR of any bit with a 1 causes the result to be the opposite of the original bit.</text:p>
      <text:p text:style-name="Text_20_body">The XOR operation is the quickest way to achieve this bit inversion. If you have a setting that you want to switch on or off, you can toggle it by XORing that bit with 1.</text:p>
      <text:p text:style-name="Text_20_body">While the AND, OR, XOR operations can work in the context of individual bits, or groups of them, the next operations, the bit shifts, only make sense in the context of a group of bits. At minimum, you will be operating on 8 bits at a time because a byte is the lowest addressable size of memory.</text:p>
      <text:h text:style-name="Heading_20_3" text:outline-level="3"><text:bookmark-start text:name="bitwise-left-and-right-shift-operations"/>Bitwise Left and Right Shift Operations<text:bookmark-end text:name="bitwise-left-and-right-shift-operations"/></text:h>
      <text:p text:style-name="First_20_paragraph">Consider the case of the following 8 bit binary value:</text:p>
      <text:p text:style-name="Text_20_body">00001000</text:p>
      <text:p text:style-name="Text_20_body">This would of course represent the number 8 because a 1 is in the 8’s place value. We can left shift or right shift.</text:p>
      <text:p text:style-name="P1636">00001000 == <text:s text:c="1"/>8 : is the original byte</text:p>
      <text:p text:style-name="P1637"/>
      <text:p text:style-name="P1638">00010000 == 16 : original left shift 1</text:p>
      <text:p text:style-name="P1639">00000100 == <text:s text:c="1"/>4 : original right shift 1</text:p>
      <text:p text:style-name="First_20_paragraph">That is really all there is to shifts. They can be used to multiply or divide by a power of two. In some cases, this can be faster than using the mul and div instructions described in chapter 4.</text:p>
      <text:h text:style-name="Heading_20_2" text:outline-level="2"><text:bookmark-start text:name="example-0-fake-add"/>Example 0: Fake Add<text:bookmark-end text:name="example-0-fake-add"/></text:h>
      <text:p text:style-name="First_20_paragraph">The following example shows how it is possible to write an addition routine using a combination of the AND,XOR,SHL operations. In this case, the numbers are shown in decimal to be easier for most people to see that the addition is correct.</text:p>
      <text:p text:style-name="P1640">org 100h</text:p>
      <text:p text:style-name="P1641"/>
      <text:p text:style-name="P1642">main:</text:p>
      <text:p text:style-name="P1643"/>
      <text:p text:style-name="P1644">mov word [radix],10 ; choose radix for integer input/output</text:p>
      <text:p text:style-name="P1645">mov word [int_width],1</text:p>
      <text:p text:style-name="P1646"/>
      <text:p text:style-name="P1647">mov di,1987</text:p>
      <text:p text:style-name="P1648">mov si,38</text:p>
      <text:p text:style-name="P1649"/>
      <text:p text:style-name="P1650">mov ax,di</text:p>
      <text:p text:style-name="P1651">call putint</text:p>
      <text:p text:style-name="P1652">mov ax,si</text:p>
      <text:p text:style-name="P1653">call putint</text:p>
      <text:p text:style-name="P1654">call putline</text:p>
      <text:p text:style-name="P1655"/>
      <text:p text:style-name="P1656">fake_add:</text:p>
      <text:p text:style-name="P1657">mov ax,di</text:p>
      <text:p text:style-name="P1658">xor di,si</text:p>
      <text:p text:style-name="P1659">and si,ax</text:p>
      <text:p text:style-name="P1660">shl si,1</text:p>
      <text:p text:style-name="P1661">jnz fake_add</text:p>
      <text:p text:style-name="P1662"/>
      <text:p text:style-name="P1663">mov ax,di</text:p>
      <text:p text:style-name="P1664">call putint</text:p>
      <text:p text:style-name="P1665">mov ax,si</text:p>
      <text:p text:style-name="P1666">call putint</text:p>
      <text:p text:style-name="P1667"/>
      <text:p text:style-name="P1668">mov ax,4C00h</text:p>
      <text:p text:style-name="P1669">int 21h</text:p>
      <text:p text:style-name="P1670"/>
      <text:p text:style-name="P1671">include 'chastelib16.asm'</text:p>
      <text:p text:style-name="First_20_paragraph">If you run it, you will see that the correct result of 2025 which is 1987+38. These are the values we set the di and si registers to before simulating addition with these fancy bitwise operations that make even seasoned programmers run scared.</text:p>
      <text:p text:style-name="Text_20_body">But how does this monstrosity of a program work? You see the AND operation keeps track of whether both bits in each place value are 1 or not. If they both are, this means that we have to “carry” those bits as we would do in an ordinary binary addition. We store the carry in the si register and then left shift it once each time in the loop. The loop continues until si equals zero and there are no more bits to invert with XOR.</text:p>
      <text:p text:style-name="Text_20_body">The fact that it works is easy to work out in my head but I don’t blame you if you can’t visualize it. However, this shows the power of what bit operations can do, even though you will probably never need to do this.</text:p>
      <text:h text:style-name="Heading_20_2" text:outline-level="2"><text:bookmark-start text:name="example-1-fake-sub"/>Example 1: Fake Sub<text:bookmark-end text:name="example-1-fake-sub"/></text:h>
      <text:p text:style-name="First_20_paragraph">In case the fake addition example above wasn’t enough for you, here is a slightly modified example that does a fake subtraction operation using the same operations. Try it out and you will see that it subtracts 38 from 2025 and gets the original 1987.</text:p>
      <text:p text:style-name="P1672">org 100h</text:p>
      <text:p text:style-name="P1673"/>
      <text:p text:style-name="P1674">main:</text:p>
      <text:p text:style-name="P1675"/>
      <text:p text:style-name="P1676">mov word [radix],10 ; choose radix for integer input/output</text:p>
      <text:p text:style-name="P1677">mov word [int_width],1</text:p>
      <text:p text:style-name="P1678"/>
      <text:p text:style-name="P1679">mov di,2025</text:p>
      <text:p text:style-name="P1680">mov si,38</text:p>
      <text:p text:style-name="P1681"/>
      <text:p text:style-name="P1682">mov ax,di</text:p>
      <text:p text:style-name="P1683">call putint</text:p>
      <text:p text:style-name="P1684">mov ax,si</text:p>
      <text:p text:style-name="P1685">call putint</text:p>
      <text:p text:style-name="P1686">call putline</text:p>
      <text:p text:style-name="P1687"/>
      <text:p text:style-name="P1688">fake_sub:</text:p>
      <text:p text:style-name="P1689">xor di,si</text:p>
      <text:p text:style-name="P1690">and si,di</text:p>
      <text:p text:style-name="P1691">shl si,1</text:p>
      <text:p text:style-name="P1692">jnz fake_sub</text:p>
      <text:p text:style-name="P1693"/>
      <text:p text:style-name="P1694">mov ax,di</text:p>
      <text:p text:style-name="P1695">call putint</text:p>
      <text:p text:style-name="P1696">mov ax,si</text:p>
      <text:p text:style-name="P1697">call putint</text:p>
      <text:p text:style-name="P1698"/>
      <text:p text:style-name="P1699">mov ax,4C00h</text:p>
      <text:p text:style-name="P1700">int 21h</text:p>
      <text:p text:style-name="P1701"/>
      <text:p text:style-name="P1702">include 'chastelib16.asm'</text:p>
      <text:p text:style-name="First_20_paragraph">I will try to explain how this works. You see, we first XOR the di register with the si register. Then, we AND si with the new value of di. This means that the bits in the current place value will only both be 1 if those bits were 0 in di and then were inverted to 1 by the XOR with si. This means that at the start of the loop, destination bit=0 and source bit=1. 0 minus 1 means that we need to “borrow” (I hate that term because it is really stealing because we never give it back). We left shift si as usual and then we keep XORing the new borrow in si until it is zero.</text:p>
      <text:p text:style-name="Text_20_body">Also, you may have noticed that I never used the “cmp” instruction to compare si with zero in this examples. This is because the zero flag is automatically updated with most operations. In fact there are places in my standard library of functions (chastelib) where it wasn’t strictly required to compare with “cmp” but I added it for clarity so I could read my code and more easily remember what I was doing.</text:p>
      <text:p text:style-name="Text_20_body">But let’s face it, the examples in this chapter are purely for showing off how advanced my knowledge of the binary numeral system and manipulating bits in ways no reasonable person should ever attempt. I must admit, it would be great for an obfuscated code contest to make a program with code that is unreadable to most humans.</text:p>
      <text:h text:style-name="Heading_20_1" text:outline-level="1"><text:bookmark-start text:name="chapter-10-chastehex-not-just-a-program-but-a-philosophy."/>Chapter 10: chastehex: Not just a program, but a philosophy.<text:bookmark-end text:name="chapter-10-chastehex-not-just-a-program-but-a-philosophy."/></text:h>
      <text:p text:style-name="First_20_paragraph">For this final program I will show you in this book I have prepared something special. It is a command line hex editor written entirely with assembly. It does not have a graphical user interface but instead can be used to read or write bytes of a file at any location!</text:p>
      <text:p text:style-name="Text_20_body">I will be showing you the full source code as one big file that you can copy or download directly from my Github repository. But first, I need to show you an example of how it works when it is assembled.</text:p>
      <text:p text:style-name="Text_20_body">Starting from a DOSBOX prompt, I create a small text file with this command:</text:p>
      <text:p text:style-name="Text_20_body">`echo brillient &gt; company.txt’</text:p>
      <text:p text:style-name="Text_20_body">That is literally the name of a company I used to work for. It is a good example to use here because the official spelling is wrong. Brillient is a mis-spelling of brilliant, which means smart (unlike whoever chose the company name).</text:p>
      <text:p text:style-name="Text_20_body">To use the chastehex (named chex.com in this example) program to view what is in the file, enter this command:</text:p>
      <text:p text:style-name="Text_20_body"><text:span text:style-name="Source_Text">chex company.txt</text:span></text:p>
      <text:p text:style-name="Text_20_body">You will see the following.</text:p>
      <text:p text:style-name="P1703">company.txt</text:p>
      <text:p text:style-name="P1704">00000000 62 72 69 6C 6C 69 65 6E 74 0D 0A <text:s text:c="15"/>brillient..</text:p>
      <text:p text:style-name="P1705">EOF</text:p>
      <text:p text:style-name="First_20_paragraph">It is possible to change the ‘e’ into an ‘a’ and correct the spelling. We only need to change the hexcode for that byte.</text:p>
      <text:p text:style-name="Text_20_body">The ‘e’ is the seventh letter in the word, which means it is address 6 because the first address of any file starts at 0. Knowing this, the following command does the trick:</text:p>
      <text:p text:style-name="Text_20_body"><text:span text:style-name="Source_Text">chex company.txt 6 61</text:span></text:p>
      <text:p text:style-name="Text_20_body">If you view the file again after this as explained earlier, it will show that it has been corrected.</text:p>
      <text:p text:style-name="P1706">company.txt</text:p>
      <text:p text:style-name="P1707">00000000 62 72 69 6C 6C 69 61 6E 74 0D 0A <text:s text:c="15"/>brilliant..</text:p>
      <text:p text:style-name="P1708">EOF</text:p>
      <text:p text:style-name="First_20_paragraph">Obviously this is a silly example because there are plenty of other ways to correct a typo in a word. However, the power of this program comes from the fact that it is dynamic enough to handle not just text files but binary files of any size less than 2 gigabytes. You can in fact edit executable files, game save files, image files, or anything where you know the precise location of bytes you need to change for some reason.</text:p>
      <text:p text:style-name="Text_20_body">If you enter <text:span text:style-name="Source_Text">chex</text:span> without any arguments, a short help message will display:</text:p>
      <text:p text:style-name="P1709">chastehex:</text:p>
      <text:p text:style-name="P1710">hexdump a file:</text:p>
      <text:p text:style-name="P1711"><text:s text:c="4"/>chex file</text:p>
      <text:p text:style-name="P1712">read a byte:</text:p>
      <text:p text:style-name="P1713"><text:s text:c="4"/>chex file address</text:p>
      <text:p text:style-name="P1714">write a byte:</text:p>
      <text:p text:style-name="P1715"><text:s text:c="4"/>chex file address value</text:p>
      <text:p text:style-name="P1716">The file must exist</text:p>
      <text:p text:style-name="First_20_paragraph">The flexibility of this program comes from the fact that it changes behavior based on how many arguments you give it. It can be used to dump any entire file or to read and write individual bytes. If you add more than 3 arguments it will accept the numbers as values of more bytes to write at the location you selected.</text:p>
      <text:p text:style-name="Text_20_body">I frequently use this program for messing around with files just for the fun of it. But besides being a fun toy for messing with binary files, it also serves as an example of how much can be accomplished with assembly language. All it does is process command line arguments, open, read/write, and close files while also displaying basic information to the screen on what it is doing.</text:p>
      <text:p text:style-name="Text_20_body">The idea of how it behaves is easy to understand, but it also can be a bit complex to write such a program. The good news is you don’t have to, because I wrote the entire program myself as an example of how much skill I have with Assembly language for DOS.</text:p>
      <text:p text:style-name="Text_20_body">Below is the full source of chastehex for DOS. It will assemble with either the fasm or nasm assemblers.</text:p>
      <text:h text:style-name="Heading_20_2" text:outline-level="2"><text:bookmark-start text:name="chex.asm"/>chex.asm<text:bookmark-end text:name="chex.asm"/></text:h>
      <text:p text:style-name="P1717">org 100h <text:s text:c="4"/>;DOS programs start at this address</text:p>
      <text:p text:style-name="P1718"/>
      <text:p text:style-name="P1719">mov word [radix],16 ; can choose radix for integer output!</text:p>
      <text:p text:style-name="P1720"/>
      <text:p text:style-name="P1721">mov ch,0 <text:s text:c="4"/>;zero ch (upper half of cx)</text:p>
      <text:p text:style-name="P1722">mov cl,[80h] ;load length in bytes of the command string</text:p>
      <text:p text:style-name="P1723">cmp cx,0</text:p>
      <text:p text:style-name="P1724">jnz args_exist</text:p>
      <text:p text:style-name="P1725"/>
      <text:p text:style-name="P1726">mov ax,help <text:s text:c="3"/>;if not arguments were given, show a help message</text:p>
      <text:p text:style-name="P1727">call putstring</text:p>
      <text:p text:style-name="P1728">jmp ending <text:s text:c="4"/>;and end the program because there is nothing to do</text:p>
      <text:p text:style-name="P1729"/>
      <text:p text:style-name="P1730">args_exist:</text:p>
      <text:p text:style-name="P1731"/>
      <text:p text:style-name="P1732">mov dx,81h <text:s text:c="8"/>;Point dx to the beginning of string</text:p>
      <text:p text:style-name="P1733">inc dx <text:s text:c="12"/>;go to next char</text:p>
      <text:p text:style-name="P1734">dec cx <text:s text:c="12"/>;but subtract 1 from count</text:p>
      <text:p text:style-name="P1735">mov [arg_index],dx ;save index to variable so dx is free to change as needed</text:p>
      <text:p text:style-name="P1736"/>
      <text:p text:style-name="P1737">;find the end of the string based on length</text:p>
      <text:p text:style-name="P1738">mov ax,dx</text:p>
      <text:p text:style-name="P1739">add ax,cx</text:p>
      <text:p text:style-name="P1740">;now we know where the string ends.</text:p>
      <text:p text:style-name="P1741">mov [arg_string_end],ax ;this is the end of the arg string. important for later</text:p>
      <text:p text:style-name="P1742">;call putint ; print address where entire arg string ends</text:p>
      <text:p text:style-name="P1743"/>
      <text:p text:style-name="P1744">;this routine replaces all non printable characters with zero in the arg string</text:p>
      <text:p text:style-name="P1745">mov bx,dx</text:p>
      <text:p text:style-name="P1746">filter:</text:p>
      <text:p text:style-name="P1747">cmp byte [bx],' '</text:p>
      <text:p text:style-name="P1748">ja notspace ; if char is above space, leave it alone</text:p>
      <text:p text:style-name="P1749">mov byte [bx],0 ;otherwise it counts as a space, change it to a zero</text:p>
      <text:p text:style-name="P1750">notspace:</text:p>
      <text:p text:style-name="P1751">inc bx</text:p>
      <text:p text:style-name="P1752">cmp bx,[arg_string_end] ;are we at the end of the arg string?</text:p>
      <text:p text:style-name="P1753">jnz filter ;if not at end, continue the filter</text:p>
      <text:p text:style-name="P1754"/>
      <text:p text:style-name="P1755">filter_end:</text:p>
      <text:p text:style-name="P1756">mov byte [bx],0 ;terminate the ending with a zero for safety</text:p>
      <text:p text:style-name="P1757"/>
      <text:p text:style-name="P1758">;now that the argument string is prepared, we will try to use the first argument as a filename to open</text:p>
      <text:p text:style-name="P1759"/>
      <text:p text:style-name="P1760">mov ah,3Dh <text:s text:c="8"/>;call number for DOS open existing file</text:p>
      <text:p text:style-name="P1761">mov al,2 <text:s text:c="10"/>;file access: 0=read,1=write,2=read+write</text:p>
      <text:p text:style-name="P1762">mov dx,[arg_index] ;string address to interpret as filename</text:p>
      <text:p text:style-name="P1763">int 21h <text:s text:c="11"/>;DOS call to finalize open function</text:p>
      <text:p text:style-name="P1764"/>
      <text:p text:style-name="P1765">mov [file_handle],ax ;save the file handle</text:p>
      <text:p text:style-name="P1766"/>
      <text:p text:style-name="P1767">jc file_error ;if carry flag is set, we have an error, otherwise, file is open</text:p>
      <text:p text:style-name="P1768"/>
      <text:p text:style-name="P1769">file_opened:</text:p>
      <text:p text:style-name="P1770"/>
      <text:p text:style-name="P1771">mov ax,dx</text:p>
      <text:p text:style-name="P1772">call putstring</text:p>
      <text:p text:style-name="P1773">call putline</text:p>
      <text:p text:style-name="P1774">jmp use_file ;skip past error message and start using the file</text:p>
      <text:p text:style-name="P1775"/>
      <text:p text:style-name="P1776">;this section prints error message and then ends the program if file error found</text:p>
      <text:p text:style-name="P1777"/>
      <text:p text:style-name="P1778">file_error: ;prints error code2=file not found</text:p>
      <text:p text:style-name="P1779">mov ax,dx</text:p>
      <text:p text:style-name="P1780">call putstring</text:p>
      <text:p text:style-name="P1781">call putline</text:p>
      <text:p text:style-name="P1782">mov ax,file_error_message</text:p>
      <text:p text:style-name="P1783">call putstring</text:p>
      <text:p text:style-name="P1784">mov ax,[file_handle]</text:p>
      <text:p text:style-name="P1785">call putint</text:p>
      <text:p text:style-name="P1786">jmp arg_loop_end</text:p>
      <text:p text:style-name="P1787"/>
      <text:p text:style-name="P1788">;how we use the file depends on the number of arguments given</text:p>
      <text:p text:style-name="P1789">;if no arguments other than the filename exist, we do a regular hex dump</text:p>
      <text:p text:style-name="P1790"/>
      <text:p text:style-name="P1791">use_file:</text:p>
      <text:p text:style-name="P1792"/>
      <text:p text:style-name="P1793">mov bp,0 ;set bp to zero because it represents upper 16 bits of file address</text:p>
      <text:p text:style-name="P1794">call get_next_arg ;get address of next arg and return into ax register</text:p>
      <text:p text:style-name="P1795">cmp ax,[arg_string_end] ;this time, if ax equals end of string, we hex dump and then end the program later</text:p>
      <text:p text:style-name="P1796">jz hexdump ;jump to hexdump section</text:p>
      <text:p text:style-name="P1797"/>
      <text:p text:style-name="P1798">;otherwise, if there are more args, ax contains next argument</text:p>
      <text:p text:style-name="P1799">;we will next extra the address from this argument for future operations</text:p>
      <text:p text:style-name="P1800"/>
      <text:p text:style-name="P1801">;first call the strint_32 function to get 32 bit integer from a hex string</text:p>
      <text:p text:style-name="P1802">;the lower 16 bits are stored in ax just like regular strint</text:p>
      <text:p text:style-name="P1803">;upper 16 bits are stored in the "extra_word" memory location</text:p>
      <text:p text:style-name="P1804">;but then I copy them to the bp register to use for the rest of the program</text:p>
      <text:p text:style-name="P1805">call strint_32 </text:p>
      <text:p text:style-name="P1806">mov bp,[extra_word] ;store the upper 16 bits in the bp register</text:p>
      <text:p text:style-name="P1807"/>
      <text:p text:style-name="P1808">;this number will be out new offset to seek to</text:p>
      <text:p text:style-name="P1809">mov [file_offset],ax</text:p>
      <text:p text:style-name="P1810"/>
      <text:p text:style-name="P1811">mov ah,42h <text:s text:c="10"/>;lseek call number</text:p>
      <text:p text:style-name="P1812">mov al,0 <text:s text:c="12"/>;seek origin 00h start of file,01h current file position,02h end of file</text:p>
      <text:p text:style-name="P1813">mov bx,[file_handle]</text:p>
      <text:p text:style-name="P1814">mov cx,bp <text:s text:c="11"/>;upper word of offset</text:p>
      <text:p text:style-name="P1815">mov dx,[file_offset] ;lower word of offset</text:p>
      <text:p text:style-name="P1816">int 21h</text:p>
      <text:p text:style-name="P1817"/>
      <text:p text:style-name="P1818">jc arg_loop_end ;end program if seek error (though I can't imagine how it would fail)</text:p>
      <text:p text:style-name="P1819"/>
      <text:p text:style-name="P1820">;check if there are any more args</text:p>
      <text:p text:style-name="P1821">call get_next_arg</text:p>
      <text:p text:style-name="P1822">cmp ax,[arg_string_end]</text:p>
      <text:p text:style-name="P1823">jz dump_byte ;jump to dump_byte section and continue with read mode</text:p>
      <text:p text:style-name="P1824"/>
      <text:p text:style-name="P1825">jmp arg_loop ;otherwise we jump to the arg loop and write the values as bytes starting at offset</text:p>
      <text:p text:style-name="P1826"/>
      <text:p text:style-name="P1827">;this next section is the reading mode that reads one byte. It only executes if we have not provided bytes to write to the new address</text:p>
      <text:p text:style-name="P1828">;because we have an argument for an address we will read only this byte and display it</text:p>
      <text:p text:style-name="P1829">dump_byte:</text:p>
      <text:p text:style-name="P1830"/>
      <text:p text:style-name="P1831">mov ah,3Fh <text:s text:c="10"/>;call number for read function</text:p>
      <text:p text:style-name="P1832">mov bx,[file_handle] ;store file handle to read from in bx</text:p>
      <text:p text:style-name="P1833">mov cx,1 <text:s text:c="12"/>;we are reading only 1 byte</text:p>
      <text:p text:style-name="P1834">mov dx,byte_array <text:s text:c="3"/>;store the bytes here</text:p>
      <text:p text:style-name="P1835">int 21h</text:p>
      <text:p text:style-name="P1836"/>
      <text:p text:style-name="P1837">mov cx,ax ;number of bytes read</text:p>
      <text:p text:style-name="P1838"/>
      <text:p text:style-name="P1839">;set width to 4 and display extra:offset</text:p>
      <text:p text:style-name="P1840">mov word[int_width],4</text:p>
      <text:p text:style-name="P1841">mov ax,bp</text:p>
      <text:p text:style-name="P1842">call putint</text:p>
      <text:p text:style-name="P1843">mov ax,[file_offset]</text:p>
      <text:p text:style-name="P1844">call putint_and_space</text:p>
      <text:p text:style-name="P1845"/>
      <text:p text:style-name="P1846">cmp cx,1</text:p>
      <text:p text:style-name="P1847">jz not_eof ;skip past here as long as one byte was read otherwise show EOF</text:p>
      <text:p text:style-name="P1848">mov ax,end_of_file</text:p>
      <text:p text:style-name="P1849">call putstring</text:p>
      <text:p text:style-name="P1850">jmp arg_loop_end</text:p>
      <text:p text:style-name="P1851">not_eof:</text:p>
      <text:p text:style-name="P1852"/>
      <text:p text:style-name="P1853">mov ah,0 ;zero upper half of ax</text:p>
      <text:p text:style-name="P1854">mov al,[byte_array]</text:p>
      <text:p text:style-name="P1855"/>
      <text:p text:style-name="P1856">mov word[int_width],2</text:p>
      <text:p text:style-name="P1857">call putint</text:p>
      <text:p text:style-name="P1858">call putline</text:p>
      <text:p text:style-name="P1859"/>
      <text:p text:style-name="P1860"/>
      <text:p text:style-name="P1861">jmp arg_loop_end ;we are done so we end the program</text:p>
      <text:p text:style-name="P1862"/>
      <text:p text:style-name="P1863">hexdump:</text:p>
      <text:p text:style-name="P1864"/>
      <text:p text:style-name="P1865">;we start the loop with a call to read exactly 16 bytes</text:p>
      <text:p text:style-name="P1866"/>
      <text:p text:style-name="P1867">mov ah,3Fh <text:s text:c="10"/>;call number for read function</text:p>
      <text:p text:style-name="P1868">mov bx,[file_handle] ;store file handle to read from in bx</text:p>
      <text:p text:style-name="P1869">mov cx,16 <text:s text:c="11"/>;we are reading sixteen bytes</text:p>
      <text:p text:style-name="P1870">mov dx,byte_array <text:s text:c="3"/>;store the bytes here</text:p>
      <text:p text:style-name="P1871">int 21h</text:p>
      <text:p text:style-name="P1872"/>
      <text:p text:style-name="P1873">;call putint ;check the number of bytes read</text:p>
      <text:p text:style-name="P1874"/>
      <text:p text:style-name="P1875">;important note: the number of bytes read should be 16 or less and this is not an error</text:p>
      <text:p text:style-name="P1876">;zero is expected if we are at the end of the file.</text:p>
      <text:p text:style-name="P1877">;however, if it is zero, we print an EOF message and exit</text:p>
      <text:p text:style-name="P1878"/>
      <text:p text:style-name="P1879">cmp ax,0</text:p>
      <text:p text:style-name="P1880">jnz hexdump_print_row</text:p>
      <text:p text:style-name="P1881">mov ax,end_of_file</text:p>
      <text:p text:style-name="P1882">call putstring</text:p>
      <text:p text:style-name="P1883">jmp arg_loop_end</text:p>
      <text:p text:style-name="P1884"/>
      <text:p text:style-name="P1885">hexdump_print_row:</text:p>
      <text:p text:style-name="P1886"/>
      <text:p text:style-name="P1887">mov [bytes_read],ax</text:p>
      <text:p text:style-name="P1888"/>
      <text:p text:style-name="P1889">call print_bytes_row</text:p>
      <text:p text:style-name="P1890"/>
      <text:p text:style-name="P1891">jmp hexdump ;jump back to hexdump and attempt another read of a row</text:p>
      <text:p text:style-name="P1892"/>
      <text:p text:style-name="P1893">;this loop processes the rest of the arguments</text:p>
      <text:p text:style-name="P1894">;it interprets each one as a byte to write to the current offset</text:p>
      <text:p text:style-name="P1895">;this loop should only execute if a file name and address have already been given</text:p>
      <text:p text:style-name="P1896">arg_loop:</text:p>
      <text:p text:style-name="P1897">mov ax,[arg_index] ;get address of current arg</text:p>
      <text:p text:style-name="P1898">;call putstring</text:p>
      <text:p text:style-name="P1899"/>
      <text:p text:style-name="P1900">call strint_32 ;turn string at address ax into a number returned in ax</text:p>
      <text:p text:style-name="P1901"/>
      <text:p text:style-name="P1902">mov [byte_array],al</text:p>
      <text:p text:style-name="P1903"/>
      <text:p text:style-name="P1904">mov ah,40h <text:s text:c="10"/>; select DOS function 40h write </text:p>
      <text:p text:style-name="P1905">mov bx,[file_handle] ;store file handle to write to in bx</text:p>
      <text:p text:style-name="P1906">mov cx,1 <text:s text:c="12"/>;write 1 byte to this file</text:p>
      <text:p text:style-name="P1907">mov dx,byte_array <text:s text:c="3"/>;write from this address</text:p>
      <text:p text:style-name="P1908">int 21h</text:p>
      <text:p text:style-name="P1909"/>
      <text:p text:style-name="P1910">;set width to 4 and display extra:offset</text:p>
      <text:p text:style-name="P1911">mov word[int_width],4</text:p>
      <text:p text:style-name="P1912">mov ax,bp</text:p>
      <text:p text:style-name="P1913">call putint</text:p>
      <text:p text:style-name="P1914">mov ax,[file_offset]</text:p>
      <text:p text:style-name="P1915">call putint_and_space</text:p>
      <text:p text:style-name="P1916"/>
      <text:p text:style-name="P1917">add word[file_offset],1</text:p>
      <text:p text:style-name="P1918">adc bp,0</text:p>
      <text:p text:style-name="P1919"/>
      <text:p text:style-name="P1920"/>
      <text:p text:style-name="P1921">mov word[int_width],2</text:p>
      <text:p text:style-name="P1922">mov ah,0</text:p>
      <text:p text:style-name="P1923">mov al,[byte_array]</text:p>
      <text:p text:style-name="P1924">call putint</text:p>
      <text:p text:style-name="P1925">call putline</text:p>
      <text:p text:style-name="P1926"/>
      <text:p text:style-name="P1927">call get_next_arg ;get address of next arg and return into ax register</text:p>
      <text:p text:style-name="P1928"/>
      <text:p text:style-name="P1929">cmp ax,[arg_string_end] ;if the ax register contains address of the end of args string, end program to avoid failure</text:p>
      <text:p text:style-name="P1930">jz arg_loop_end</text:p>
      <text:p text:style-name="P1931">jmp arg_loop</text:p>
      <text:p text:style-name="P1932"/>
      <text:p text:style-name="P1933">arg_loop_end: ;this is the correct end of the program</text:p>
      <text:p text:style-name="P1934"/>
      <text:p text:style-name="P1935">;close the file if it is open</text:p>
      <text:p text:style-name="P1936">mov ah,3Eh</text:p>
      <text:p text:style-name="P1937">mov bx,[file_handle]</text:p>
      <text:p text:style-name="P1938">int 21h</text:p>
      <text:p text:style-name="P1939"/>
      <text:p text:style-name="P1940">ending:</text:p>
      <text:p text:style-name="P1941">mov ax,4C00h ; Exit program</text:p>
      <text:p text:style-name="P1942">int 21h</text:p>
      <text:p text:style-name="P1943"/>
      <text:p text:style-name="P1944">arg_string_end dw 0</text:p>
      <text:p text:style-name="P1945">arg_index dw 0</text:p>
      <text:p text:style-name="P1946">file_error_message db 'Could not open the file! Error number: ',0</text:p>
      <text:p text:style-name="P1947">file_handle dw 0</text:p>
      <text:p text:style-name="P1948">read_error_message db 'Failure during reading of file. Error number: ',0</text:p>
      <text:p text:style-name="P1949">end_of_file db 'EOF',0</text:p>
      <text:p text:style-name="P1950"/>
      <text:p text:style-name="P1951">;where we will store data from the file</text:p>
      <text:p text:style-name="P1952">byte_array db 16 dup '?',0</text:p>
      <text:p text:style-name="P1953">file_offset dw 0,0</text:p>
      <text:p text:style-name="P1954">bytes_read dw 0</text:p>
      <text:p text:style-name="P1955"/>
      <text:p text:style-name="P1956"/>
      <text:p text:style-name="P1957">;function to move ahead to the next art</text:p>
      <text:p text:style-name="P1958">;only works after the filter has been applied to turn all spaces into zeroes</text:p>
      <text:p text:style-name="P1959"/>
      <text:p text:style-name="P1960">get_next_arg:</text:p>
      <text:p text:style-name="P1961">mov bx,[arg_index] ;dx has address of current arg</text:p>
      <text:p text:style-name="P1962">find_zero:</text:p>
      <text:p text:style-name="P1963">cmp byte [bx],0</text:p>
      <text:p text:style-name="P1964">jz found_zero</text:p>
      <text:p text:style-name="P1965">inc bx</text:p>
      <text:p text:style-name="P1966">jmp find_zero ; this char is not zero, go to the next char</text:p>
      <text:p text:style-name="P1967">found_zero:</text:p>
      <text:p text:style-name="P1968"/>
      <text:p text:style-name="P1969">find_non_zero:</text:p>
      <text:p text:style-name="P1970">cmp bx,[arg_string_end]</text:p>
      <text:p text:style-name="P1971">jz arg_finish ;if bx is already at end, nothing left to find</text:p>
      <text:p text:style-name="P1972">cmp byte [bx],0</text:p>
      <text:p text:style-name="P1973">jnz arg_finish ;if this char is not zero we have found the next string!</text:p>
      <text:p text:style-name="P1974">inc bx</text:p>
      <text:p text:style-name="P1975">jmp find_non_zero ;otherwise, keep looking</text:p>
      <text:p text:style-name="P1976"/>
      <text:p text:style-name="P1977">arg_finish:</text:p>
      <text:p text:style-name="P1978">mov [arg_index],bx ; save this index to variable</text:p>
      <text:p text:style-name="P1979">mov ax,bx ;but also save it to ax register for use</text:p>
      <text:p text:style-name="P1980">ret</text:p>
      <text:p text:style-name="P1981"/>
      <text:p text:style-name="P1982">;this function prints a row of hex bytes</text:p>
      <text:p text:style-name="P1983">;each row is 16 bytes</text:p>
      <text:p text:style-name="P1984">print_bytes_row:</text:p>
      <text:p text:style-name="P1985">mov cx,[bytes_read] ;number of bytes read</text:p>
      <text:p text:style-name="P1986"/>
      <text:p text:style-name="P1987">;set width to 4 and display extra:offset</text:p>
      <text:p text:style-name="P1988">mov word[int_width],4</text:p>
      <text:p text:style-name="P1989">mov ax,bp</text:p>
      <text:p text:style-name="P1990">call putint</text:p>
      <text:p text:style-name="P1991">mov ax,[file_offset]</text:p>
      <text:p text:style-name="P1992">call putint_and_space</text:p>
      <text:p text:style-name="P1993"/>
      <text:p text:style-name="P1994">add [file_offset],cx</text:p>
      <text:p text:style-name="P1995">adc bp,0</text:p>
      <text:p text:style-name="P1996"/>
      <text:p text:style-name="P1997">mov ah,0 ;zero upper half of ax</text:p>
      <text:p text:style-name="P1998">mov bx,byte_array</text:p>
      <text:p text:style-name="P1999"/>
      <text:p text:style-name="P2000">mov word[int_width],2</text:p>
      <text:p text:style-name="P2001"/>
      <text:p text:style-name="P2002">print_byte:</text:p>
      <text:p text:style-name="P2003">mov al,[bx]</text:p>
      <text:p text:style-name="P2004">call putint_and_space</text:p>
      <text:p text:style-name="P2005">inc bx</text:p>
      <text:p text:style-name="P2006">dec cx</text:p>
      <text:p text:style-name="P2007">cmp cx,0</text:p>
      <text:p text:style-name="P2008">jnz print_byte</text:p>
      <text:p text:style-name="P2009"/>
      <text:p text:style-name="P2010">;optionally, print chars after hex bytes</text:p>
      <text:p text:style-name="P2011">call print_bytes_row_text</text:p>
      <text:p text:style-name="P2012">call putline</text:p>
      <text:p text:style-name="P2013"/>
      <text:p text:style-name="P2014">ret</text:p>
      <text:p text:style-name="P2015"/>
      <text:p text:style-name="P2016">space_three db ' <text:s text:c="2"/>',0</text:p>
      <text:p text:style-name="P2017"/>
      <text:p text:style-name="P2018">print_bytes_row_text:</text:p>
      <text:p text:style-name="P2019"/>
      <text:p text:style-name="P2020">mov cx,[bytes_read]</text:p>
      <text:p text:style-name="P2021">pad_spaces:</text:p>
      <text:p text:style-name="P2022">cmp cx,0x10</text:p>
      <text:p text:style-name="P2023">jz pad_spaces_end</text:p>
      <text:p text:style-name="P2024">mov ax,space_three</text:p>
      <text:p text:style-name="P2025">call putstring</text:p>
      <text:p text:style-name="P2026">inc cx</text:p>
      <text:p text:style-name="P2027">jmp pad_spaces</text:p>
      <text:p text:style-name="P2028">pad_spaces_end:</text:p>
      <text:p text:style-name="P2029"/>
      <text:p text:style-name="P2030">mov bx,byte_array</text:p>
      <text:p text:style-name="P2031">mov cx,[bytes_read]</text:p>
      <text:p text:style-name="P2032">next_char:</text:p>
      <text:p text:style-name="P2033">mov ax,0</text:p>
      <text:p text:style-name="P2034">mov al,[bx]</text:p>
      <text:p text:style-name="P2035"/>
      <text:p text:style-name="P2036">;if char is below '0' or above '9', it is outside the range of these and is not a digit</text:p>
      <text:p text:style-name="P2037">cmp al,0x20</text:p>
      <text:p text:style-name="P2038">jb not_printable</text:p>
      <text:p text:style-name="P2039">cmp al,0x7E</text:p>
      <text:p text:style-name="P2040">ja not_printable</text:p>
      <text:p text:style-name="P2041"/>
      <text:p text:style-name="P2042">printable:</text:p>
      <text:p text:style-name="P2043">;if char is in printable range,copy as is and proceed to next index</text:p>
      <text:p text:style-name="P2044">jmp next_index</text:p>
      <text:p text:style-name="P2045"/>
      <text:p text:style-name="P2046">not_printable:</text:p>
      <text:p text:style-name="P2047">mov al,'.' ;otherwise replace with placeholder value</text:p>
      <text:p text:style-name="P2048"/>
      <text:p text:style-name="P2049">next_index:</text:p>
      <text:p text:style-name="P2050">mov [bx],al</text:p>
      <text:p text:style-name="P2051">inc bx</text:p>
      <text:p text:style-name="P2052">dec cx</text:p>
      <text:p text:style-name="P2053">cmp cx,0</text:p>
      <text:p text:style-name="P2054">jnz next_char</text:p>
      <text:p text:style-name="P2055">mov [bx],byte 0 ;make sure string is zero terminated</text:p>
      <text:p text:style-name="P2056"/>
      <text:p text:style-name="P2057">mov ax,byte_array</text:p>
      <text:p text:style-name="P2058">call putstring</text:p>
      <text:p text:style-name="P2059"/>
      <text:p text:style-name="P2060">ret</text:p>
      <text:p text:style-name="P2061"/>
      <text:p text:style-name="P2062">help db 'chastehex:',0Ah</text:p>
      <text:p text:style-name="P2063">db 'hexdump a file:',0Ah,9,'chex file',0Ah</text:p>
      <text:p text:style-name="P2064">db 'read a byte:',0Ah,9,'chex file address',0Ah</text:p>
      <text:p text:style-name="P2065">db 'write a byte:',0Ah,9,'chex file address value',0Ah</text:p>
      <text:p text:style-name="P2066">db 'The file must exist',0Ah,0</text:p>
      <text:p text:style-name="P2067"/>
      <text:p text:style-name="P2068">; About the chastelib variant</text:p>
      <text:p text:style-name="P2069"/>
      <text:p text:style-name="P2070">;instead of including chastelib16.asm as a header file</text:p>
      <text:p text:style-name="P2071">;I copy pasted it except that I excluded functions that were not used.</text:p>
      <text:p text:style-name="P2072">;Notably, the strint function is excluded because strint_32 is used instead</text:p>
      <text:p text:style-name="P2073"/>
      <text:p text:style-name="P2074">;start of chastelib</text:p>
      <text:p text:style-name="P2075"/>
      <text:p text:style-name="P2076">; This file is where I keep my function definitions.</text:p>
      <text:p text:style-name="P2077">; These are usually my string and integer output routines.</text:p>
      <text:p text:style-name="P2078"/>
      <text:p text:style-name="P2079">;this is my best putstring function for DOS because it uses call 40h of interrupt 21h</text:p>
      <text:p text:style-name="P2080">;this means that it works in a similar way to my Linux Assembly code</text:p>
      <text:p text:style-name="P2081">;the plan is to make both my DOS and Linux functions identical except for the size of registers involved</text:p>
      <text:p text:style-name="P2082"/>
      <text:p text:style-name="P2083">putstring:</text:p>
      <text:p text:style-name="P2084"/>
      <text:p text:style-name="P2085">push ax</text:p>
      <text:p text:style-name="P2086">push bx</text:p>
      <text:p text:style-name="P2087">push cx</text:p>
      <text:p text:style-name="P2088">push dx</text:p>
      <text:p text:style-name="P2089"/>
      <text:p text:style-name="P2090">mov bx,ax <text:s text:c="17"/>;copy ax to bx for use as index register</text:p>
      <text:p text:style-name="P2091"/>
      <text:p text:style-name="P2092">putstring_strlen_start: <text:s text:c="3"/>;this loop finds the length of the string as part of the putstring function</text:p>
      <text:p text:style-name="P2093"/>
      <text:p text:style-name="P2094">cmp [bx], byte 0 <text:s text:c="10"/>;compare this byte with 0</text:p>
      <text:p text:style-name="P2095">jz putstring_strlen_end <text:s text:c="3"/>;if comparison was zero, jump to loop end because we have found the length</text:p>
      <text:p text:style-name="P2096">inc bx <text:s text:c="20"/>;increment bx (add 1)</text:p>
      <text:p text:style-name="P2097">jmp putstring_strlen_start ;jump to the start of the loop and keep trying until we find a zero</text:p>
      <text:p text:style-name="P2098"/>
      <text:p text:style-name="P2099">putstring_strlen_end:</text:p>
      <text:p text:style-name="P2100"/>
      <text:p text:style-name="P2101">sub bx,ax <text:s text:c="17"/>; sub ax from bx to get the difference for number of bytes</text:p>
      <text:p text:style-name="P2102">mov cx,bx <text:s text:c="17"/>; mov bx to cx</text:p>
      <text:p text:style-name="P2103">mov dx,ax <text:s text:c="17"/>; dx will have address of string to write</text:p>
      <text:p text:style-name="P2104"/>
      <text:p text:style-name="P2105">mov ah,40h <text:s text:c="16"/>; select DOS function 40h write </text:p>
      <text:p text:style-name="P2106">mov bx,1 <text:s text:c="18"/>; file handle 1=stdout</text:p>
      <text:p text:style-name="P2107">int 21h <text:s text:c="19"/>; call the DOS kernel</text:p>
      <text:p text:style-name="P2108"/>
      <text:p text:style-name="P2109">pop dx</text:p>
      <text:p text:style-name="P2110">pop cx</text:p>
      <text:p text:style-name="P2111">pop bx</text:p>
      <text:p text:style-name="P2112">pop ax</text:p>
      <text:p text:style-name="P2113"/>
      <text:p text:style-name="P2114">ret</text:p>
      <text:p text:style-name="P2115"/>
      <text:p text:style-name="P2116">;this is the location in memory where digits are written to by the intstr function</text:p>
      <text:p text:style-name="P2117">int_string db 16 dup '?' ;enough bytes to hold maximum size 16-bit binary integer</text:p>
      <text:p text:style-name="P2118">int_string_end db 0 ;zero byte terminator for the integer string</text:p>
      <text:p text:style-name="P2119"/>
      <text:p text:style-name="P2120">radix dw 2 ;radix or base for integer output. 2=binary, 8=octal, 10=decimal, 16=hexadecimal</text:p>
      <text:p text:style-name="P2121">int_width dw 8</text:p>
      <text:p text:style-name="P2122"/>
      <text:p text:style-name="P2123">intstr:</text:p>
      <text:p text:style-name="P2124"/>
      <text:p text:style-name="P2125">mov bx,int_string_end-1 ;find address of lowest digit(just before the newline 0Ah)</text:p>
      <text:p text:style-name="P2126">mov cx,1</text:p>
      <text:p text:style-name="P2127"/>
      <text:p text:style-name="P2128">digits_start:</text:p>
      <text:p text:style-name="P2129"/>
      <text:p text:style-name="P2130">mov dx,0;</text:p>
      <text:p text:style-name="P2131">div word [radix]</text:p>
      <text:p text:style-name="P2132">cmp dx,10</text:p>
      <text:p text:style-name="P2133">jb decimal_digit</text:p>
      <text:p text:style-name="P2134">jge hexadecimal_digit</text:p>
      <text:p text:style-name="P2135"/>
      <text:p text:style-name="P2136">decimal_digit: ;we go here if it is only a digit 0 to 9</text:p>
      <text:p text:style-name="P2137">add dx,'0'</text:p>
      <text:p text:style-name="P2138">jmp save_digit</text:p>
      <text:p text:style-name="P2139"/>
      <text:p text:style-name="P2140">hexadecimal_digit:</text:p>
      <text:p text:style-name="P2141">sub dx,10</text:p>
      <text:p text:style-name="P2142">add dx,'A'</text:p>
      <text:p text:style-name="P2143"/>
      <text:p text:style-name="P2144">save_digit:</text:p>
      <text:p text:style-name="P2145"/>
      <text:p text:style-name="P2146">mov [bx],dl</text:p>
      <text:p text:style-name="P2147">cmp ax,0</text:p>
      <text:p text:style-name="P2148">jz intstr_end</text:p>
      <text:p text:style-name="P2149">dec bx</text:p>
      <text:p text:style-name="P2150">inc cx</text:p>
      <text:p text:style-name="P2151">jmp digits_start</text:p>
      <text:p text:style-name="P2152"/>
      <text:p text:style-name="P2153">intstr_end:</text:p>
      <text:p text:style-name="P2154"/>
      <text:p text:style-name="P2155">prefix_zeros:</text:p>
      <text:p text:style-name="P2156">cmp cx,[int_width]</text:p>
      <text:p text:style-name="P2157">jnb end_zeros</text:p>
      <text:p text:style-name="P2158">dec bx</text:p>
      <text:p text:style-name="P2159">mov [bx],byte '0'</text:p>
      <text:p text:style-name="P2160">inc cx</text:p>
      <text:p text:style-name="P2161">jmp prefix_zeros</text:p>
      <text:p text:style-name="P2162">end_zeros:</text:p>
      <text:p text:style-name="P2163"/>
      <text:p text:style-name="P2164">mov ax,bx ; store string in ax for display later</text:p>
      <text:p text:style-name="P2165"/>
      <text:p text:style-name="P2166">ret</text:p>
      <text:p text:style-name="P2167"/>
      <text:p text:style-name="P2168">;function to print string form of whatever integer is in ax</text:p>
      <text:p text:style-name="P2169">;The radix determines which number base the string form takes.</text:p>
      <text:p text:style-name="P2170">;Anything from 2 to 36 is a valid radix</text:p>
      <text:p text:style-name="P2171">;in practice though, only bases 2,8,10,and 16 will make sense to other programmers</text:p>
      <text:p text:style-name="P2172">;this function does not process anything by itself but calls the combination of my other</text:p>
      <text:p text:style-name="P2173">;functions in the order I intended them to be used.</text:p>
      <text:p text:style-name="P2174"/>
      <text:p text:style-name="P2175">putint: </text:p>
      <text:p text:style-name="P2176"/>
      <text:p text:style-name="P2177">push ax</text:p>
      <text:p text:style-name="P2178">push bx</text:p>
      <text:p text:style-name="P2179">push cx</text:p>
      <text:p text:style-name="P2180">push dx</text:p>
      <text:p text:style-name="P2181"/>
      <text:p text:style-name="P2182">call intstr</text:p>
      <text:p text:style-name="P2183">call putstring</text:p>
      <text:p text:style-name="P2184"/>
      <text:p text:style-name="P2185">pop dx</text:p>
      <text:p text:style-name="P2186">pop cx</text:p>
      <text:p text:style-name="P2187">pop bx</text:p>
      <text:p text:style-name="P2188">pop ax</text:p>
      <text:p text:style-name="P2189"/>
      <text:p text:style-name="P2190">ret</text:p>
      <text:p text:style-name="P2191"/>
      <text:p text:style-name="P2192">;the next utility functions simply print a space or a newline</text:p>
      <text:p text:style-name="P2193">;these help me save code when printing lots of things for debugging</text:p>
      <text:p text:style-name="P2194"/>
      <text:p text:style-name="P2195">space db ' ',0</text:p>
      <text:p text:style-name="P2196">line db 0Dh,0Ah,0</text:p>
      <text:p text:style-name="P2197"/>
      <text:p text:style-name="P2198">putspace:</text:p>
      <text:p text:style-name="P2199">push ax</text:p>
      <text:p text:style-name="P2200">mov ax,space</text:p>
      <text:p text:style-name="P2201">call putstring</text:p>
      <text:p text:style-name="P2202">pop ax</text:p>
      <text:p text:style-name="P2203">ret</text:p>
      <text:p text:style-name="P2204"/>
      <text:p text:style-name="P2205">putline:</text:p>
      <text:p text:style-name="P2206">push ax</text:p>
      <text:p text:style-name="P2207">mov ax,line</text:p>
      <text:p text:style-name="P2208">call putstring</text:p>
      <text:p text:style-name="P2209">pop ax</text:p>
      <text:p text:style-name="P2210">ret</text:p>
      <text:p text:style-name="P2211"/>
      <text:p text:style-name="P2212">;a small function just for the common operation</text:p>
      <text:p text:style-name="P2213">;printing an integer followed by a space</text:p>
      <text:p text:style-name="P2214">;this saves a few bytes in the assembled code</text:p>
      <text:p text:style-name="P2215"/>
      <text:p text:style-name="P2216">putint_and_space:</text:p>
      <text:p text:style-name="P2217">call putint</text:p>
      <text:p text:style-name="P2218">call putspace</text:p>
      <text:p text:style-name="P2219">ret</text:p>
      <text:p text:style-name="P2220"/>
      <text:p text:style-name="P2221">;end of chastelib</text:p>
      <text:p text:style-name="P2222"/>
      <text:p text:style-name="P2223">; About the strint_32 function</text:p>
      <text:p text:style-name="P2224"/>
      <text:p text:style-name="P2225">;this function converts a string pointed to by ax into an integer returned in eax instead</text:p>
      <text:p text:style-name="P2226">;it is a little complicated because it has to account for whether the character in</text:p>
      <text:p text:style-name="P2227">;a string is a decimal digit 0 to 9, or an alphabet character for bases higher than ten</text:p>
      <text:p text:style-name="P2228">;it also checks for both uppercase and lowercase letters for bases 11 to 36</text:p>
      <text:p text:style-name="P2229">;finally, it checks if that letter makes sense for the base.</text:p>
      <text:p text:style-name="P2230">;For example, G to Z cannot be used in hexadecimal, only A to F can</text:p>
      <text:p text:style-name="P2231">;The purpose of writing this function was to be able to accept user input as integers</text:p>
      <text:p text:style-name="P2232"/>
      <text:p text:style-name="P2233">;this version of the strint function has been modified from its original version.</text:p>
      <text:p text:style-name="P2234">;it has been formatted to extract up to 32 bits of data using memory despite using</text:p>
      <text:p text:style-name="P2235">;only 16 bit registers.</text:p>
      <text:p text:style-name="P2236">;It uses the same [radix] and [int_width] variables as the regular 16 bit strint</text:p>
      <text:p text:style-name="P2237"/>
      <text:p text:style-name="P2238">;However, it uses an extra word variable in memory which is designed to store the upper 16 bits of</text:p>
      <text:p text:style-name="P2239">;a 32 bit offset for file seeking. Apparently the DOS system calls support this based on Ralf Browns interrupt list.</text:p>
      <text:p text:style-name="P2240">;I confirmed that it works by writing to higher addresses and reading them</text:p>
      <text:p text:style-name="P2241"/>
      <text:p text:style-name="P2242">;You might wonder why I made a 32 bit variant of this function rather than replacing the original. These are my reasons</text:p>
      <text:p text:style-name="P2243"/>
      <text:p text:style-name="P2244">;1. It only works with hexadecimal in the context of the chastehex program.</text:p>
      <text:p text:style-name="P2245">;2. This function stores extra data every loop and is therefore slower.</text:p>
      <text:p text:style-name="P2246">;3. Most of the time 32 bit data isn't needed as 16 bit DOS can't use 32 bit memory.</text:p>
      <text:p text:style-name="P2247"/>
      <text:p text:style-name="P2248">;This function was a specific case only meant for adding 32 bit support for the DOS version of chastehex.</text:p>
      <text:p text:style-name="P2249">;I also kept the original which only contains support for files less than 64 kilobytes.</text:p>
      <text:p text:style-name="P2250"/>
      <text:p text:style-name="P2251">extra_word dw 0 ;define an extra word(16 bits). The initial value doesn't matter.</text:p>
      <text:p text:style-name="P2252"/>
      <text:p text:style-name="P2253">strint_32:</text:p>
      <text:p text:style-name="P2254"/>
      <text:p text:style-name="P2255">;initialize new variables added to this function</text:p>
      <text:p text:style-name="P2256">mov word[extra_word],0</text:p>
      <text:p text:style-name="P2257"/>
      <text:p text:style-name="P2258">mov bx,ax ;copy string address from ax to bx because eax will be replaced soon!</text:p>
      <text:p text:style-name="P2259">mov ax,0</text:p>
      <text:p text:style-name="P2260"/>
      <text:p text:style-name="P2261">read_strint_32:</text:p>
      <text:p text:style-name="P2262">mov cx,0 ; zero ecx so only lower 8 bits are used</text:p>
      <text:p text:style-name="P2263">mov cl,[bx]</text:p>
      <text:p text:style-name="P2264">inc bx</text:p>
      <text:p text:style-name="P2265">cmp cl,0 ; compare byte at address edx with 0</text:p>
      <text:p text:style-name="P2266">jz strint_end_32 ; if comparison was zero, this is the end of string</text:p>
      <text:p text:style-name="P2267"/>
      <text:p text:style-name="P2268">;if char is below '0' or above '9', it is outside the range of these and is not a digit</text:p>
      <text:p text:style-name="P2269">cmp cl,'0'</text:p>
      <text:p text:style-name="P2270">jb not_digit_32</text:p>
      <text:p text:style-name="P2271">cmp cl,'9'</text:p>
      <text:p text:style-name="P2272">ja not_digit_32</text:p>
      <text:p text:style-name="P2273"/>
      <text:p text:style-name="P2274">;but if it is a digit, then correct and process the character</text:p>
      <text:p text:style-name="P2275">is_digit_32:</text:p>
      <text:p text:style-name="P2276">sub cl,'0'</text:p>
      <text:p text:style-name="P2277">jmp process_char_32</text:p>
      <text:p text:style-name="P2278"/>
      <text:p text:style-name="P2279">not_digit_32:</text:p>
      <text:p text:style-name="P2280">;it isn't a digit, but it could be perhaps and alphabet character</text:p>
      <text:p text:style-name="P2281">;which is a digit in a higher base</text:p>
      <text:p text:style-name="P2282"/>
      <text:p text:style-name="P2283">;if char is below 'A' or above 'Z', it is outside the range of these and is not capital letter</text:p>
      <text:p text:style-name="P2284">cmp cl,'A'</text:p>
      <text:p text:style-name="P2285">jb not_upper_32</text:p>
      <text:p text:style-name="P2286">cmp cl,'Z'</text:p>
      <text:p text:style-name="P2287">ja not_upper_32</text:p>
      <text:p text:style-name="P2288"/>
      <text:p text:style-name="P2289">is_upper_32:</text:p>
      <text:p text:style-name="P2290">sub cl,'A'</text:p>
      <text:p text:style-name="P2291">add cl,10</text:p>
      <text:p text:style-name="P2292">jmp process_char_32</text:p>
      <text:p text:style-name="P2293"/>
      <text:p text:style-name="P2294">not_upper_32:</text:p>
      <text:p text:style-name="P2295"/>
      <text:p text:style-name="P2296">;if char is below 'a' or above 'z', it is outside the range of these and is not lowercase letter</text:p>
      <text:p text:style-name="P2297">cmp cl,'a'</text:p>
      <text:p text:style-name="P2298">jb not_lower_32</text:p>
      <text:p text:style-name="P2299">cmp cl,'z'</text:p>
      <text:p text:style-name="P2300">ja not_lower_32</text:p>
      <text:p text:style-name="P2301"/>
      <text:p text:style-name="P2302">is_lower_32:</text:p>
      <text:p text:style-name="P2303">sub cl,'a'</text:p>
      <text:p text:style-name="P2304">add cl,10</text:p>
      <text:p text:style-name="P2305">jmp process_char_32</text:p>
      <text:p text:style-name="P2306"/>
      <text:p text:style-name="P2307">not_lower_32:</text:p>
      <text:p text:style-name="P2308"/>
      <text:p text:style-name="P2309">;if we have reached this point, result invalid and end function</text:p>
      <text:p text:style-name="P2310">jmp strint_end_32</text:p>
      <text:p text:style-name="P2311"/>
      <text:p text:style-name="P2312">process_char_32:</text:p>
      <text:p text:style-name="P2313"/>
      <text:p text:style-name="P2314">cmp cx,[radix] ;compare char with radix</text:p>
      <text:p text:style-name="P2315">jae strint_end_32 ;if this value is above or equal to radix, it is too high despite being a valid digit/alpha</text:p>
      <text:p text:style-name="P2316"/>
      <text:p text:style-name="P2317">;before we process the character, to avoid data loss, we shift bits into the [extra_word]</text:p>
      <text:p text:style-name="P2318">push ax</text:p>
      <text:p text:style-name="P2319">shr ax,12 ;shift exactly 12 bits to keep the lowest hex digit of ax</text:p>
      <text:p text:style-name="P2320">shl word[extra_word],4 ;shift the [extra_word] 4 bits to make room for the hex digit </text:p>
      <text:p text:style-name="P2321">add [extra_word],ax</text:p>
      <text:p text:style-name="P2322">pop ax</text:p>
      <text:p text:style-name="P2323"/>
      <text:p text:style-name="P2324">mov dx,0 ;zero edx because it is used in mul sometimes</text:p>
      <text:p text:style-name="P2325">mul word [radix] <text:s text:c="3"/>;mul eax with radix</text:p>
      <text:p text:style-name="P2326">add ax,cx</text:p>
      <text:p text:style-name="P2327"/>
      <text:p text:style-name="P2328">jmp read_strint_32 ;jump back and continue the loop if nothing has exited it</text:p>
      <text:p text:style-name="P2329"/>
      <text:p text:style-name="P2330">strint_end_32:</text:p>
      <text:p text:style-name="P2331"/>
      <text:p text:style-name="P2332">ret</text:p>
      <text:p text:style-name="First_20_paragraph">But perhaps most impressive is that the assembled binary is only 1024 bytes. Here it is:</text:p>
      <text:h text:style-name="Heading_20_2" text:outline-level="2"><text:bookmark-start text:name="chex.com"/>chex.com<text:bookmark-end text:name="chex.com"/></text:h>
      <text:p text:style-name="P2333">chex.com</text:p>
      <text:p text:style-name="P2334">00000000 C7 06 28 04 10 00 B5 00 8A 0E 80 00 83 F9 00 75 ..(............u</text:p>
      <text:p text:style-name="P2335">00000010 09 B8 75 03 E8 E0 02 E9 42 01 BA 81 00 42 49 89 ..u.....B....BI.</text:p>
      <text:p text:style-name="P2336">00000020 16 63 02 89 D0 01 C8 A3 61 02 89 D3 80 3F 20 77 .c......a....? w</text:p>
      <text:p text:style-name="P2337">00000030 03 C6 07 00 43 3B 1E 61 02 75 F1 C6 07 00 B4 3D ....C;.a.u.....=</text:p>
      <text:p text:style-name="P2338">00000040 B0 02 8B 16 63 02 CD 21 A3 8D 02 72 0A 89 D0 E8 ....c..!...r....</text:p>
      <text:p text:style-name="P2339">00000050 A5 02 E8 2E 03 EB 17 89 D0 E8 9B 02 E8 24 03 B8 .............$..</text:p>
      <text:p text:style-name="P2340">00000060 65 02 E8 92 02 A1 8D 02 E8 FB 02 E9 E6 00 BD 00 e...............</text:p>
      <text:p text:style-name="P2341">00000070 00 E8 65 01 3B 06 61 02 74 6B E8 18 03 8B 2E 93 ..e.;.a.tk......</text:p>
      <text:p text:style-name="P2342">00000080 04 A3 D3 02 B4 42 B0 00 8B 1E 8D 02 89 E9 8B 16 .....B..........</text:p>
      <text:p text:style-name="P2343">00000090 D3 02 CD 21 0F 82 BC 00 E8 3E 01 3B 06 61 02 74 ...!.....&gt;.;.a.t</text:p>
      <text:p text:style-name="P2344">000000A0 02 EB 65 B4 3F 8B 1E 8D 02 B9 01 00 BA C2 02 CD ..e.?...........</text:p>
      <text:p text:style-name="P2345">000000B0 21 89 C1 C7 06 2A 04 04 00 89 E8 E8 A8 02 A1 D3 !....*..........</text:p>
      <text:p text:style-name="P2346">000000C0 02 E8 C8 02 83 F9 01 74 09 B8 BE 02 E8 28 02 E9 .......t.....(..</text:p>
      <text:p text:style-name="P2347">000000D0 82 00 B4 00 A0 C2 02 C7 06 2A 04 02 00 E8 86 02 .........*......</text:p>
      <text:p text:style-name="P2348">000000E0 E8 A0 02 EB 6F B4 3F 8B 1E 8D 02 B9 10 00 BA C2 ....o.?.........</text:p>
      <text:p text:style-name="P2349">000000F0 02 CD 21 83 F8 00 75 08 B8 BE 02 E8 F9 01 EB 54 ..!...u........T</text:p>
      <text:p text:style-name="P2350">00000100 A3 D7 02 E8 F4 00 EB DD A1 63 02 E8 87 02 A2 C2 .........c......</text:p>
      <text:p text:style-name="P2351">00000110 02 B4 40 8B 1E 8D 02 B9 01 00 BA C2 02 CD 21 C7 ..@...........!.</text:p>
      <text:p text:style-name="P2352">00000120 06 2A 04 04 00 89 E8 E8 3C 02 A1 D3 02 E8 5C 02 .*......&lt;.....\.</text:p>
      <text:p text:style-name="P2353">00000130 83 06 D3 02 01 83 D5 00 C7 06 2A 04 02 00 B4 00 ..........*.....</text:p>
      <text:p text:style-name="P2354">00000140 A0 C2 02 E8 20 02 E8 3A 02 E8 8D 00 3B 06 61 02 .... ..:....;.a.</text:p>
      <text:p text:style-name="P2355">00000150 74 02 EB B4 B4 3E 8B 1E 8D 02 CD 21 B8 00 4C CD t....&gt;.....!..L.</text:p>
      <text:p text:style-name="P2356">00000160 21 00 00 00 00 43 6F 75 6C 64 20 6E 6F 74 20 6F !....Could not o</text:p>
      <text:p text:style-name="P2357">00000170 70 65 6E 20 74 68 65 20 66 69 6C 65 21 20 45 72 pen the file! Er</text:p>
      <text:p text:style-name="P2358">00000180 72 6F 72 20 6E 75 6D 62 65 72 3A 20 00 00 00 46 ror number: ...F</text:p>
      <text:p text:style-name="P2359">00000190 61 69 6C 75 72 65 20 64 75 72 69 6E 67 20 72 65 ailure during re</text:p>
      <text:p text:style-name="P2360">000001A0 61 64 69 6E 67 20 6F 66 20 66 69 6C 65 2E 20 45 ading of file. E</text:p>
      <text:p text:style-name="P2361">000001B0 72 72 6F 72 20 6E 75 6D 62 65 72 3A 20 00 45 4F rror number: .EO</text:p>
      <text:p text:style-name="P2362">000001C0 46 00 3F 3F 3F 3F 3F 3F 3F 3F 3F 3F 3F 3F 3F 3F F.??????????????</text:p>
      <text:p text:style-name="P2363">000001D0 3F 3F 00 00 00 00 00 00 00 8B 1E 63 02 80 3F 00 ??.........c..?.</text:p>
      <text:p text:style-name="P2364">000001E0 74 03 43 EB F8 3B 1E 61 02 74 08 80 3F 00 75 03 t.C..;.a.t..?.u.</text:p>
      <text:p text:style-name="P2365">000001F0 43 EB F2 89 1E 63 02 89 D8 C3 8B 0E D7 02 C7 06 C....c..........</text:p>
      <text:p text:style-name="P2366">00000200 2A 04 04 00 89 E8 E8 5D 01 A1 D3 02 E8 7D 01 01 *......].....}..</text:p>
      <text:p text:style-name="P2367">00000210 0E D3 02 83 D5 00 B4 00 BB C2 02 C7 06 2A 04 02 .............*..</text:p>
      <text:p text:style-name="P2368">00000220 00 8A 07 E8 66 01 43 49 83 F9 00 75 F4 E8 08 00 ....f.CI...u....</text:p>
      <text:p text:style-name="P2369">00000230 E8 50 01 C3 20 20 20 00 8B 0E D7 02 83 F9 10 74 .P.. <text:s text:c="2"/>........t</text:p>
      <text:p text:style-name="P2370">00000240 09 B8 34 03 E8 B0 00 41 EB F2 BB C2 02 8B 0E D7 ..4....A........</text:p>
      <text:p text:style-name="P2371">00000250 02 B8 00 00 8A 07 3C 20 72 06 3C 7E 77 02 EB 02 ......&lt; r.&lt;~w...</text:p>
      <text:p text:style-name="P2372">00000260 B0 2E 88 07 43 49 83 F9 00 75 E6 C6 07 00 B8 C2 ....CI...u......</text:p>
      <text:p text:style-name="P2373">00000270 02 E8 83 00 C3 63 68 61 73 74 65 68 65 78 3A 0A .....chastehex:.</text:p>
      <text:p text:style-name="P2374">00000280 68 65 78 64 75 6D 70 20 61 20 66 69 6C 65 3A 0A hexdump a file:.</text:p>
      <text:p text:style-name="P2375">00000290 09 63 68 65 78 20 66 69 6C 65 0A 72 65 61 64 20 .chex file.read </text:p>
      <text:p text:style-name="P2376">000002A0 61 20 62 79 74 65 3A 0A 09 63 68 65 78 20 66 69 a byte:..chex fi</text:p>
      <text:p text:style-name="P2377">000002B0 6C 65 20 61 64 64 72 65 73 73 0A 77 72 69 74 65 le address.write</text:p>
      <text:p text:style-name="P2378">000002C0 20 61 20 62 79 74 65 3A 0A 09 63 68 65 78 20 66 <text:s text:c="1"/>a byte:..chex f</text:p>
      <text:p text:style-name="P2379">000002D0 69 6C 65 20 61 64 64 72 65 73 73 20 76 61 6C 75 ile address valu</text:p>
      <text:p text:style-name="P2380">000002E0 65 0A 54 68 65 20 66 69 6C 65 20 6D 75 73 74 20 e.The file must </text:p>
      <text:p text:style-name="P2381">000002F0 65 78 69 73 74 0A 00 50 53 51 52 89 C3 80 3F 00 exist..PSQR...?.</text:p>
      <text:p text:style-name="P2382">00000300 74 03 43 EB F8 29 C3 89 D9 89 C2 B4 40 BB 01 00 t.C..)......@...</text:p>
      <text:p text:style-name="P2383">00000310 CD 21 5A 59 5B 58 C3 3F 3F 3F 3F 3F 3F 3F 3F 3F .!ZY[X.?????????</text:p>
      <text:p text:style-name="P2384">00000320 3F 3F 3F 3F 3F 3F 3F 00 02 00 08 00 BB 26 04 B9 ???????......&amp;..</text:p>
      <text:p text:style-name="P2385">00000330 01 00 BA 00 00 F7 36 28 04 83 FA 0A 72 02 7D 05 ......6(....r.}.</text:p>
      <text:p text:style-name="P2386">00000340 83 C2 30 EB 06 83 EA 0A 83 C2 41 88 17 83 F8 00 ..0.......A.....</text:p>
      <text:p text:style-name="P2387">00000350 74 04 4B 41 EB DC 3B 0E 2A 04 73 07 4B C6 07 30 t.KA..;.*.s.K..0</text:p>
      <text:p text:style-name="P2388">00000360 41 EB F3 89 D8 C3 50 53 51 52 E8 BF FF E8 87 FF A.....PSQR......</text:p>
      <text:p text:style-name="P2389">00000370 5A 59 5B 58 C3 20 00 0D 0A 00 50 B8 75 04 E8 76 ZY[X. ....P.u..v</text:p>
      <text:p text:style-name="P2390">00000380 FF 58 C3 50 B8 77 04 E8 6D FF 58 C3 E8 D7 FF E8 .X.P.w..m.X.....</text:p>
      <text:p text:style-name="P2391">00000390 E8 FF C3 00 00 C7 06 93 04 00 00 89 C3 B8 00 00 ................</text:p>
      <text:p text:style-name="P2392">000003A0 B9 00 00 8A 0F 43 80 F9 00 74 54 80 F9 30 72 0A .....C...tT..0r.</text:p>
      <text:p text:style-name="P2393">000003B0 80 F9 39 77 05 80 E9 30 EB 26 80 F9 41 72 0D 80 ..9w...0.&amp;..Ar..</text:p>
      <text:p text:style-name="P2394">000003C0 F9 5A 77 08 80 E9 41 80 C1 0A EB 14 80 F9 61 72 .Zw...A.......ar</text:p>
      <text:p text:style-name="P2395">000003D0 0D 80 F9 7A 77 08 80 E9 61 80 C1 0A EB 02 EB 1F ...zw...a.......</text:p>
      <text:p text:style-name="P2396">000003E0 3B 0E 28 04 73 19 50 C1 E8 0C C1 26 93 04 04 01 ;.(.s.P....&amp;....</text:p>
      <text:p text:style-name="P2397">000003F0 06 93 04 58 BA 00 00 F7 26 28 04 01 C8 EB A1 C3 ...X....&amp;(......</text:p>
      <text:p text:style-name="P2398">EOF</text:p>
      <text:p text:style-name="First_20_paragraph">The reason I say chastehex is more than a program is because it follows my philosophy of how code should be written. It is smaller and faster than any assembly code that a C compiler can produce. It is also original enough that it could not be written by AI and still be this dense and efficient. I have written this same program for Linux in both Assembly and C forms but the DOS version remains the one that I am most proud of because it is my highest achievement on the first operating system I ever used.</text:p>
      <text:p text:style-name="Text_20_body">I do hope that you have enjoyed this book as I attempted to teach some of the secrets of how DOS programs work at the assembly language level. I truly love and understand math at a different level than most people but I do hope to receive feedback for future editions of this book, including the Linux edition that I want to write in the future.</text:p>
      <text:p text:style-name="Text_20_body">If you understood this book, congratulations, you are brilliant! If not, perhaps a more general introduction to programming in C is more at your skill level. See my free website version of my other book: Chastity’s Code Cookbook.</text:p>
      <text:p text:style-name="Text_20_body"><text:a xlink:type="simple" xlink:href="https://chastitywhiterose.github.io/Chastity-Code-Cookbook/" office:name=""><text:span text:style-name="Definition">https://chastitywhiterose.github.io/Chastity-Code-Cookbook/</text:span></text:a></text:p>
      <text:h text:style-name="Heading_20_1" text:outline-level="1"><text:bookmark-start text:name="chapter-z-more-documentation"/>Chapter Z: More Documentation<text:bookmark-end text:name="chapter-z-more-documentation"/></text:h>
      <text:p text:style-name="First_20_paragraph">Below is a list of the sources I referenced the most while writing this book. I respect the work of Ralf Brown and any other people involved in keeping DOS programming information available.</text:p>
      <text:p text:style-name="Text_20_body"><text:a xlink:type="simple" xlink:href="https://www.cs.cmu.edu/~ralf/files.html" office:name=""><text:span text:style-name="Definition">https://www.cs.cmu.edu/~ralf/files.html</text:span></text:a><text:line-break/><text:a xlink:type="simple" xlink:href="https://www.delorie.com/djgpp/doc/rbinter/ix/" office:name=""><text:span text:style-name="Definition">https://www.delorie.com/djgpp/doc/rbinter/ix/</text:span></text:a><text:line-break/><text:a xlink:type="simple" xlink:href="https://stanislavs.org/helppc/int_21.html" office:name=""><text:span text:style-name="Definition">https://stanislavs.org/helppc/int_21.html</text:span></text:a><text:line-break/><text:a xlink:type="simple" xlink:href="https://www.ctyme.com/intr/int-21.htm" office:name=""><text:span text:style-name="Definition">https://www.ctyme.com/intr/int-21.htm</text:span></text:a></text:p>
      <text:p text:style-name="Text_20_body">However, as time goes on, DOS information will become harder to find because old people die and can no longer pay to keep their websites online. This book was my attempt at keeping the information alive as long as I live. I have downloaded as much information onto my computer and have old books that are out of print. The time may come when I am the last person on earth who even knows or cares about the old way of programming in DOS.</text:p>
      <text:p text:style-name="Text_20_body">And when I die, my only hope is that there is another young autistic programmer who will read my books about computer programming and Chess. May they be inspired to carry on the work of nerdy activities that most will never understand and criticize them for.</text:p>
      <text:p text:style-name="Text_20_body">If at any time, something I wrote in this book is unclear to you, please email me to help me explain it better for you in future updates to this and other books.</text:p>
      <text:p text:style-name="Text_20_body"><text:a xlink:type="simple" xlink:href="mailto:chastitywhiterose@gmail.com" office:name=""><text:span text:style-name="Definition">chastitywhiterose@gmail.com</text:span></text:a></text:p>
      <text:h text:style-name="Heading_20_1" text:outline-level="1"><text:bookmark-start text:name="appendix-of-system-calls-for-dos"/>Appendix of System Calls for DOS<text:bookmark-end text:name="appendix-of-system-calls-for-dos"/></text:h>
      <text:p text:style-name="First_20_paragraph">The following Interrupts are hand picked by Chastity for their usefulness in reading and writing characters in text based DOS programs. Most, but not all of these have already been used in this book. This does not cover BIOS calls for moving the console cursor, changing color of text, or changing video modes.</text:p>
      <text:p text:style-name="Text_20_body">——–D-2100——————————- INT 21 - DOS 1+ - TERMINATE PROGRAM AH = 00h CS = PSP segment</text:p>
      <text:p text:style-name="P2399">Although this call will often end the program, it does not return a value back to the operating system like <text:s text:c="1"/>INT 21/AH=4Ch does. However, it can save a few bytes when trying to make the smallest .com files, so it is worth mentioning.</text:p>
      <text:p text:style-name="First_20_paragraph">——–D-2101——————————- INT 21 - DOS 1+ - READ CHARACTER FROM STANDARD INPUT, WITH ECHO AH = 01h Return: AL = character read</text:p>
      <text:p text:style-name="Text_20_body">This could be used to read characters one at a time for reading a string.</text:p>
      <text:p text:style-name="Text_20_body">——–D-2102——————————- INT 21 - DOS 1+ - WRITE CHARACTER TO STANDARD OUTPUT AH = 02h DL = character to write Return: AL = last character output</text:p>
      <text:p text:style-name="Text_20_body">As used at the beginning of this book, it prints a single character represented by the number in DL. It can be seen as the equivalent of C’s “putchar”.</text:p>
      <text:p text:style-name="Text_20_body">——–D-2109——————————- INT 21 - DOS 1+ - WRITE STRING TO STANDARD OUTPUT AH = 09h DS:DX -&gt; ‘<draw:frame draw:style-name="fr1" text:anchor-type="as-char"><draw:object xlink:href="Formula-0/" xlink:type="simple" xlink:show="embed" xlink:actuate="onLoad"/></draw:frame>’ terminating the string</text:p>
      <text:p text:style-name="Text_20_body">This function is weird. It prints a string until it finds a dollar sign. This was a way that strings were terminated before the convention of zero terminators like in C or C++ because common. You can save a few bytes by terminating your strings with $ instead of zero like my putchar function expects.</text:p>
      <text:p text:style-name="Text_20_body">——–D-2139——————————- INT 21 - DOS 2+ - “MKDIR” - CREATE SUBDIRECTORY AH = 39h DS:DX -&gt; ASCIZ pathname Return: CF clear if successful AX destroyed CF set on error AX = error code (03h,05h) (see #01680 at AH=59h/BX=0000h)</text:p>
      <text:p text:style-name="P2400"><text:s text:c="4"/>I am not sure why someone would create a directory inside an assembly program since it could be done before the program is run and also included in a zip file if someone distributes their programs to other people, but this call it most likely how DOS's mkdir command is implemented because it is an important thing to do!</text:p>
      <text:p text:style-name="First_20_paragraph">——–D-213A——————————- INT 21 - DOS 2+ - “RMDIR” - REMOVE SUBDIRECTORY AH = 3Ah DS:DX -&gt; ASCIZ pathname of directory to be removed Return: CF clear if successful AX destroyed CF set on error AX = error code (03h,05h,06h,10h) (see #01680 at AH=59h/BX=0000h)</text:p>
      <text:p text:style-name="Text_20_body">Notes: directory must be empty (contain only ‘.’ and ‘..’ entries)</text:p>
      <text:p text:style-name="Text_20_body">——–D-213B——————————- INT 21 - DOS 2+ - “CHDIR” - SET CURRENT DIRECTORY AH = 3Bh DS:DX -&gt; ASCIZ pathname to become current directory (max 64 bytes) Return: CF clear if successful AX destroyed CF set on error AX = error code (03h) (see #01680 at AH=59h/BX=0000h)</text:p>
      <text:p text:style-name="Text_20_body">Notes: if new directory name includes a drive letter, the default drive is not changed, only the current directory on that drive</text:p>
      <text:p text:style-name="Text_20_body">——–D-213C——————————- INT 21 - DOS 2+ - “CREAT” - CREATE OR TRUNCATE FILE AH = 3Ch CX = file attributes (see #01401) DS:DX -&gt; ASCIZ filename Return: CF clear if successful AX = file handle CF set on error AX = error code (03h,04h,05h) (see #01680 at AH=59h/BX=0000h) Notes: if a file with the given name exists, it is truncated to zero length</text:p>
      <text:p text:style-name="Text_20_body">Bitfields for file attributes: Bit(s) Description (Table 01401) 0 read-only 1 hidden 2 system 3 volume label (ignored) 4 reserved, must be zero (directory) 5 archive bit 7 if set, file is shareable under Novell NetWare</text:p>
      <text:p text:style-name="Text_20_body">——–D-213D——————————- INT 21 - DOS 2+ - “OPEN” - OPEN EXISTING FILE AH = 3Dh AL = access and sharing modes (see #01402) DS:DX -&gt; ASCIZ filename CL = attribute mask of files to look for (server call only) Return: CF clear if successful AX = file handle CF set on error AX = error code (01h,02h,03h,04h,05h,0Ch,56h) (see #01680 at AH=59h)</text:p>
      <text:p text:style-name="Text_20_body">Bitfields for access and sharing modes: Bit(s) Description (Table 01402) 2-0 access mode 000 read only 001 write only 010 read/write</text:p>
      <text:p text:style-name="Text_20_body">——–D-213E——————————- INT 21 - DOS 2+ - “CLOSE” - CLOSE FILE AH = 3Eh BX = file handle Return: CF clear if successful AX destroyed CF set on error AX = error code (06h) (see #01680 at AH=59h/BX=0000h) Notes: if the file was written to, any pending disk writes are performed, the time and date stamps are set to the current time, and the directory entry is updated</text:p>
      <text:p text:style-name="Text_20_body">——–D-213F——————————- INT 21 - DOS 2+ - “READ” - READ FROM FILE OR DEVICE AH = 3Fh BX = file handle CX = number of bytes to read DS:DX -&gt; buffer for data Return: CF clear if successful AX = number of bytes actually read (0 if at EOF before call) CF set on error AX = error code (05h,06h) (see #01680 at AH=59h/BX=0000h) Notes: data is read beginning at current file position, and the file position is updated after a successful read the returned AX may be smaller than the request in CX if a partial read occurred</text:p>
      <text:p text:style-name="Text_20_body">——–D-2140——————————- INT 21 - DOS 2+ - “WRITE” - WRITE TO FILE OR DEVICE AH = 40h BX = file handle CX = number of bytes to write DS:DX -&gt; data to write Return: CF clear if successful AX = number of bytes actually written CF set on error AX = error code (05h,06h) (see #01680 at AH=59h/BX=0000h) Notes: if CX is zero, no data is written, and the file is truncated or extended to the current position data is written beginning at the current file position, and the file position is updated after a successful write</text:p>
      <text:p text:style-name="Text_20_body">——–D-2141——————————- INT 21 - DOS 2+ - “UNLINK” - DELETE FILE AH = 41h DS:DX -&gt; ASCIZ filename (no wildcards, but see notes) CL = attribute mask for deletion (server call only, see notes) Return: CF clear if successful AX destroyed (DOS 3.3) AL seems to be drive of deleted file CF set on error AX = error code (02h,03h,05h) (see #01680 at AH=59h/BX=0000h) Notes: (DOS 3.1+) wildcards are allowed if invoked via AX=5D00h, in which case the filespec must be canonical (as returned by AH=60h), and only files matching the attribute mask in CL are deleted DR DOS 5.0-6.0 returns error code 03h if invoked via AX=5D00h; DR DOS 3.41 crashes if called via AX=5D00h with wildcards DOS does not erase the file’s data; it merely becomes inaccessible</text:p>
      <text:p text:style-name="Text_20_body">——–D-2142——————————- INT 21 - DOS 2+ - “LSEEK” - SET CURRENT FILE POSITION AH = 42h AL = origin of move 00h start of file 01h current file position 02h end of file BX = file handle CX:DX = (signed) offset from origin of new file position Return: CF clear if successful DX:AX = new file position in bytes from start of file CF set on error AX = error code (01h,06h) (see #01680 at AH=59h/BX=0000h) Notes: for origins 01h and 02h, the pointer may be positioned before the start of the file; no error is returned in that case (except under Windows NT), but subsequent attempts at I/O will produce errors if the new position is beyond the current end of file, the file will be extended by the next write (see AH=40h);</text:p>
      <text:p text:style-name="Text_20_body">——–D-214300—————————– INT 21 - DOS 2+ - GET FILE ATTRIBUTES AX = 4300h DS:DX -&gt; ASCIZ filename Return: CF clear if successful CX = file attributes (see #01420) AX = CX (DR DOS 5.0) CF set on error AX = error code (01h,02h,03h,05h) (see #01680 at AH=59h) Notes: under the FlashTek X-32 DOS extender, the filename pointer is in DS:EDX under DR DOS 3.41 and 5.0, attempts to change the subdirectory bit are simply ignored without an error BUG: Windows for Workgroups returns error code 05h (access denied) instead of error code 02h (file not found) when attempting to get the attributes of a nonexistent file. This causes open() with O_CREAT and fopen() with the “w” mode to fail in Borland C++. SeeAlso: AX=4301h,AX=4310h,AX=7143h,AH=B6h,INT 2F/AX=110Fh,INT 60/DI=0517h</text:p>
      <text:p text:style-name="Text_20_body">——–D-214301—————————– INT 21 - DOS 2+ - “CHMOD” - SET FILE ATTRIBUTES AX = 4301h CX = new file attributes (see #01420) DS:DX -&gt; ASCIZ filename Return: CF clear if successful AX destroyed CF set on error AX = error code (01h,02h,03h,05h) (see #01680 at AH=59h) Notes: will not change volume label or directory attribute bits, but will change the other attribute bits of a directory (the directory bit must be cleared to successfully change the other attributes of a directory, but the directory will not be changed to a normal file as a result) MS-DOS 4.01 reportedly closes the file if it is currently open for security reasons, the Novell NetWare execute-only bit can never be cleared; the file must be deleted and recreated under the FlashTek X-32 DOS extender, the filename pointer is in DS:EDX DOS 5.0 SHARE will close the file if it is currently open in sharing- compatibility mode, otherwise a sharing violation critical error is generated if the file is currently open DR DOS 3.41/5.0 will silently ignore attempts to change the ‘directory’ attribute bit SeeAlso: AX=4300h,AX=4311h,AX=7143h,INT 2F/AX=110Eh</text:p>
      <text:p text:style-name="Text_20_body">Bitfields for file attributes: Bit(s) Description (Table 01420) 7 shareable (Novell NetWare) 7 pending deleted files (Novell DOS, OpenDOS) 6 unused 5 archive 4 directory 3 volume label execute-only (Novell NetWare) 2 system 1 hidden 0 read-only</text:p>
      <text:p text:style-name="Text_20_body">——–D-214C——————————- INT 21 - DOS 2+ - “EXIT” - TERMINATE WITH RETURN CODE AH = 4Ch AL = return code Return: never returns Notes: unless the process is its own parent (see #01378 [offset 16h] at AH=26h), all open files are closed and all memory belonging to the process is freed all network file locks should be removed before calling this function SeeAlso: AH=00h,AH=26h,AH=4Bh,AH=4Dh,INT 15/AH=12h/BH=02h,INT 20,INT 22 SeeAlso: INT 60/DI=0601h</text:p>
      <text:p text:style-name="Text_20_body">——–D-2159–BX0000———————– INT 21 - DOS 3.0+ - GET EXTENDED ERROR INFORMATION AH = 59h BX = 0000h Return: AX = extended error code (see #01680) BH = error class (see #01682) BL = recommended action (see #01683) CH = error locus (see #01684) ES:DI may be pointer (see #01681, #01680) CL, DX, SI, BP, and DS destroyed Notes: functions available under DOS 2.x map the true DOS 3.0+ error code into one supported under DOS 2.x you should call this function to retrieve the true error code when an FCB or DOS 2.x call returns an error under DR DOS 5.0, this function does not use any of the DOS-internal stacks and may thus be called at any time SeeAlso: AH=59h/BX=0001h,AX=5D0Ah,INT 2F/AX=122Dh,INT 24</text:p>
      <text:p text:style-name="Text_20_body">(Table 01680) Values for DOS extended error code: —DOS 2.0+ — 00h (0) no error 01h (1) function number invalid 02h (2) file not found 03h (3) path not found 04h (4) too many open files (no handles available) 05h (5) access denied 06h (6) invalid handle 07h (7) memory control block destroyed 08h (8) insufficient memory 09h (9) memory block address invalid 0Ah (10) environment invalid (usually &gt;32K in length) 0Bh (11) format invalid 0Ch (12) access code invalid 0Dh (13) data invalid 0Eh (14) reserved 0Eh (14) (PTS-DOS 6.51+, S/DOS 1.0+) fixup overflow 0Fh (15) invalid drive 10h (16) attempted to remove current directory 11h (17) not same device 12h (18) no more files —DOS 3.0+ (INT 24 errors)— 13h (19) disk write-protected 14h (20) unknown unit 15h (21) drive not ready 16h (22) unknown command 17h (23) data error (CRC) 18h (24) bad request structure length 19h (25) seek error 1Ah (26) unknown media type (non-DOS disk) 1Bh (27) sector not found 1Ch (28) printer out of paper 1Dh (29) write fault 1Eh (30) read fault 1Fh (31) general failure 20h (32) sharing violation 21h (33) lock violation 22h (34) disk change invalid (ES:DI -&gt; media ID structure)(see #01681) 23h (35) FCB unavailable 23h (35) (PTS-DOS 6.51+, S/DOS 1.0+) bad FAT 24h (36) sharing buffer overflow 25h (37) (DOS 4.0+) code page mismatch 26h (38) (DOS 4.0+) cannot complete file operation (EOF / out of input) 27h (39) (DOS 4.0+) insufficient disk space 28h-31h reserved —OEM network errors (INT 24)— 32h (50) network request not supported 33h (51) remote computer not listening 34h (52) duplicate name on network 35h (53) network name not found 36h (54) network busy 37h (55) network device no longer exists 38h (56) network BIOS command limit exceeded 39h (57) network adapter hardware error 3Ah (58) incorrect response from network 3Bh (59) unexpected network error 3Ch (60) incompatible remote adapter 3Dh (61) print queue full 3Eh (62) queue not full 3Fh (63) not enough space to print file 40h (64) network name was deleted 41h (65) network: Access denied (DOS 3.0+ [maybe 3.3+???]) codepage switching not possible (see also INT 21/AX=6602h,INT 2F/AX=AD42h) 42h (66) network device type incorrect 43h (67) network name not found 44h (68) network name limit exceeded 45h (69) network BIOS session limit exceeded 46h (70) temporarily paused 47h (71) network request not accepted 48h (72) network print/disk redirection paused 49h (73) network software not installed (LANtastic) invalid network version 4Ah (74) unexpected adapter close (LANtastic) account expired 4Bh (75) (LANtastic) password expired 4Ch (76) (LANtastic) login attempt invalid at this time 4Dh (77) (LANtastic v3+) disk limit exceeded on network node 4Eh (78) (LANtastic v3+) not logged in to network node 4Fh (79) reserved —end of errors reportable via INT 24— 50h (80) file exists 51h (81) (undoc) duplicated FCB 52h (82) cannot make directory 53h (83) fail on INT 24h —network-related errors (non-INT 24)— 54h (84) (DOS 3.3+) too many redirections / out of structures 55h (85) (DOS 3.3+) duplicate redirection / already assigned 56h (86) (DOS 3.3+) invalid password 57h (87) (DOS 3.3+) invalid parameter 58h (88) (DOS 3.3+) network write fault 59h (89) (DOS 4.0+) function not supported on network / no process slots available 5Ah (90) (DOS 4.0+) required system component not installed / not frozen 5Bh (91) (DOS 4.0+,NetWare4) timer server table overflowed 5Ch (92) (DOS 4.0+,NetWare4) duplicate in timer service table 5Dh (93) (DOS 4.0+,NetWare4) no items to work on 5Fh (95) (DOS 4.0+,NetWare4) interrupted / invalid system call 64h (100) (MSCDEX) unknown error 64h (100) (DOS 4.0+,NetWare4) open semaphore limit exceeded 65h (101) (MSCDEX) not ready 65h (101) (DOS 4.0+,NetWare4) exclusive semaphore is already owned 66h (102) (MSCDEX) EMS memory no longer valid 66h (102) (DOS 4.0+,NetWare4) semaphore was set when close attempted 67h (103) (MSCDEX) not High Sierra or ISO-9660 format 67h (103) (DOS 4.0+,NetWare4) too many exclusive semaphore requests 68h (104) (MSCDEX) door open 68h (104) (DOS 4.0+,NetWare4) operation invalid from interrupt handler 69h (105) (DOS 4.0+,NetWare4) semaphore owner died 6Ah (106) (DOS 4.0+,NetWare4) semaphore limit exceeded 6Bh (107) (DOS 4.0+,NetWare4) insert drive B: disk into A: / disk changed 6Ch (108) (DOS 4.0+,NetWare4) drive locked by another process 6Dh (109) (DOS 4.0+,NetWare4) broken pipe 6Eh (110) (DOS 5.0+,NetWare4) pipe open/create failed 6Fh (111) (DOS 5.0+,NetWare4) pipe buffer overflowed 70h (112) (DOS 5.0+,NetWare4) disk full 71h (113) (DOS 5.0+,NetWare4) no more search handles 72h (114) (DOS 5.0+,NetWare4) invalid target handle for dup2 73h (115) (DOS 5.0+,NetWare4) bad user virtual address / protection violation 74h (116) (DOS 5.0+) VIOKBD request 74h (116) (NetWare4) error on console I/O 75h (117) (DOS 5.0+,NetWare4) unknown category code for IOCTL 76h (118) (DOS 5.0+,NetWare4) invalid value for verify flag 77h (119) (DOS 5.0+,NetWare4) level four driver not found by DOS IOCTL 78h (120) (DOS 5.0+,NetWare4) invalid / unimplemented function number 79h (121) (DOS 5.0+,NetWare4) semaphore timeout 7Ah (122) (DOS 5.0+,NetWare4) buffer too small to hold return data 7Bh (123) (DOS 5.0+,NetWare4) invalid character or bad file-system name 7Ch (124) (DOS 5.0+,NetWare4) unimplemented information level 7Dh (125) (DOS 5.0+,NetWare4) no volume label found 7Eh (126) (DOS 5.0+,NetWare4) module handle not found 7Fh (127) (DOS 5.0+,NetWare4) procedure address not found 80h (128) (DOS 5.0+,NetWare4) CWait found no children 81h (129) (DOS 5.0+,NetWare4) CWait children still running 82h (130) (DOS 5.0+,NetWare4) invalid operation for direct disk-access handle 83h (131) (DOS 5.0+,NetWare4) attempted seek to negative offset 84h (132) (DOS 5.0+,NetWare4) attempted to seek on device or pipe —JOIN/SUBST errors— 85h (133) (DOS 5.0+,NetWare4) drive already has JOINed drives 86h (134) (DOS 5.0+,NetWare4) drive is already JOINed 87h (135) (DOS 5.0+,NetWare4) drive is already SUBSTed 88h (136) (DOS 5.0+,NetWare4) can not delete drive which is not JOINed 89h (137) (DOS 5.0+,NetWare4) can not delete drive which is not SUBSTed 8Ah (138) (DOS 5.0+,NetWare4) can not JOIN to a JOINed drive 8Bh (139) (DOS 5.0+,NetWare4) can not SUBST to a SUBSTed drive 8Ch (140) (DOS 5.0+,NetWare4) can not JOIN to a SUBSTed drive 8Dh (141) (DOS 5.0+,NetWare4) can not SUBST to a JOINed drive 8Eh (142) (DOS 5.0+,NetWare4) drive is busy 8Fh (143) (DOS 5.0+,NetWare4) can not JOIN/SUBST to same drive 90h (144) (DOS 5.0+,NetWare4) directory must not be root directory 91h (145) (DOS 5.0+,NetWare4) can only JOIN to empty directory 92h (146) (DOS 5.0+,NetWare4) path is already in use for SUBST 93h (147) (DOS 5.0+,NetWare4) path is already in use for JOIN 94h (148) (DOS 5.0+,NetWare4) path is in use by another process 95h (149) (DOS 5.0+,NetWare4) directory previously SUBSTituted 96h (150) (DOS 5.0+,NetWare4) system trace error 97h (151) (DOS 5.0+,NetWare4) invalid event count for DosMuxSemWait 98h (152) (DOS 5.0+,NetWare4) too many waiting on mutex 99h (153) (DOS 5.0+,NetWare4) invalid list format 9Ah (154) (DOS 5.0+,NetWare4) volume label too large 9Bh (155) (DOS 5.0+,NetWare4) unable to create another TCB 9Ch (156) (DOS 5.0+,NetWare4) signal refused 9Dh (157) (DOS 5.0+,NetWare4) segment discarded 9Eh (158) (DOS 5.0+,NetWare4) segment not locked 9Fh (159) (DOS 5.0+,NetWare4) invalid thread-ID address —– A0h (160) (DOS 5.0+) bad arguments A0h (160) (NetWare4) bad environment pointer A1h (161) (DOS 5.0+,NetWare4) invalid pathname passed to EXEC A2h (162) (DOS 5.0+,NetWare4) signal already pending A3h (163) (DOS 5.0+) uncertain media A3h (163) (NetWare4) ERROR_124 mapping A4h (164) (DOS 5.0+) maximum number of threads reached A4h (164) (NetWare4) no more process slots A5h (165) (NetWare4) ERROR_124 mapping B0h (176) (MS-DOS 7.0) volume is not locked B1h (177) (MS-DOS 7.0) volume is locked in drive B2h (178) (MS-DOS 7.0) volume is not removable B4h (180) (MS-DOS 7.0) lock count has been exceeded B4h (180) (NetWare4) invalid segment number B5h (181) (MS-DOS 7.0) a valid eject request failed B5h (181) (DOS 5.0-6.0,NetWare4) invalid call gate B6h (182) (DOS 5.0+,NetWare4) invalid ordinal B7h (183) (DOS 5.0+,NetWare4) shared segment already exists B8h (184) (DOS 5.0+,NetWare4) no child process to wait for B9h (185) (DOS 5.0+,NetWare4) NoWait specified and child still running BAh (186) (DOS 5.0+,NetWare4) invalid flag number BBh (187) (DOS 5.0+,NetWare4) semaphore does not exist BCh (188) (DOS 5.0+,NetWare4) invalid starting code segment BDh (189) (DOS 5.0+,NetWare4) invalid stack segment BEh (190) (DOS 5.0+,NetWare4) invalid module type (DLL can not be used as application) BFh (191) (DOS 5.0+,NetWare4) invalid EXE signature C0h (192) (DOS 5.0+,NetWare4) EXE marked invalid C1h (193) (DOS 5.0+,NetWare4) bad EXE format (e.g. DOS-mode program) C2h (194) (DOS 5.0+,NetWare4) iterated data exceeds 64K C3h (195) (DOS 5.0+,NetWare4) invalid minimum allocation size C4h (196) (DOS 5.0+,NetWare4) dynamic link from invalid Ring C5h (197) (DOS 5.0+,NetWare4) IOPL not enabled C6h (198) (DOS 5.0+,NetWare4) invalid segment descriptor privilege level C7h (199) (DOS 5.0+,NetWare4) automatic data segment exceeds 64K C8h (200) (DOS 5.0+,NetWare4) Ring2 segment must be moveable C9h (201) (DOS 5.0+,NetWare4) relocation chain exceeds segment limit CAh (202) (DOS 5.0+,NetWare4) infinite loop in relocation chain CBh (203) (NetWare4) environment variable not found CCh (204) (NetWare4) not current country CDh (205) (NetWare4) no signal sent CEh (206) (NetWare4) file name not 8.3 CFh (207) (NetWare4) Ring2 stack in use D0h (208) (NetWare4) meta expansion is too long D1h (209) (NetWare4) invalid signal number D2h (210) (NetWare4) inactive thread D3h (211) (NetWare4) file system information not available D4h (212) (NetWare4) locked error D5h (213) (NetWare4) attempted to execute non-family API call in DOS mode D6h (214) (NetWare4) too many modules D7h (215) (NetWare4) nesting not allowed E6h (230) (NetWare4) non-existent pipe, or bad operation E7h (231) (NetWare4) pipe is busy E8h (232) (NetWare4) no data available for nonblocking read E9h (233) (NetWare4) pipe disconnected by server EAh (234) (NetWare4) more data available FFh (255) (NetWare4) invalid drive Note: there is a report that some Microsoft documentation shifts all DOS error codes in the range BCh (188) through CAh (202) up by one compared to what is listed here; that is probably a documentation error SeeAlso: #01682,#01683,#01684,#01961</text:p>
      <text:p text:style-name="Text_20_body">Format of media ID structure: Offset Size Description (Table 01681) 00h 12 BYTEs ASCIZ volume label of required disk 0Ch DWORD serial number (DOS 4.0+) SeeAlso: #01680</text:p>
      <text:p text:style-name="Text_20_body">(Table 01682) Values for DOS Error Class: 01h (1) out of resource (storage space or I/O channels) 02h (2) temporary situation (file or record lock) 03h (3) authorization / permission problem (denied access) 04h (4) internal system error (system software bug) 05h (5) hardware failure 06h (6) system failure (configuration file missing or incorrect) 07h (7) application program error 08h (8) not found 09h (9) bad format 0Ah (10) locked 0Bh (11) media error 0Ch (12) already exists / collision with existing item 0Dh (13) unknown / other 0Eh (14) (undoc) cannot 0Fh (15) (undoc) time SeeAlso: #01680,#01683,#01684</text:p>
      <text:p text:style-name="Text_20_body">(Table 01683) Values for DOS Suggested Action: 01h retry 02h delayed retry (after pause) 03h prompt user to reenter input 04h abort after cleanup 05h immediate abort (“panic”) 06h ignore 07h retry after user intervention SeeAlso: #01680,#01682,#01684</text:p>
      <text:p text:style-name="Text_20_body">(Table 01684) Values for DOS Error Locus: 01h unknown or not appropriate 02h block device (disk error) 03h network related 04h serial device (timeout) 04h (PTS-DOS 6.51+ &amp; S/DOS 1.0+) character device 05h memory related SeeAlso: #01680,#01682,#01683 ——–D-2159–BX0001———————– INT 21 - European MS-DOS 4.0 - GET HARD ERROR INFORMATION AH = 59h BX = 0001h Return: ES:DI -&gt; hard error information packet (see #01685) for most recent hard (critical) error SeeAlso: AH=59h/BX=0000h,AH=95h,INT 24</text:p>
      <text:p text:style-name="Text_20_body">Format of European MS-DOS 4.0 hard error information packet: Offset Size Description (Table 01685) 00h WORD contents of AX at system entry 02h WORD Process ID which encountered error 04h WORD contents of AX at time of error 06h BYTE error type 00h physical I/O error 01h disk change request 02h file sharing violation 03h FCB problem 04h file locking violation 05h bad FAT 06h network detected error 07h BYTE INT 24 error code 08h WORD extended error code (see #01680) 0Ah DWORD pointer to associated device</text:p>
      <text:p text:style-name="Text_20_body">——–D-2162——————————- INT 21 - DOS 3.0+ - GET CURRENT PSP ADDRESS AH = 62h Return: BX = segment of PSP for current process Notes: this function does not use any of the DOS-internal stacks and may thus be called at any time, even during another INT 21h call the current PSP is not necessarily the caller’s PSP identical to the undocumented AH=51h SeeAlso: AH=50h,AH=51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7in" fo:page-height="1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4-05T11:59:53Z</meta:creation-date>
    <dc:date>2026-04-05T11:59:53Z</dc:date>
  </office:meta>
</office:document-meta>
</file>

<file path=Formula-0/content.xml><?xml version="1.0" encoding="utf-8"?>
<math xmlns="http://www.w3.org/1998/Math/MathML" display="inline">
  <mrow>
    <mi>′</mi>
    <mo>−</mo>
    <mi>t</mi>
    <mi>e</mi>
    <mi>r</mi>
    <mi>m</mi>
    <mi>i</mi>
    <mi>n</mi>
    <mi>a</mi>
    <mi>t</mi>
    <mi>e</mi>
    <mi>d</mi>
    <mi>s</mi>
    <mi>t</mi>
    <mi>r</mi>
    <mi>i</mi>
    <mi>n</mi>
    <mi>g</mi>
    <mi>R</mi>
    <mi>e</mi>
    <mi>t</mi>
    <mi>u</mi>
    <mi>r</mi>
    <mi>n</mi>
    <mo>:</mo>
    <mi>A</mi>
    <mi>L</mi>
    <mo>=</mo>
    <mn>24</mn>
    <mi>h</mi>
    <mo stretchy="false" form="prefix">(</mo>
    <mi>t</mi>
    <mi>h</mi>
    <mi>e</mi>
    <mi>′</mi>
  </mrow>
</math>
</file>